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2dbcf" officeooo:paragraph-rsid="0012dbcf" style:font-size-asian="15pt" style:font-size-complex="15pt"/>
    </style:style>
    <style:style style:name="P2" style:family="paragraph" style:parent-style-name="Preformatted_20_Text">
      <style:text-properties fo:font-size="12pt" officeooo:rsid="0012dbcf" officeooo:paragraph-rsid="0012dbcf" style:font-size-asian="12pt" style:font-size-complex="12pt"/>
    </style:style>
    <style:style style:name="P3" style:family="paragraph" style:parent-style-name="Preformatted_20_Text">
      <style:text-properties fo:font-size="10.5pt" officeooo:rsid="0012dbcf" officeooo:paragraph-rsid="0012dbcf" style:font-size-asian="10.5pt" style:font-size-complex="10.5pt"/>
    </style:style>
    <style:style style:name="P4" style:family="paragraph" style:parent-style-name="Preformatted_20_Text">
      <style:paragraph-properties fo:break-before="page"/>
      <style:text-properties fo:font-size="15pt" officeooo:rsid="0012dbcf" officeooo:paragraph-rsid="0012dbcf" style:font-size-asian="15pt" style:font-size-complex="15pt"/>
    </style:style>
    <style:style style:name="P5" style:family="paragraph" style:parent-style-name="Footer">
      <style:text-properties officeooo:rsid="0012dbcf" officeooo:paragraph-rsid="0012dbcf"/>
    </style:style>
    <style:style style:name="T1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55 海之傳說─媽祖</text:p>
        <text:p text:style-name="P1"/>
        <text:p text:style-name="P1">救人啊！</text:p>
        <text:p text:style-name="P1">Kiù-lâng --ah! </text:p>
        <text:p text:style-name="P1"/>
        <text:p text:style-name="P1">有怪物喔！</text:p>
        <text:p text:style-name="P1">Ū kuài-bu̍t --ooh! </text:p>
        <text:p text:style-name="P1"/>
        <text:p text:style-name="P1">有怪物喔！</text:p>
        <text:p text:style-name="P1">Ū kuài-bu̍t --ooh! </text:p>
        <text:p text:style-name="P1"/>
        <text:p text:style-name="P1">救人喔！</text:p>
        <text:p text:style-name="P1">Kiù-lâng --ooh! </text:p>
        <text:p text:style-name="P1"/>
        <text:p text:style-name="P1">較細膩的！</text:p>
        <text:p text:style-name="P1">Khah sè-jī--ê! </text:p>
        <text:p text:style-name="P1"/>
        <text:p text:style-name="P1">啊！啊！</text:p>
        <text:p text:style-name="P1">Ah! Ah! </text:p>
        <text:p text:style-name="P1"/>
        <text:p text:style-name="P1">你騙我，你騙我，弘毅啊！</text:p>
        <text:p text:style-name="P1">Lí phiàn guá, lí phiàn guá, Hông-ik --ah!</text:p>
        <text:p text:style-name="P1"/>
        <text:p text:style-name="P1">你予我騙去矣！予我騙去矣！</text:p>
        <text:p text:style-name="P1">Lí hōo guá phiàn--khì --ah! Hōo guá phiàn--khì --ah!</text:p>
        <text:p text:style-name="P1"/>
        <text:p text:style-name="P1">你莫走，弘毅啊！</text:p>
        <text:p text:style-name="P1">Lí mài tsáu, Hông-ik --ah!</text:p>
        <text:p text:style-name="P1"/>
        <text:p text:style-name="P1">較過來淡薄仔的，倒爿。</text:p>
        <text:p text:style-name="P1">Khah kuè--lâi tām-po̍h-á--ê, tò-pîng.</text:p>
        <text:p text:style-name="P1"/>
        <text:p text:style-name="P1">好啦！</text:p>
        <text:p text:style-name="P1">Hó --lah.</text:p>
        <text:p text:style-name="P1"/>
        <text:p text:style-name="P1"/>
        <text:p text:style-name="P1">林老爺又閣會鋪橋造路矣，</text:p>
        <text:p text:style-name="P1">Lîm lāu-iâ iū-koh ē phoo kiô tsō lōo --ah, </text:p>
        <text:p text:style-name="P1"/>
        <text:p text:style-name="P1">毋就留機會予阮。</text:p>
        <text:p text:style-name="P1">m̄ tō lâu ki-huē hōo --gún.</text:p>
        <text:p text:style-name="P1"/>
        <text:p text:style-name="P1">無啥啦！</text:p>
        <text:p text:style-name="P1">Bô siánn --lah! </text:p>
        <text:p text:style-name="P1"/>
        <text:p text:style-name="P1">小可仔代誌爾爾。</text:p>
        <text:p text:style-name="P1">Sió-khuá-á tāi-tsì niā-niā.</text:p>
        <text:p text:style-name="P1"/>
        <text:p text:style-name="P1">林老爺，</text:p>
        <text:p text:style-name="P1">Lîm lāu-iâ, </text:p>
        <text:p text:style-name="P1"/>
        <text:p text:style-name="P1">你看按呢會用得無。</text:p>
        <text:p text:style-name="P1">lí khuànn án-ne ē-īng-eh --bô?</text:p>
        <text:p text:style-name="P1"/>
        <text:p text:style-name="P1">弘毅啊，</text:p>
        <text:p text:style-name="P1">Hông-ik --ah, </text:p>
        <text:p text:style-name="P1"/>
        <text:p text:style-name="P1">你莫走，你莫走！</text:p>
        <text:p text:style-name="P1">lí mài tsáu, lí mài tsáu!</text:p>
        <text:p text:style-name="P1"/>
        <text:p text:style-name="P1">來啊，來啊！來啊，來啊，</text:p>
        <text:p text:style-name="P1">Lâi --ah, lâi --ah! Lâi --ah, lâi --ah, </text:p>
        <text:p text:style-name="P1"/>
        <text:p text:style-name="P1">你掠我袂著！</text:p>
        <text:p text:style-name="P1">lí lia̍h guá buē tio̍h!</text:p>
        <text:p text:style-name="P1"/>
        <text:p text:style-name="P1">你閣覕！</text:p>
        <text:p text:style-name="P1">Lí koh bih! </text:p>
        <text:p text:style-name="P1"/>
        <text:p text:style-name="P1">阿爹，弘毅伊欺負我！</text:p>
        <text:p text:style-name="P1">A-tia, Hông-ik i khi-hū guá!</text:p>
        <text:p text:style-name="P1"><text:soft-page-break/></text:p>
        <text:p text:style-name="P1">弘毅啊，</text:p>
        <text:p text:style-name="P1">Hông-ik --ah, </text:p>
        <text:p text:style-name="P1"/>
        <text:p text:style-name="P1">你就欲做阿兄，</text:p>
        <text:p text:style-name="P1">lí tō beh tsò a-hiann, </text:p>
        <text:p text:style-name="P1"/>
        <text:p text:style-name="P1">哪閣欺負恁阿姊啦。</text:p>
        <text:p text:style-name="P1">ná koh khi-hū lín a-tsí --lah.</text:p>
        <text:p text:style-name="P1"/>
        <text:p text:style-name="P1">弘毅啊，</text:p>
        <text:p text:style-name="P1">Hông-ik --ah, </text:p>
        <text:p text:style-name="P1"/>
        <text:p text:style-name="P1">恁阿娘若是生一个弟弟乎，</text:p>
        <text:p text:style-name="P1">lín a-niâ nā-sī senn tsi̍t ê ti--tih --honnh, </text:p>
        <text:p text:style-name="P1"/>
        <text:p text:style-name="P1">你就無遐衝矣。</text:p>
        <text:p text:style-name="P1">lí tō bô hiah tshìng --ah.</text:p>
        <text:p text:style-name="P1"/>
        <text:p text:style-name="P1">毋著啦，</text:p>
        <text:p text:style-name="P1">M̄-tio̍h --lah, </text:p>
        <text:p text:style-name="P1"/>
        <text:p text:style-name="P1">是生一个妹妹，</text:p>
        <text:p text:style-name="P1">sī senn tsi̍t ê me--meh, </text:p>
        <text:p text:style-name="P1"/>
        <text:p text:style-name="P1">我佮意妹妹。</text:p>
        <text:p text:style-name="P1">guá kah-ì me--meh.</text:p>
        <text:p text:style-name="P1"/>
        <text:p text:style-name="P1">喔？敢按呢？</text:p>
        <text:p text:style-name="P1">Ooh? Kám án-ne?</text:p>
        <text:p text:style-name="P1"/>
        <text:p text:style-name="P1">著，是生妹妹。</text:p>
        <text:p text:style-name="P1">Tio̍h, sī sinn me--meh.</text:p>
        <text:p text:style-name="P1"/>
        <text:p text:style-name="P1">囡仔人，足古錐！傷腦筋！</text:p>
        <text:p text:style-name="P1">Gín-á-lâng, tsiok kóo-tsui! Siong náu-kin!</text:p>
        <text:p text:style-name="P1"/>
        <text:p text:style-name="P1">乎，</text:p>
        <text:p text:style-name="P1">Honnh, </text:p>
        <text:p text:style-name="P1"/>
        <text:p text:style-name="P1">你共看，</text:p>
        <text:p text:style-name="P1">lí kā khuànn, </text:p>
        <text:p text:style-name="P1"/>
        <text:p text:style-name="P1">哪會遮濟毛蟹啦？</text:p>
        <text:p text:style-name="P1">ná ē tsiah tsē môo-hē --lah? </text:p>
        <text:p text:style-name="P1"/>
        <text:p text:style-name="P1">哎喲喂矣！</text:p>
        <text:p text:style-name="P1">Ai-iō-uê --ah! </text:p>
        <text:p text:style-name="P1"/>
        <text:p text:style-name="P1">哪會按呢啦？</text:p>
        <text:p text:style-name="P1">Ná ē án-ni --lah? </text:p>
        <text:p text:style-name="P1"/>
        <text:p text:style-name="P1">啊！</text:p>
        <text:p text:style-name="P1">Ah! </text:p>
        <text:p text:style-name="P1"/>
        <text:p text:style-name="P1">咬我的尻川啦，</text:p>
        <text:p text:style-name="P1">Kā guá ê kha-tshng --lah, </text:p>
        <text:p text:style-name="P1"/>
        <text:p text:style-name="P1">足疼的，啊唷！</text:p>
        <text:p text:style-name="P1">tsiok thiànn--ê, ah ioh! </text:p>
        <text:p text:style-name="P1"/>
        <text:p text:style-name="P1">足疼的啦！</text:p>
        <text:p text:style-name="P1">Tsiok thiànn--ê --lah! </text:p>
        <text:p text:style-name="P1"/>
        <text:p text:style-name="P1">緊走，</text:p>
        <text:p text:style-name="P1">Kín tsáu, </text:p>
        <text:p text:style-name="P1"/>
        <text:p text:style-name="P1">毛蟹掠狂矣啦！</text:p>
        <text:p text:style-name="P1">môo-hē lia̍h-kông --ah --lah!</text:p>
        <text:p text:style-name="P1"/>
        <text:p text:style-name="P1"/>
        <text:p text:style-name="P4">喂！較緊咧，</text:p>
        <text:p text:style-name="P1">Ueh! Khah kín --leh, </text:p>
        <text:p text:style-name="P1"/>
        <text:p text:style-name="P1">面巾攢予好，</text:p>
        <text:p text:style-name="P1">bīn-kin tshuân hōo hó, </text:p>
        <text:p text:style-name="P1"/>
        <text:p text:style-name="P1">猶閣有燒水，較緊咧。 </text:p>
        <text:p text:style-name="P1">iáu-koh ū sio-tsuí, khah kín --leh.</text:p>
        <text:p text:style-name="P1"/>
        <text:p text:style-name="P1">來矣，來矣！</text:p>
        <text:p text:style-name="P1">Lâi --ah, lâi --ah!</text:p>
        <text:p text:style-name="P1"/>
        <text:p text:style-name="P1">趕緊提入去！</text:p>
        <text:p text:style-name="P1">Kuánn-kín the̍h ji̍p-khì!</text:p>
        <text:p text:style-name="P1"/>
        <text:p text:style-name="P1">好！</text:p>
        <text:p text:style-name="P1">Hó!</text:p>
        <text:p text:style-name="P1"/>
        <text:p text:style-name="P1">紅嬰仔的衫閣欠兩領。 </text:p>
        <text:p text:style-name="P1">Âng-inn-á ê sann koh khiàm nn̄g niá. </text:p>
        <text:p text:style-name="P1"/>
        <text:p text:style-name="P1">嗯，我去提。</text:p>
        <text:p text:style-name="P1">Mh, guá khì the̍h.</text:p>
        <text:p text:style-name="P1"/>
        <text:p text:style-name="P1">喂，莫提遐的，愛提櫥仔內底的喔！ </text:p>
        <text:p text:style-name="P1">Ueh, mài the̍h hia--ê, ài the̍h tû-á lāi-té--ê --ooh! </text:p>
        <text:p text:style-name="P1"/>
        <text:p text:style-name="P1">喔！</text:p>
        <text:p text:style-name="P1">Ooh!</text:p>
        <text:p text:style-name="P1"/>
        <text:p text:style-name="P1">嘿嘿！</text:p>
        <text:p text:style-name="P1">Heh heh!</text:p>
        <text:p text:style-name="P1"/>
        <text:p text:style-name="P1">喂！你想欲創啥？</text:p>
        <text:p text:style-name="P1">Ueh! Lí siūnn-beh tshòng siánn?</text:p>
        <text:p text:style-name="P1"/>
        <text:p text:style-name="P1">啊！共我放開啦！ </text:p>
        <text:p text:style-name="P1">Ah! Kā guá pàng--khui --lah! </text:p>
        <text:p text:style-name="P1"/>
        <text:p text:style-name="P1">我已經共你講過幾改矣，</text:p>
        <text:p text:style-name="P1">Guá í-king kā lí kóng-kuè kuí kái --ah, </text:p>
        <text:p text:style-name="P1"/>
        <text:p text:style-name="P1">袂用得入去產房，</text:p>
        <text:p text:style-name="P1">bē-īng-eh ji̍p-khì sán-pâng, </text:p>
        <text:p text:style-name="P1"/>
        <text:p text:style-name="P1">你緊共我出去。</text:p>
        <text:p text:style-name="P1">lí kín kā guá tshut--khì.</text:p>
        <text:p text:style-name="P1"/>
        <text:p text:style-name="P1">啊創啥啦？</text:p>
        <text:p text:style-name="P1">Ah tshòng siánn --lah?</text:p>
        <text:p text:style-name="P1"/>
        <text:p text:style-name="P1">弘毅，袂用得按呢！</text:p>
        <text:p text:style-name="P1">Hông-ik, bē-īng-eh án-ne!</text:p>
        <text:p text:style-name="P1"/>
        <text:p text:style-name="P1">查埔人欲哪會用得凊彩入去產房？</text:p>
        <text:p text:style-name="P1">Tsa-poo-lâng beh ná ē-īng-eh tshìn-tshái ji̍p-khì sán-pâng?</text:p>
        <text:p text:style-name="P1"/>
        <text:p text:style-name="P1">就是啊！</text:p>
        <text:p text:style-name="P1">Tō sī --ah! </text:p>
        <text:p text:style-name="P1"/>
        <text:p text:style-name="P1">你有夠袂見笑的呢！</text:p>
        <text:p text:style-name="P1">Lí ū-kàu bē kiàn-siàu--ê --neh!</text:p>
        <text:p text:style-name="P1"/>
        <text:p text:style-name="P1">共我放開啦！</text:p>
        <text:p text:style-name="P1">Kā guá pàng--khui --lah!</text:p>
        <text:p text:style-name="P1"/>
        <text:p text:style-name="P1">緊出去啦！</text:p>
        <text:p text:style-name="P1">Kín tshut--khì --lah!</text:p>
        <text:p text:style-name="P1"/>
        <text:p text:style-name="P1"><text:soft-page-break/>我是查埔囡仔，</text:p>
        <text:p text:style-name="P1">Guá sī tsa-poo gín-á, </text:p>
        <text:p text:style-name="P1"/>
        <text:p text:style-name="P1">啊毋是查埔人啊！</text:p>
        <text:p text:style-name="P1">ah m̄ sī tsa-poo-lâng --ah! </text:p>
        <text:p text:style-name="P1"/>
        <text:p text:style-name="P1">我欲來看阿娘生囝。</text:p>
        <text:p text:style-name="P1">Guá beh lâi khuànn a-niâ senn-kiánn.</text:p>
        <text:p text:style-name="P1"/>
        <text:p text:style-name="P1">袂用得去啦！</text:p>
        <text:p text:style-name="P1">Bē-īng-tit khì --lah!</text:p>
        <text:p text:style-name="P1"/>
        <text:p text:style-name="P1">我宛若欲看，</text:p>
        <text:p text:style-name="P1">Guá uan-nā beh khuànn, </text:p>
        <text:p text:style-name="P1"/>
        <text:p text:style-name="P1">欲按怎！</text:p>
        <text:p text:style-name="P1">beh án-tsuánn! </text:p>
        <text:p text:style-name="P1"/>
        <text:p text:style-name="P1">想欲掠我，</text:p>
        <text:p text:style-name="P1">Siūnn-beh lia̍h guá, </text:p>
        <text:p text:style-name="P1"/>
        <text:p text:style-name="P1">誠拚咧！哎唷！</text:p>
        <text:p text:style-name="P1">tsiânn piànn --leh! Aih-ioh!</text:p>
        <text:p text:style-name="P1"/>
        <text:p text:style-name="P1">恁啥人，</text:p>
        <text:p text:style-name="P1">Lín siánn-lâng, </text:p>
        <text:p text:style-name="P1"/>
        <text:p text:style-name="P1">趕緊去提一寡燒水入來，</text:p>
        <text:p text:style-name="P1">kuánn-kín khì the̍h tsi̍t-kuá sio-tsuí li̍p--lâi, </text:p>
        <text:p text:style-name="P1"/>
        <text:p text:style-name="P1">啥人欲去唅？</text:p>
        <text:p text:style-name="P1">siánn-lâng beh khì --hannh?</text:p>
        <text:p text:style-name="P1"/>
        <text:p text:style-name="P1">提燒水入去？</text:p>
        <text:p text:style-name="P1">The̍h sio-tsuí ji̍p-khì?</text:p>
        <text:p text:style-name="P1"/>
        <text:p text:style-name="P1">我去我去，</text:p>
        <text:p text:style-name="P1">Guá khì guá khì, </text:p>
        <text:p text:style-name="P1"/>
        <text:p text:style-name="P1">我提燒水入去。</text:p>
        <text:p text:style-name="P1">guá the̍h sio-tsuí ji̍p-khì.</text:p>
        <text:p text:style-name="P1"/>
        <text:p text:style-name="P1">較細膩的。</text:p>
        <text:p text:style-name="P1">Khah sè-jī--ê.</text:p>
        <text:p text:style-name="P1"/>
        <text:p text:style-name="P1">我知啦！</text:p>
        <text:p text:style-name="P1">Guá tsai --lah!</text:p>
        <text:p text:style-name="P1"/>
        <text:p text:style-name="P1">弘毅啊，你愛較細膩一點仔喔。</text:p>
        <text:p text:style-name="P1">Hông-ik --ah, lí ài khah sè-jī tsi̍t-tiám-á --ooh.</text:p>
        <text:p text:style-name="P1"/>
        <text:p text:style-name="P1">多謝。</text:p>
        <text:p text:style-name="P1">To-siā.</text:p>
        <text:p text:style-name="P1"/>
        <text:p text:style-name="P1">弘毅，等我啦！</text:p>
        <text:p text:style-name="P1">Hông-ik, tán guá --lah!</text:p>
        <text:p text:style-name="P1"/>
        <text:p text:style-name="P1">你莫綴來啦！</text:p>
        <text:p text:style-name="P1">Lí mài tuè --lâi --lah!</text:p>
        <text:p text:style-name="P1"/>
        <text:p text:style-name="P1">水無夠滾，</text:p>
        <text:p text:style-name="P1">Tsuí bô-kàu kún, </text:p>
        <text:p text:style-name="P1"/>
        <text:p text:style-name="P1">外口的人閣去提一寡柴來。</text:p>
        <text:p text:style-name="P3">guā-kháu ê lâng koh khì the̍h tsi̍t-kuá tshâ lâi.</text:p>
        <text:p text:style-name="P1"/>
        <text:p text:style-name="P1">啊！</text:p>
        <text:p text:style-name="P1">Ah!</text:p>
        <text:p text:style-name="P1"/>
        <text:p text:style-name="P1">喂？</text:p>
        <text:p text:style-name="P1">Ueh? </text:p>
        <text:p text:style-name="P1"/>
        <text:p text:style-name="P1">林家的小霸王嘛會驚入去柴房喔！</text:p>
        <text:p text:style-name="P1"><text:span text:style-name="T1">Lîm--ka ê sió-pà-ông mā ē kiann ji̍p-khì tshâ-pâng --ooh!</text:span> </text:p>
        <text:p text:style-name="P1"><text:soft-page-break/></text:p>
        <text:p text:style-name="P1">哈哈！</text:p>
        <text:p text:style-name="P1">Ha ha!</text:p>
        <text:p text:style-name="P1"/>
        <text:p text:style-name="P1">你才會驚咧！</text:p>
        <text:p text:style-name="P1">Lí tsiah ē kiann --leh! </text:p>
        <text:p text:style-name="P1"/>
        <text:p text:style-name="P1">我看乎一定是你毋敢去。</text:p>
        <text:p text:style-name="P1">Guá khuànn --hoonh it-tīng sī lí m̄ kánn khì.</text:p>
        <text:p text:style-name="P1"/>
        <text:p text:style-name="P1">我毋敢去？</text:p>
        <text:p text:style-name="P1">Guá m̄ kánn khì? </text:p>
        <text:p text:style-name="P1"/>
        <text:p text:style-name="P1">哼！行啦！</text:p>
        <text:p text:style-name="P1">Hngh! Kiânn --lah!</text:p>
        <text:p text:style-name="P1"/>
        <text:p text:style-name="P1">行就行，</text:p>
        <text:p text:style-name="P1">Kiânn tō kiânn, </text:p>
        <text:p text:style-name="P1"/>
        <text:p text:style-name="P1">啥人驚啥人！</text:p>
        <text:p text:style-name="P1">siánn-lâng kiann siánn-lâng! </text:p>
        <text:p text:style-name="P1"/>
        <text:p text:style-name="P1">毋敢去的是狗仔囝。</text:p>
        <text:p text:style-name="P1">M̄ kánn khì--ê sī káu-á-kiánn.</text:p>
        <text:p text:style-name="P1"/>
        <text:p text:style-name="P1">弘毅啊，行！</text:p>
        <text:p text:style-name="P1">Hông-ik --ah, kiânn! </text:p>
        <text:p text:style-name="P1"/>
        <text:p text:style-name="P1">按怎？</text:p>
        <text:p text:style-name="P1">Án-tsuánn? </text:p>
        <text:p text:style-name="P1"/>
        <text:p text:style-name="P1">會驚是無？</text:p>
        <text:p text:style-name="P1">Ē kiann sī --bô? </text:p>
        <text:p text:style-name="P1"/>
        <text:p text:style-name="P1">天猶未暗呢，</text:p>
        <text:p text:style-name="P1">Thinn iáu-buē àm --neh, </text:p>
        <text:p text:style-name="P1"/>
        <text:p text:style-name="P1">你佇咧驚啥？</text:p>
        <text:p text:style-name="P1">lí tī-leh kiann siánn?</text:p>
        <text:p text:style-name="P1"/>
        <text:p text:style-name="P1">啥人講我會驚？</text:p>
        <text:p text:style-name="P1">Siánn-lâng kóng guá ē kiann? </text:p>
        <text:p text:style-name="P1"/>
        <text:p text:style-name="P1">你嘛會驚乎？</text:p>
        <text:p text:style-name="P1">Lí mā ē kiann --hoonh?</text:p>
        <text:p text:style-name="P1"/>
        <text:p text:style-name="P1">你家己嘛是會驚啊！</text:p>
        <text:p text:style-name="P1">Lí ka-kī mā sī ē kiann --ah! </text:p>
        <text:p text:style-name="P1"/>
        <text:p text:style-name="P1">無，我家己先入去好矣啦。啊！</text:p>
        <text:p text:style-name="P1">Bô, guá ka-kī sing ji̍p-khì hó --ah --lah. Ah!</text:p>
        <text:p text:style-name="P1"/>
        <text:p text:style-name="P1">小等我啦！</text:p>
        <text:p text:style-name="P1">Sió-tán guá --lah!</text:p>
        <text:p text:style-name="P1"/>
        <text:p text:style-name="P1">忍耐喔！</text:p>
        <text:p text:style-name="P1">Lím-nāi --ooh! </text:p>
        <text:p text:style-name="P1"/>
        <text:p text:style-name="P1">較出力的！</text:p>
        <text:p text:style-name="P1">Khah tshut-la̍t--ê! </text:p>
        <text:p text:style-name="P1"/>
        <text:p text:style-name="P1">這胎敢若較慢乎？</text:p>
        <text:p text:style-name="P1">Tsit the kán-ná khah bān --hoonh?</text:p>
        <text:p text:style-name="P1"/>
        <text:p text:style-name="P1">我專工對南海來遮看恁。</text:p>
        <text:p text:style-name="P1">Guá tsuan-kang uì Lâm-hái lâi tsia khuànn --lín.</text:p>
        <text:p text:style-name="P1"/>
        <text:p text:style-name="P1"/>
        <text:p text:style-name="P4">感謝觀世音菩薩，</text:p>
        <text:p text:style-name="P1">Kám-siā Kuan-sè-im-phôo-sat, </text:p>
        <text:p text:style-name="P1"/>
        <text:p text:style-name="P1">請菩薩閣賜予阮一个麟兒好無？</text:p>
        <text:p text:style-name="P1">tshiánn Phôo-sat koh sù hōo gún tsi̍t ê lîn-jî hó --bô?</text:p>
        <text:p text:style-name="P1"/>
        <text:p text:style-name="P1">子嗣由天安排，不得強求。</text:p>
        <text:p text:style-name="P1">Tsú-sū iû thian an-pâi, put tik kiông kiû.</text:p>
        <text:p text:style-name="P1"/>
        <text:p text:style-name="P1">猶毋過阮林家的香火。</text:p>
        <text:p text:style-name="P1">Iáu-m̄-koh gún Lîm--ka ê hiunn-hué.</text:p>
        <text:p text:style-name="P1"/>
        <text:p text:style-name="P1">林家代代行善積德，</text:p>
        <text:p text:style-name="P1">Lîm--ka tāi-tāi hîng siān tsik-tik, </text:p>
        <text:p text:style-name="P1"/>
        <text:p text:style-name="P1">一定會受著上天保庇。</text:p>
        <text:p text:style-name="P1">it-tīng ē siū-tio̍h siōng-thian pó-pì.</text:p>
        <text:p text:style-name="P1"/>
        <text:p text:style-name="P1">若按呢請問菩薩。</text:p>
        <text:p text:style-name="P1">Nā án-ne tshiánn-mn̄g phôo-sat.</text:p>
        <text:p text:style-name="P1"/>
        <text:p text:style-name="P1">生矣！生矣！</text:p>
        <text:p text:style-name="P1">Sinn --ah! Sinn --ah!</text:p>
        <text:p text:style-name="P1"/>
        <text:p text:style-name="P1">阿娘生矣！實在足好的！</text:p>
        <text:p text:style-name="P1">A-niâ sinn --ah! Si̍t-tsāi tsiok hó--ê!</text:p>
        <text:p text:style-name="P1"/>
        <text:p text:style-name="P1">恭喜老爺！恭喜老爺！</text:p>
        <text:p text:style-name="P1">Kiong-hí lāu-iâ! Kiong-hí lāu-iâ!</text:p>
        <text:p text:style-name="P1"/>
        <text:p text:style-name="P1">是弟弟抑是妹妹？</text:p>
        <text:p text:style-name="P1">Sī ti--tih ia̍h-sī me--meh?</text:p>
        <text:p text:style-name="P1"/>
        <text:p text:style-name="P1">恭喜老爺，夫人生一个千金。</text:p>
        <text:p text:style-name="P1">Kiong-hí lāu-iâ, hu-jîn sinn tsi̍t ê tshian-kim.</text:p>
        <text:p text:style-name="P1"/>
        <text:p text:style-name="P1">哇！是妹妹呢！閣加一个妹妹矣。</text:p>
        <text:p text:style-name="P1">Uah! Sī me--meh --neh! Koh ke tsi̍t ê me--meh --ah.</text:p>
        <text:p text:style-name="P1"/>
        <text:p text:style-name="P1">嘛好啦！嘛好啦！平安就好，平安就好。</text:p>
        <text:p text:style-name="P1">Mā hó --lah! Mā hó --lah! Pîng-an tiō hó, pîng-an tiō hó.</text:p>
        <text:p text:style-name="P1"/>
        <text:p text:style-name="P1">足讚的！</text:p>
        <text:p text:style-name="P1">Tsiok tsán --ê!</text:p>
        <text:p text:style-name="P1"/>
        <text:p text:style-name="P1">這个囡仔真特別，</text:p>
        <text:p text:style-name="P1">Tsit ê gín-á tsin ti̍k-pia̍t, </text:p>
        <text:p text:style-name="P1"/>
        <text:p text:style-name="P1">一生出來就會對人笑，</text:p>
        <text:p text:style-name="P1">tsi̍t senn--tshut-lâi tō ē tuì lâng tshiò, </text:p>
        <text:p text:style-name="P1"/>
        <text:p text:style-name="P1">這種囡仔我猶是頭一擺拄著。</text:p>
        <text:p text:style-name="P1">tsit tsióng gín-á guá ah sī thâu-tsi̍t-pái tú--tio̍h.</text:p>
        <text:p text:style-name="P1"/>
        <text:p text:style-name="P1">阮會用得入去看覓咧無？</text:p>
        <text:p text:style-name="P1">Gún ē-īng-eh ji̍p-khì khuànn-māi --leh --bô?</text:p>
        <text:p text:style-name="P1"/>
        <text:p text:style-name="P1">小等咧，這馬猶袂用得入去。</text:p>
        <text:p text:style-name="P1">Sió-tán --leh, tsit-má iáu bē-īng-tit ji̍p-khì.</text:p>
        <text:p text:style-name="P1"/>
        <text:p text:style-name="P1"><text:soft-page-break/>弘毅啊，你這馬有妹妹矣喔。</text:p>
        <text:p text:style-name="P1">Hông-ik --ah, lí tsit-má ū me--meh --ah --ooh.</text:p>
        <text:p text:style-name="P1"/>
        <text:p text:style-name="P1">生一个妹妹矣！我欲入去共抱。</text:p>
        <text:p text:style-name="P1">Sinn tsi̍t ê me--meh --ah! Guá beh ji̍p-khì kā phō.</text:p>
        <text:p text:style-name="P1"/>
        <text:p text:style-name="P1">有看著無啦？</text:p>
        <text:p text:style-name="P1">Ū khuànn--tio̍h --bô --lah? </text:p>
        <text:p text:style-name="P1"/>
        <text:p text:style-name="P1">佇紅嬰仔的眠床看袂著啦！</text:p>
        <text:p text:style-name="P1">Tī âng-enn-á ê bîn-tshn̂g khuànn bē tio̍h --lah!</text:p>
        <text:p text:style-name="P1"/>
        <text:p text:style-name="P1">借過，借過，</text:p>
        <text:p text:style-name="P1">Tsioh-kuè, tsioh-kuè, </text:p>
        <text:p text:style-name="P1"/>
        <text:p text:style-name="P1">我欲看妹妹、</text:p>
        <text:p text:style-name="P1">guá beh khuànn me--meh, </text:p>
        <text:p text:style-name="P1"/>
        <text:p text:style-name="P1">我欲看妹妹。</text:p>
        <text:p text:style-name="P1">guá beh khuànn me--meh.</text:p>
        <text:p text:style-name="P1"/>
        <text:p text:style-name="P1">我看著矣！手伸出來矣！</text:p>
        <text:p text:style-name="P1">Guá khuànn--tio̍h --ah! Tshiú tshun tshut--lâi --ah! </text:p>
        <text:p text:style-name="P1"/>
        <text:p text:style-name="P1">誠實的，足古錐的！</text:p>
        <text:p text:style-name="P1">Tsiânn-si̍t--ê, tsiok kóo-tsui--ê! </text:p>
        <text:p text:style-name="P1"/>
        <text:p text:style-name="P1">我看著矣！啊！</text:p>
        <text:p text:style-name="P1">Guá khuànn--tio̍h --ah! Ah! </text:p>
        <text:p text:style-name="P1"/>
        <text:p text:style-name="P1">弘毅，你欲創啥？</text:p>
        <text:p text:style-name="P1">Hông-ik, lí beh tshòng siánn?</text:p>
        <text:p text:style-name="P1"/>
        <text:p text:style-name="P1">啥人叫恁攏無愛予我入去！</text:p>
        <text:p text:style-name="P1">Siánn-lâng kiò lín lóng bô ài hōo guá ji̍p-khì!</text:p>
        <text:p text:style-name="P1"/>
        <text:p text:style-name="P1">我就是無愛予你入去！</text:p>
        <text:p text:style-name="P1">Guá tō sī bô ài hōo lí ji̍p-khì!</text:p>
        <text:p text:style-name="P1"/>
        <text:p text:style-name="P1">弘毅，聽話，莫閣吵矣！</text:p>
        <text:p text:style-name="P1">Hông-ik, thiann-uē, mài koh tshá --ah!</text:p>
        <text:p text:style-name="P1"/>
        <text:p text:style-name="P1">哇！林家金光閃閃，</text:p>
        <text:p text:style-name="P1">Uah! Lîm--ka kim kong siám-siám, </text:p>
        <text:p text:style-name="P1"/>
        <text:p text:style-name="P1">一定有貴人出世矣。</text:p>
        <text:p text:style-name="P1">it-tīng ū kuì-lîn tshut-sì --ah. </text:p>
        <text:p text:style-name="P1"/>
        <text:p text:style-name="P1">哇！是弘毅in兜呢！ </text:p>
        <text:p text:style-name="P1">Uah! Sī Hông-ik in tau --neh!</text:p>
        <text:p text:style-name="P1"/>
        <text:p text:style-name="P1">嗯？彼是啥物？</text:p>
        <text:p text:style-name="P1">Mh? He sī siánn-mih?</text:p>
        <text:p text:style-name="P1"/>
        <text:p text:style-name="P1">莫走！</text:p>
        <text:p text:style-name="P1">Mài tsáu!</text:p>
        <text:p text:style-name="P1"/>
        <text:p text:style-name="P1">是按怎？</text:p>
        <text:p text:style-name="P1">Sī án-nuá?</text:p>
        <text:p text:style-name="P1"/>
        <text:p text:style-name="P1">莫走！喂！轉來！</text:p>
        <text:p text:style-name="P1">Mài tsáu! Ueh! Tńg--lâi!</text:p>
        <text:p text:style-name="P1"/>
        <text:p text:style-name="P1">啊！害矣！著火矣啦！著火矣啦！</text:p>
        <text:p text:style-name="P1">Ah! Hāi --ah! To̍h-hué --ah --lah! To̍h-hué --ah --lah!</text:p>
        <text:p text:style-name="P1"/>
        <text:p text:style-name="P1"><text:soft-page-break/>過來！你袂用得入去！</text:p>
        <text:p text:style-name="P1">Kuè--lâi! Lí bē-īng-eh ji̍p-khì!</text:p>
        <text:p text:style-name="P1"/>
        <text:p text:style-name="P1">共我放開啦！我欲看妹妹啦！</text:p>
        <text:p text:style-name="P1">Kā guá pàng-khui --lah! Guá beh khuànn me--meh --lah!</text:p>
        <text:p text:style-name="P1"/>
        <text:p text:style-name="P1">緊捾水來！較緊咧！</text:p>
        <text:p text:style-name="P1">Kín kuānn tsuí lâi! Khah kín --leh!</text:p>
        <text:p text:style-name="P1"/>
        <text:p text:style-name="P1">我來捾水。</text:p>
        <text:p text:style-name="P1">Guá lâi kuānn tsuí.</text:p>
        <text:p text:style-name="P1"/>
        <text:p text:style-name="P1">水來矣、水來矣。</text:p>
        <text:p text:style-name="P1">Tsuí lâi --ah, tsuí lâi --ah.</text:p>
        <text:p text:style-name="P1"/>
        <text:p text:style-name="P1">妹妹，乖乎！毋通哭喔！</text:p>
        <text:p text:style-name="P1">me--meh, kuai --honnh! M̄-thang khàu --ooh!</text:p>
        <text:p text:style-name="P1"/>
        <text:p text:style-name="P1">夫人。</text:p>
        <text:p text:style-name="P1">Hu-lîn.</text:p>
        <text:p text:style-name="P1"/>
        <text:p text:style-name="P1">阿娘。</text:p>
        <text:p text:style-name="P1">A-niâ.</text:p>
        <text:p text:style-name="P1"/>
        <text:p text:style-name="P1">恁逐个攏佇咧遮喔！</text:p>
        <text:p text:style-name="P1">Lín ta̍k ê lóng tī-leh tsia --ooh! </text:p>
        <text:p text:style-name="P1"/>
        <text:p text:style-name="P1">這个囡仔我聽產婆講，</text:p>
        <text:p text:style-name="P1">Tsit ê gín-á guá thiann sán-pô kóng, </text:p>
        <text:p text:style-name="P1"/>
        <text:p text:style-name="P1">一生落來就袂吵袂哭。</text:p>
        <text:p text:style-name="P2">tsi̍t sinn --lo̍h-lâi tō buē tshá buē khàu.</text:p>
        <text:p text:style-name="P1"/>
        <text:p text:style-name="P1">這个囡仔既然袂吵袂哭，</text:p>
        <text:p text:style-name="P1">Tsit ê gín-á kì-jiân buē tshá buē khàu, </text:p>
        <text:p text:style-name="P1"/>
        <text:p text:style-name="P1">若按呢就叫伊默娘好矣。</text:p>
        <text:p text:style-name="P1">nā án-ne tiō kiò i Bua̍t-niû hó --ah.</text:p>
        <text:p text:style-name="P1"/>
        <text:p text:style-name="P1">默娘！足讚的！足讚的！</text:p>
        <text:p text:style-name="P1">Bua̍t-niû! Tsiok tsán --ê! Tsiok tsán --ê! </text:p>
        <text:p text:style-name="P1"/>
        <text:p text:style-name="P1">默娘！默娘！這个名真好聽！</text:p>
        <text:p text:style-name="P1">Bua̍t-niû! Bua̍t-niû! tsit ê miâ tsin hó-thiann!</text:p>
        <text:p text:style-name="P1"/>
        <text:p text:style-name="P1">默娘！默娘！這个名我佮意！</text:p>
        <text:p text:style-name="P1">Bua̍t-niû! Bua̍t-niû! Tsit ê miâ guá kah-ì! </text:p>
        <text:p text:style-name="P1"/>
        <text:p text:style-name="P1">我欲看默娘！伊咧對我笑呢！</text:p>
        <text:p text:style-name="P1">Guá beh khuànn Bua̍t-niû! I leh tuì guá tshiò --neh!</text:p>
        <text:p text:style-name="P1"/>
        <text:p text:style-name="P1">足古錐的。</text:p>
        <text:p text:style-name="P1">Tsiok kóo-tsui--ê.</text:p>
        <text:p text:style-name="P1"/>
        <text:p text:style-name="P1">喂！換恁矣！緊跳啊！</text:p>
        <text:p text:style-name="P1">Ueh! Uānn lín --ah! Kín thiàu --ah!</text:p>
        <text:p text:style-name="P1"/>
        <text:p text:style-name="P1">準備好矣未？</text:p>
        <text:p text:style-name="P1">Tsún-pī hó --ah--bē?</text:p>
        <text:p text:style-name="P1"/>
        <text:p text:style-name="P1">好矣！阮先跳。</text:p>
        <text:p text:style-name="P1">Hó --ah! Gún sing thiàu.</text:p>
        <text:p text:style-name="P1"/>
        <text:p text:style-name="P1">等我，我來矣。</text:p>
        <text:p text:style-name="P1">Tán guá, guá lâi --ah.</text:p>
        <text:p text:style-name="P1"><text:soft-page-break/></text:p>
        <text:p text:style-name="P1">默娘！In遮的軟跤蝦根本毋是咱的對手，</text:p>
        <text:p text:style-name="P1">Bua̍t-niû! In tsia-ê nńg-kha-hê kun-pún m̄ sī lán ê tuì-tshiú, </text:p>
        <text:p text:style-name="P1"/>
        <text:p text:style-name="P1">你講著無？行！</text:p>
        <text:p text:style-name="P1">lí kóng tio̍h --bô? Kiânn!</text:p>
        <text:p text:style-name="P1"/>
        <text:p text:style-name="P1">嗯！</text:p>
        <text:p text:style-name="P1">Mh!</text:p>
        <text:p text:style-name="P1"/>
        <text:p text:style-name="P1">緊咧啦！</text:p>
        <text:p text:style-name="P1">Kín --leh --lah! </text:p>
        <text:p text:style-name="P1"/>
        <text:p text:style-name="P1">緊咧啦！</text:p>
        <text:p text:style-name="P1">Kín --leh --lah! </text:p>
        <text:p text:style-name="P1"/>
        <text:p text:style-name="P1">緊跳落來啦！</text:p>
        <text:p text:style-name="P1">Kín thiàu--lo̍h-lâi --lah! </text:p>
        <text:p text:style-name="P1"/>
        <text:p text:style-name="P1">緊咧！</text:p>
        <text:p text:style-name="P1">Kín --leh! </text:p>
        <text:p text:style-name="P1"/>
        <text:p text:style-name="P1">緊來！</text:p>
        <text:p text:style-name="P1">Kín lâi! </text:p>
        <text:p text:style-name="P1"/>
        <text:p text:style-name="P1">較緊的喔！</text:p>
        <text:p text:style-name="P1">Khah kín --ê --ooh! </text:p>
        <text:p text:style-name="P1"/>
        <text:p text:style-name="P1">足害的，</text:p>
        <text:p text:style-name="P1">Tsiok hāi --ê, </text:p>
        <text:p text:style-name="P1"/>
        <text:p text:style-name="P1">in是咧變啥魍啊？</text:p>
        <text:p text:style-name="P1">in sī leh pìnn siánn báng --ah? </text:p>
        <text:p text:style-name="P1"/>
        <text:p text:style-name="P1">遮久閣猶未來？</text:p>
        <text:p text:style-name="P1">Tsiah kú koh iáu-bē lâi? </text:p>
        <text:p text:style-name="P1"/>
        <text:p text:style-name="P1">默娘毋敢跳，</text:p>
        <text:p text:style-name="P1">Bua̍t-niû m̄ kánn thiàu, </text:p>
        <text:p text:style-name="P1"/>
        <text:p text:style-name="P1">伊足無膽的！</text:p>
        <text:p text:style-name="P1">i tsiok bô-tánn--ê! </text:p>
        <text:p text:style-name="P1"/>
        <text:p text:style-name="P1">查某囡仔上無膽，</text:p>
        <text:p text:style-name="P1">Tsa-bóo gín-á siōng bô-tánn, </text:p>
        <text:p text:style-name="P1"/>
        <text:p text:style-name="P1">哈哈哈！</text:p>
        <text:p text:style-name="P1">ha ha ha!</text:p>
        <text:p text:style-name="P1"/>
        <text:p text:style-name="P1">唷謼！</text:p>
        <text:p text:style-name="P1">Ioh --hooh! </text:p>
        <text:p text:style-name="P1"/>
        <text:p text:style-name="P1">林家兄妹獨家，</text:p>
        <text:p text:style-name="P1">Lîm--ka hiann-muē to̍k-ka, </text:p>
        <text:p text:style-name="P1"/>
        <text:p text:style-name="P1">花式跳水，</text:p>
        <text:p text:style-name="P1">hue-sik thiàu-tsuí, </text:p>
        <text:p text:style-name="P1"/>
        <text:p text:style-name="P1">空中轉體三輾半！</text:p>
        <text:p text:style-name="P1">khong-tiong tsuán-thé sann liàn puànn!</text:p>
        <text:p text:style-name="P1"/>
        <text:p text:style-name="P1">伊真正跳呢！</text:p>
        <text:p text:style-name="P1">I tsin-tsiànn thiàu --neh! </text:p>
        <text:p text:style-name="P1"/>
        <text:p text:style-name="P1">哈哈！In咧欲逐著矣！緊呢！ </text:p>
        <text:p text:style-name="P1">Ha ha! In tih-beh liok--tio̍h --ah! Kín --neh!</text:p>
        <text:p text:style-name="P1"/>
        <text:p text:style-name="P1">我來矣喔！哈哈！阮贏矣喔！</text:p>
        <text:p text:style-name="P1">Guá lâi --ah --ooh! Ha ha! Gún iânn --ah --ooh!</text:p>
        <text:p text:style-name="P1"/>
        <text:p text:style-name="P1">這號做天時地利人和。</text:p>
        <text:p text:style-name="P1"><text:span text:style-name="T1">Tse hō-tsò thian-sî tē-lī jîn-hô.</text:span> </text:p>
        <text:p text:style-name="P1"><text:soft-page-break/></text:p>
        <text:p text:style-name="P1">哪會按呢啦？</text:p>
        <text:p text:style-name="P1">Ná ē án-ne --lah?</text:p>
        <text:p text:style-name="P1"/>
        <text:p text:style-name="P1">喂！緊轉來喔！大人已經攏轉來矣。</text:p>
        <text:p text:style-name="P1">Ueh! Kín tńg--lâi --ooh! Tuā-lâng í-king lóng tńg--lâi --ah.</text:p>
        <text:p text:style-name="P1"/>
        <text:p text:style-name="P1">喔。</text:p>
        <text:p text:style-name="P1">Ooh.</text:p>
        <text:p text:style-name="P1"/>
        <text:p text:style-name="P1">阿兄，較緊呢，較緊呢！</text:p>
        <text:p text:style-name="P1">A-hiann, khah kín --neh, khah kín --neh!</text:p>
        <text:p text:style-name="P1"/>
        <text:p text:style-name="P1">較緊呢！</text:p>
        <text:p text:style-name="P1">Khah kín --neh!</text:p>
        <text:p text:style-name="P1"/>
        <text:p text:style-name="P1">默娘，較緊呢！</text:p>
        <text:p text:style-name="P1">Bua̍t-niû, khah kín --neh!</text:p>
        <text:p text:style-name="P1"/>
        <text:p text:style-name="P1">喔。</text:p>
        <text:p text:style-name="P1">Ooh.</text:p>
        <text:p text:style-name="P1"/>
        <text:p text:style-name="P1">默娘，無要緊，無要緊。</text:p>
        <text:p text:style-name="P1">Bua̍t-niû, bô iàu-kín, bô iàu-kín.</text:p>
        <text:p text:style-name="P1"/>
        <text:p text:style-name="P1">阿爹！</text:p>
        <text:p text:style-name="P1">A-tia!</text:p>
        <text:p text:style-name="P1"/>
        <text:p text:style-name="P1">小等咧，才見面喔。</text:p>
        <text:p text:style-name="P1">Sió-tán --leh, tsiah kìnn-bīn --ooh.</text:p>
        <text:p text:style-name="P1"/>
        <text:p text:style-name="P1">阿娘，阿爹轉來矣！阿姊！</text:p>
        <text:p text:style-name="P1">A-niâ, a-tia tńg--lâi --ah! A-tsí!</text:p>
        <text:p text:style-name="P1"/>
        <text:p text:style-name="P1">哪會攏無佇咧？</text:p>
        <text:p text:style-name="P1">Ná ē lóng bô tī --leh? </text:p>
        <text:p text:style-name="P1"/>
        <text:p text:style-name="P1">阿娘！阿姊！阿娘，</text:p>
        <text:p text:style-name="P1">A-niâ! A-tsí! A-niâ, </text:p>
        <text:p text:style-name="P1"/>
        <text:p text:style-name="P1">菩薩娘娘感謝你保庇阮阿爹平安轉來。</text:p>
        <text:p text:style-name="P1">Phôo-sat-niû-niû kám-siā --lí pó-pì gún a-tia pîng-an tńg-lâi.</text:p>
        <text:p text:style-name="P1"/>
        <text:p text:style-name="P1">默娘，</text:p>
        <text:p text:style-name="P1">Bua̍t-niû, </text:p>
        <text:p text:style-name="P1"/>
        <text:p text:style-name="P1">阮欲來去廟會看鼓仔燈，</text:p>
        <text:p text:style-name="P1">gún beh lâi-khì biō-huē khuànn kóo-á-ting, </text:p>
        <text:p text:style-name="P1"/>
        <text:p text:style-name="P1">你顧厝喔！</text:p>
        <text:p text:style-name="P1">lí kòo-tshù --ooh!</text:p>
        <text:p text:style-name="P1"/>
        <text:p text:style-name="P1">阿娘，小等呢，我嘛欲去！</text:p>
        <text:p text:style-name="P1">A-niâ, sió-tán --neh, guá mā beh khì!</text:p>
        <text:p text:style-name="P1"/>
        <text:p text:style-name="P1">哈哈，我佇咧遮啦！</text:p>
        <text:p text:style-name="P1">Ha ha, guá tī-leh tsia --lah! </text:p>
        <text:p text:style-name="P1"/>
        <text:p text:style-name="P1">戇囡仔哪有人透中晝去看鼓仔燈。</text:p>
        <text:p text:style-name="P2">Gōng gín-á ná ū lâng thàu-tiong-tàu khì khuànn kóo-á-ting.</text:p>
        <text:p text:style-name="P1"/>
        <text:p text:style-name="P1">阿娘，你攏共人騙。阿娘！</text:p>
        <text:p text:style-name="P1">A-niâ, lí lóng kā lâng phiàn. A-niâ!</text:p>
        <text:p text:style-name="P1"/>
        <text:p text:style-name="P1">乖。</text:p>
        <text:p text:style-name="P1">Kuai.</text:p>
        <text:p text:style-name="P1"/>
        <text:p text:style-name="P1"><text:soft-page-break/>哇！你看！足媠的呢！</text:p>
        <text:p text:style-name="P1">Uah! Lí khuànn! Tsiok suí--ê --neh! </text:p>
        <text:p text:style-name="P1"/>
        <text:p text:style-name="P1">生目睭閣毋捌看過。</text:p>
        <text:p text:style-name="P1">Senn ba̍k-tsiu koh m̄ bat khuànn--kuè.</text:p>
        <text:p text:style-name="P1"/>
        <text:p text:style-name="P1">阿兄，緊來！</text:p>
        <text:p text:style-name="P1">A-hiann, kín lâi!</text:p>
        <text:p text:style-name="P1"/>
        <text:p text:style-name="P1">喔，等我！</text:p>
        <text:p text:style-name="P1">Ooh, tán guá!</text:p>
        <text:p text:style-name="P1"/>
        <text:p text:style-name="P1">緊咧！緊咧！行較緊咧！</text:p>
        <text:p text:style-name="P1">Kín --leh! Kín --leh! Kiânn khah kín --leh!</text:p>
        <text:p text:style-name="P1"/>
        <text:p text:style-name="P1">好！等我啦！ <text:s text:c="14"/></text:p>
        <text:p text:style-name="P1">Hó! Tán guá --lah!</text:p>
        <text:p text:style-name="P1"/>
        <text:p text:style-name="P1">真媠，真媠。</text:p>
        <text:p text:style-name="P1">Tsin suí, tsin suí. </text:p>
        <text:p text:style-name="P1"/>
        <text:p text:style-name="P1">阿娘，有劉海弄金仙的鼓仔燈呢！</text:p>
        <text:p text:style-name="P1">A-niâ, ū Lâu Hái lāng kim-sian ê kóo-á-ting --neh! </text:p>
        <text:p text:style-name="P1"/>
        <text:p text:style-name="P1">足媠的呢！咱來遐看覓仔。</text:p>
        <text:p text:style-name="P1">Tsiok suí--ê --neh! Lán lâi hia khuànn-māi-á.</text:p>
        <text:p text:style-name="P1"/>
        <text:p text:style-name="P1">咱來遐看覓仔咧？</text:p>
        <text:p text:style-name="P1">Lán lâi hia khuànn-māi-á --leh? </text:p>
        <text:p text:style-name="P1"/>
        <text:p text:style-name="P1">好啊！</text:p>
        <text:p text:style-name="P1">Hó --ah! </text:p>
        <text:p text:style-name="P1"/>
        <text:p text:style-name="P1">行，緊來去。</text:p>
        <text:p text:style-name="P1">Kiânn, kín lâi-khì.</text:p>
        <text:p text:style-name="P1"/>
        <text:p text:style-name="P1">來喔！來喔！</text:p>
        <text:p text:style-name="P1">Lâi --ooh! Lâi --ooh! </text:p>
        <text:p text:style-name="P1"/>
        <text:p text:style-name="P1">好食的粿喔！</text:p>
        <text:p text:style-name="P1">Hó-tsia̍h ê kué --ooh! </text:p>
        <text:p text:style-name="P1"/>
        <text:p text:style-name="P1">來喔！來喔！</text:p>
        <text:p text:style-name="P1">Lâi --ooh! Lâi --ooh! <text:s/></text:p>
        <text:p text:style-name="P1"/>
        <text:p text:style-name="P1">細膩啊！</text:p>
        <text:p text:style-name="P1">Sè-jī --ah! </text:p>
        <text:p text:style-name="P1"/>
        <text:p text:style-name="P1">無代誌乎？</text:p>
        <text:p text:style-name="P1">Bô-tāi-tsì --hoonh? </text:p>
        <text:p text:style-name="P1"/>
        <text:p text:style-name="P1">咱來去！</text:p>
        <text:p text:style-name="P1">Lán lâi-khì! </text:p>
        <text:p text:style-name="P1"/>
        <text:p text:style-name="P1">毋著，</text:p>
        <text:p text:style-name="P1">M̄-tio̍h, </text:p>
        <text:p text:style-name="P1"/>
        <text:p text:style-name="P1">這敢若是欲來對付我的！</text:p>
        <text:p text:style-name="P1">tse kán-ná sī beh lâi tuì-hù guá--ê! </text:p>
        <text:p text:style-name="P1"/>
        <text:p text:style-name="P1">我愛好好仔算看覓仔咧！</text:p>
        <text:p text:style-name="P1">Guá ài hó-hó-á sǹg khuànn-māi-á --eh!</text:p>
        <text:p text:style-name="P1"/>
        <text:p text:style-name="P1">你莫算矣啦！</text:p>
        <text:p text:style-name="P1">Lí mài sǹg --ah --lah! </text:p>
        <text:p text:style-name="P1"/>
        <text:p text:style-name="P1">算一寡有的無的，</text:p>
        <text:p text:style-name="P1">Sǹg tsi̍t-kuá ū--ê bô--ê, </text:p>
        <text:p text:style-name="P1"/>
        <text:p text:style-name="P1">好的無準歹的準，</text:p>
        <text:p text:style-name="P1">hó--ê bô tsún pháinn--ê tsún,</text:p>
        <text:p text:style-name="P1"><text:soft-page-break/></text:p>
        <text:p text:style-name="P1">咱來走！</text:p>
        <text:p text:style-name="P1">lán lâi tsáu!</text:p>
        <text:p text:style-name="P1"/>
        <text:p text:style-name="P1">默娘，莫按呢走來走去，</text:p>
        <text:p text:style-name="P1">Bua̍t-niû, mài án-ne tsáu lâi tsáu khì, </text:p>
        <text:p text:style-name="P1"/>
        <text:p text:style-name="P1">若親像查埔囡仔的。</text:p>
        <text:p text:style-name="P1">ná tshin-tshiūnn tsa-poo gín-á--ê.</text:p>
        <text:p text:style-name="P1"/>
        <text:p text:style-name="P1">嘿，小錢莫來，</text:p>
        <text:p text:style-name="P1">Heh, sió tsînn mài lâi, </text:p>
        <text:p text:style-name="P1"/>
        <text:p text:style-name="P1">大錢來，小錢我是無愛喔！</text:p>
        <text:p text:style-name="P1">tuā tsînn lâi, sió tsînn guá sī bô ài --ooh!</text:p>
        <text:p text:style-name="P1"/>
        <text:p text:style-name="P1">閣來提一粒包仔。</text:p>
        <text:p text:style-name="P1">Koh lâi the̍h tsi̍t lia̍p pau-á.</text:p>
        <text:p text:style-name="P1"/>
        <text:p text:style-name="P1">默娘、默娘，哎！</text:p>
        <text:p text:style-name="P1">Bua̍t-niû, Bua̍t-niû, aih! </text:p>
        <text:p text:style-name="P1"/>
        <text:p text:style-name="P1">你莫按呢拋拋走好無？</text:p>
        <text:p text:style-name="P1">Lí mài án-ne pha-pha-tsáu hó --bô? </text:p>
        <text:p text:style-name="P1"/>
        <text:p text:style-name="P1">按呢足危險的呢！</text:p>
        <text:p text:style-name="P1">Án-ne tsiok huî-hiám --ê --neh!</text:p>
        <text:p text:style-name="P1"/>
        <text:p text:style-name="P1">無代誌，無代誌啦！</text:p>
        <text:p text:style-name="P1">Bô-tāi-tsì, bô-tāi-tsì --lah! </text:p>
        <text:p text:style-name="P1"/>
        <text:p text:style-name="P1">我欲來去頭前一下。</text:p>
        <text:p text:style-name="P1">Guá beh lâi-khì thâu-tsîng --tsi̍t-ē.</text:p>
        <text:p text:style-name="P1"/>
        <text:p text:style-name="P1">遮予你，猶閣有一个包仔，</text:p>
        <text:p text:style-name="P1">Tsia hōo --lí, iáu-koh ū tsi̍t ê pau-á,</text:p>
        <text:p text:style-name="P1"/>
        <text:p text:style-name="P1">請你食的。</text:p>
        <text:p text:style-name="P1">tshiánn lí tsia̍h --ê.</text:p>
        <text:p text:style-name="P1"/>
        <text:p text:style-name="P1">諾！猶閣是燒的呢！</text:p>
        <text:p text:style-name="P1">Hioh! Iáu-koh sī sio--ê --neh! </text:p>
        <text:p text:style-name="P1"/>
        <text:p text:style-name="P1">真正是一个乖囡仔。</text:p>
        <text:p text:style-name="P1">Tsin-tsiànn sī tsi̍t ê kuai gín-á.</text:p>
        <text:p text:style-name="P1"/>
        <text:p text:style-name="P1">默娘自細漢就足慈悲的，</text:p>
        <text:p text:style-name="P1">Bua̍t-niû tsū sè-hàn tiō tsiok tsû-pi--ê, </text:p>
        <text:p text:style-name="P1"/>
        <text:p text:style-name="P1">上愛共人鬥相共。</text:p>
        <text:p text:style-name="P1">siōng ài kā lâng tàu-sann-kāng.</text:p>
        <text:p text:style-name="P1"/>
        <text:p text:style-name="P1">嗯，積德行善人家的囡仔，</text:p>
        <text:p text:style-name="P1">Mh, tsik-tik hîng siān jîn-ke ê gín-á, </text:p>
        <text:p text:style-name="P1"/>
        <text:p text:style-name="P1">就是無仝款，孺子可教也。</text:p>
        <text:p text:style-name="P1">tiō sī bô kāng-khuán, lû tsú khó kà iā.</text:p>
        <text:p text:style-name="P1"/>
        <text:p text:style-name="P1">足莊嚴的廟寺。</text:p>
        <text:p text:style-name="P1">Tsiok tsong-giâm ê biō-sī.</text:p>
        <text:p text:style-name="P1"/>
        <text:p text:style-name="P1">喂，你看，啊默娘是按怎啦？</text:p>
        <text:p text:style-name="P1">Ueh, lí khuànn, ah Bua̍t-niû sī án-nuá --lah?</text:p>
        <text:p text:style-name="P1"/>
        <text:p text:style-name="P1"><text:soft-page-break/>伊自細漢就驚火啊！</text:p>
        <text:p text:style-name="P1">I tsū sè-hàn tō kiann hué --ah!</text:p>
        <text:p text:style-name="P1"/>
        <text:p text:style-name="P1">嗯，足奇怪的，</text:p>
        <text:p text:style-name="P1">Mh, tsiok kî-kuài--ê, </text:p>
        <text:p text:style-name="P1"/>
        <text:p text:style-name="P1">這位菩薩予我感覺足親切的，</text:p>
        <text:p text:style-name="P1">tsit uī phôo-sat hōo guá kám-kak tsiok tshin-tshiat --ê, </text:p>
        <text:p text:style-name="P1"/>
        <text:p text:style-name="P1">好親像佇佗捌看過。</text:p>
        <text:p text:style-name="P1">hó-tshin-tshiūnn tī tó bat khuànn-kuè.</text:p>
        <text:p text:style-name="P1"/>
        <text:p text:style-name="P1">菩薩娘娘，</text:p>
        <text:p text:style-name="P1">Phôo-sat-niû-niû, </text:p>
        <text:p text:style-name="P1"/>
        <text:p text:style-name="P1">請你保庇，</text:p>
        <text:p text:style-name="P1">tshiánn lí pó-pì, </text:p>
        <text:p text:style-name="P1"/>
        <text:p text:style-name="P1">村仔內大大細細、阿爹、阿娘、阿兄、阿姊。</text:p>
        <text:p text:style-name="P1">tshun-á-lāi tuā-tuā-sè-sè, a-tia, a-niâ, a-hiann, a-tsí. </text:p>
        <text:p text:style-name="P1"/>
        <text:p text:style-name="P1">每一个人攏會當平安健康、食百二。</text:p>
        <text:p text:style-name="P1">Muí tsi̍t ê lâng lóng ē-tàng pîng-an kiān-khong, tsia̍h pah-jī.</text:p>
        <text:p text:style-name="P1"/>
        <text:p text:style-name="P1">默娘，你真乖。</text:p>
        <text:p text:style-name="P1">Bua̍t-niû, lí tsin kuai.</text:p>
        <text:p text:style-name="P1"/>
        <text:p text:style-name="P1">嗯，是啥人？啊！菩薩娘娘，</text:p>
        <text:p text:style-name="P1">Mh, sī siánn-lâng? Ah! Phôo-sat-niû-niû, </text:p>
        <text:p text:style-name="P1"/>
        <text:p text:style-name="P1">是你咧佮我講話喔？</text:p>
        <text:p text:style-name="P1">sī lí leh kah guá kóng-uē --ooh?</text:p>
        <text:p text:style-name="P1"/>
        <text:p text:style-name="P1">無毋著，默娘聽旨，</text:p>
        <text:p text:style-name="P1">Bô m̄-tio̍h, Bua̍t-niû thiann tsí, </text:p>
        <text:p text:style-name="P1"/>
        <text:p text:style-name="P1">你本是我身軀邊的ua̍t女，</text:p>
        <text:p text:style-name="P1">lí pún sī guá sin-khu-pinn ê ua̍t-lí, </text:p>
        <text:p text:style-name="P1"/>
        <text:p text:style-name="P1">因為沿海居民受著海難折磨。</text:p>
        <text:p text:style-name="P1">in-uī iân-hái ki-bîn siū-tio̍h hái-lān tsiat-buâ. </text:p>
        <text:p text:style-name="P1"/>
        <text:p text:style-name="P1">本座才會派你下凡，</text:p>
        <text:p text:style-name="P1">Pún tsō tsiah ē phài lí hā-huān, </text:p>
        <text:p text:style-name="P1"/>
        <text:p text:style-name="P1">解救蒼生，你敢願意？</text:p>
        <text:p text:style-name="P1">kái-kiù tshong-sing, lí kám guān-ì?</text:p>
        <text:p text:style-name="P1"/>
        <text:p text:style-name="P1">菩薩娘娘，我願意，</text:p>
        <text:p text:style-name="P1">Phôo-sat-niû-niû, guá guān-ì, </text:p>
        <text:p text:style-name="P1"/>
        <text:p text:style-name="P1">猶毋過我應該欲按怎做？</text:p>
        <text:p text:style-name="P1">iáu-m̄-koh guá ing-kai beh án-nuá tsò?</text:p>
        <text:p text:style-name="P1"/>
        <text:p text:style-name="P1">玄通何在？</text:p>
        <text:p text:style-name="P1">Suân-thong hô tsāi?</text:p>
        <text:p text:style-name="P1"/>
        <text:p text:style-name="P1">玄通拜見觀音娘娘。</text:p>
        <text:p text:style-name="P1">Suân-thong pài-kiàn Kuan-im-niû-niû.</text:p>
        <text:p text:style-name="P1"/>
        <text:p text:style-name="P1">玄通，</text:p>
        <text:p text:style-name="P1"><text:soft-page-break/>Suân-thong, </text:p>
        <text:p text:style-name="P1"/>
        <text:p text:style-name="P1">默娘未來會面對各種的困難佮危險，</text:p>
        <text:p text:style-name="P1">Bua̍t-niû bī-lâi ē bīn-tuì kok-tsióng ê khùn-lân kah huî-hiám, </text:p>
        <text:p text:style-name="P1"/>
        <text:p text:style-name="P1">你愛好好仔協助伊。</text:p>
        <text:p text:style-name="P1">lí ài hó-hó-á hia̍p-tsōo --i.</text:p>
        <text:p text:style-name="P1"/>
        <text:p text:style-name="P1">將來轉去天庭，</text:p>
        <text:p text:style-name="P1">Tsiong-lâi tńg--khì thian-tîng, </text:p>
        <text:p text:style-name="P1"/>
        <text:p text:style-name="P1">我一定會奏請玉帝，</text:p>
        <text:p text:style-name="P1">guá it-tīng ē tsàu-tshíng Gio̍k-tè, </text:p>
        <text:p text:style-name="P1"/>
        <text:p text:style-name="P1">論功行賞，你知影無？</text:p>
        <text:p text:style-name="P1">lūn kong hîng siúnn, lí tsai-iánn --bô?</text:p>
        <text:p text:style-name="P1"/>
        <text:p text:style-name="P1">是！玄通謹遵法旨。</text:p>
        <text:p text:style-name="P1">Sī! Suân-thong kín tsun huat-tsí.</text:p>
        <text:p text:style-name="P1"/>
        <text:p text:style-name="P1">請問菩薩娘娘，</text:p>
        <text:p text:style-name="P1">Tshiánn-mn̄g Phôo-sat-niû-niû, </text:p>
        <text:p text:style-name="P1"/>
        <text:p text:style-name="P1">愛到啥物時陣我才會當轉去你的身軀邊？</text:p>
        <text:p text:style-name="P1">ài kàu siánn-mih sî-tsūn guá tsiah ē-tàng tńg-khì lí ê sin-khu-pinn?</text:p>
        <text:p text:style-name="P1"/>
        <text:p text:style-name="P1">乖囡仔，總有一工，</text:p>
        <text:p text:style-name="P1">Kuai gín-á, tsóng ū tsi̍t kang, </text:p>
        <text:p text:style-name="P1"/>
        <text:p text:style-name="P1">你會閣倒轉來。</text:p>
        <text:p text:style-name="P1">lí ē koh tò-tńg--lâi. </text:p>
        <text:p text:style-name="P1"/>
        <text:p text:style-name="P1">佇咧紲落來的日子內底，</text:p>
        <text:p text:style-name="P1">Tī-leh suà--lo̍h-lâi ê ji̍t-tsí lāi-té, </text:p>
        <text:p text:style-name="P1"/>
        <text:p text:style-name="P1">你愛認真向玄通學習道法，</text:p>
        <text:p text:style-name="P1">lí ài jīn-tsin hiòng Suân-thong ha̍k-si̍p tō-huat, </text:p>
        <text:p text:style-name="P1"/>
        <text:p text:style-name="P1">解救苦難中的天下百姓。</text:p>
        <text:p text:style-name="P1">kái-kiù khóo-lān tiong ê thian-hā peh-sìnn.</text:p>
        <text:p text:style-name="P1"/>
        <text:p text:style-name="P1">菩薩娘娘，嗯，你哪會佇咧遮？</text:p>
        <text:p text:style-name="P1">Phôo-sat-niû-niû, mh, lí ná ē tī leh tsia?</text:p>
        <text:p text:style-name="P1"/>
        <text:p text:style-name="P1">你佇咧講我？</text:p>
        <text:p text:style-name="P1">Lí tī-leh kóng guá? </text:p>
        <text:p text:style-name="P1"/>
        <text:p text:style-name="P1">喂，你講咧？你袂認得我喔！</text:p>
        <text:p text:style-name="P1">Ueh, lí kóng --leh? Lí bē-jīn-tit guá --ooh!</text:p>
        <text:p text:style-name="P1"/>
        <text:p text:style-name="P1">啊！</text:p>
        <text:p text:style-name="P1">Ah! </text:p>
        <text:p text:style-name="P1"/>
        <text:p text:style-name="P1">原來你是拄才佇菩薩身邊彼位道長喔！</text:p>
        <text:p text:style-name="P1">Guân-lâi lí sī tú-tsiah tī Phôo-sat sin-pinn hit uī tō-tiúnn --ooh!</text:p>
        <text:p text:style-name="P1"/>
        <text:p text:style-name="P1">哈哈哈，無毋著，</text:p>
        <text:p text:style-name="P1">Ha ha ha, bô m̄-tio̍h, </text:p>
        <text:p text:style-name="P1"/>
        <text:p text:style-name="P1">我嘛是頭拄仔彼位乞食啦。</text:p>
        <text:p text:style-name="P1"><text:soft-page-break/>guá mā sī thâu-tú-á hit uī khit-tsia̍h --lah.</text:p>
        <text:p text:style-name="P1"/>
        <text:p text:style-name="P1">道長在上，弟子有禮。</text:p>
        <text:p text:style-name="P1">Tō-tiúnn tsāi siōng, tē-tsú iú lé.</text:p>
        <text:p text:style-name="P1"/>
        <text:p text:style-name="P1">哈哈哈，免禮、免禮。</text:p>
        <text:p text:style-name="P1">Ha ha ha, bián-lé, bián-lé.</text:p>
        <text:p text:style-name="P1"/>
        <text:p text:style-name="P1">默娘，這對玉珮，</text:p>
        <text:p text:style-name="P1">Bua̍t-niû, tsit tuì gio̍k-puè, </text:p>
        <text:p text:style-name="P1"/>
        <text:p text:style-name="P1">是觀音菩薩叫我愛交予你的。</text:p>
        <text:p text:style-name="P1">sī Kuan-im-phôo-sat kiò guá ài kau hōo --lí --ê. </text:p>
        <text:p text:style-name="P1"/>
        <text:p text:style-name="P1">明仔載開始，</text:p>
        <text:p text:style-name="P1">Bîn-á-tsài khai-sí, </text:p>
        <text:p text:style-name="P1"/>
        <text:p text:style-name="P1">我會代替菩薩傳授你玉珮</text:p>
        <text:p text:style-name="P1">guá ē tāi-thè Phôo-sat thuân-siū lí gio̍k-puè </text:p>
        <text:p text:style-name="P1"/>
        <text:p text:style-name="P1">內底的智識佮濟世救人的學問予你。</text:p>
        <text:p text:style-name="P1">lāi-tué ê tì-sik kah tsè-sè-kiù-lîn ê ha̍k-būn hōo --lí.</text:p>
        <text:p text:style-name="P1"/>
        <text:p text:style-name="P1">多謝道長。</text:p>
        <text:p text:style-name="P1">To-siā tō-tiúnn.</text:p>
        <text:p text:style-name="P1"/>
        <text:p text:style-name="P1">默娘，</text:p>
        <text:p text:style-name="P1">Bua̍t-niû, </text:p>
        <text:p text:style-name="P1"/>
        <text:p text:style-name="P1">你這遍去修行，</text:p>
        <text:p text:style-name="P1">lí tsit piàn khì siu-hīng, </text:p>
        <text:p text:style-name="P1"/>
        <text:p text:style-name="P1">阿娘會足無伴的呢。</text:p>
        <text:p text:style-name="P1">a-niâ ē tsiok bô phuānn --ê --neh.</text:p>
        <text:p text:style-name="P1"/>
        <text:p text:style-name="P1">阿娘，我會拍拚學習較早轉來。</text:p>
        <text:p text:style-name="P1">A-niâ, guá ē phah-piànn ha̍k-si̍p khah-tsá tńg--lâi.</text:p>
        <text:p text:style-name="P1"/>
        <text:p text:style-name="P1">實在足毋甘的。</text:p>
        <text:p text:style-name="P1">Si̍t-tsāi tsiok m̄-kam--ê.</text:p>
        <text:p text:style-name="P1"/>
        <text:p text:style-name="P1">再見。</text:p>
        <text:p text:style-name="P1">Tsài-kiàn.</text:p>
        <text:p text:style-name="P1"/>
        <text:p text:style-name="P1">有閒就愛轉來喔！</text:p>
        <text:p text:style-name="P1">Ū-îng tō ài tńg--lâi --ooh!</text:p>
        <text:p text:style-name="P1"/>
        <text:p text:style-name="P1">阿爹、阿娘、阿兄、阿姊，再見。</text:p>
        <text:p text:style-name="P1">A-tia, a-niâ, a-hiann, a-tsí, tsài-kiàn.</text:p>
        <text:p text:style-name="P1"/>
        <text:p text:style-name="P1">啊！</text:p>
        <text:p text:style-name="P1">Ah!</text:p>
        <text:p text:style-name="P1"/>
        <text:p text:style-name="P1">哈哈，阮等你真久囉！</text:p>
        <text:p text:style-name="P1">Ha ha, gún tán lí tsin kú --looh!</text:p>
        <text:p text:style-name="P1"/>
        <text:p text:style-name="P1">師父！</text:p>
        <text:p text:style-name="P1">Su-hū!</text:p>
        <text:p text:style-name="P1"/>
        <text:p text:style-name="P1">哈、哈啾，哇啊啊，</text:p>
        <text:p text:style-name="P1">Ha, ha tshiuh, uah ah ah, </text:p>
        <text:p text:style-name="P1"/>
        <text:p text:style-name="P1">跤麻去矣啦！</text:p>
        <text:p text:style-name="P1">kha mâ--khì --ah --lah!</text:p>
        <text:p text:style-name="P1"/>
        <text:p text:style-name="P1">哪會按呢？師父。</text:p>
        <text:p text:style-name="P1">Ná ē án-ne? Su-hū. </text:p>
        <text:p text:style-name="P1"><text:soft-page-break/></text:p>
        <text:p text:style-name="P1">菩薩娘娘保庇，</text:p>
        <text:p text:style-name="P1">Phôo-sat-niû-niû pó-pì, </text:p>
        <text:p text:style-name="P1"/>
        <text:p text:style-name="P1">菩薩娘娘保庇。</text:p>
        <text:p text:style-name="P1">phôo-sat-niû-niû pó-pì.</text:p>
        <text:p text:style-name="P1"/>
        <text:p text:style-name="P1">哈哈哈，小姑娘啊，</text:p>
        <text:p text:style-name="P1">Ha ha ha, sió koo-niû --ah, </text:p>
        <text:p text:style-name="P1"/>
        <text:p text:style-name="P1">緊出來啊，</text:p>
        <text:p text:style-name="P1">kín tshut--lâi --ah, </text:p>
        <text:p text:style-name="P1"/>
        <text:p text:style-name="P1">我敢會用得娶你做某？嗯？</text:p>
        <text:p text:style-name="P1">guá kám ē-īng-eh tshuā lí tsò bóo? Mh? </text:p>
        <text:p text:style-name="P1"/>
        <text:p text:style-name="P1">揣毋著人矣啦。</text:p>
        <text:p text:style-name="P1">Tshuē m̄-tio̍h lâng --ah --lah.</text:p>
        <text:p text:style-name="P1"/>
        <text:p text:style-name="P1">你無佮意伊，</text:p>
        <text:p text:style-name="P1">Lí bô kah-ì --i, </text:p>
        <text:p text:style-name="P1"/>
        <text:p text:style-name="P1">會當嫁予我啊。</text:p>
        <text:p text:style-name="P1">ē-tàng kè hōo guá --ah. </text:p>
        <text:p text:style-name="P1"/>
        <text:p text:style-name="P1">哈哈哈。小姑娘啊，</text:p>
        <text:p text:style-name="P1">Ha ha ha. Sió koo-niû --ah, </text:p>
        <text:p text:style-name="P1"/>
        <text:p text:style-name="P1">免歹勢啦。</text:p>
        <text:p text:style-name="P1">bián pháinn-sè --lah.</text:p>
        <text:p text:style-name="P1"/>
        <text:p text:style-name="P1">我猶閣細漢，</text:p>
        <text:p text:style-name="P1">Guá iáu-koh sè-hàn, </text:p>
        <text:p text:style-name="P1"/>
        <text:p text:style-name="P1">無想欲嫁尪，</text:p>
        <text:p text:style-name="P1">bô siūnn-beh kè ang, </text:p>
        <text:p text:style-name="P1"/>
        <text:p text:style-name="P1">恁真正揣毋著人矣啦。</text:p>
        <text:p text:style-name="P1">lín tsin-tsiànn tshuē m̄-tio̍h lâng --ah --lah.</text:p>
        <text:p text:style-name="P1"/>
        <text:p text:style-name="P1">袂毋著啦，</text:p>
        <text:p text:style-name="P1">Bē m̄-tio̍h --lah, </text:p>
        <text:p text:style-name="P1"/>
        <text:p text:style-name="P1">你規身軀攏是九世玉女的佛門正氣。</text:p>
        <text:p text:style-name="P1">lí kui sin-khu lóng sī kiú sè gio̍k lí ê hu̍t mn̂g tsìng khì.</text:p>
        <text:p text:style-name="P1"/>
        <text:p text:style-name="P1">橫直你就嫁予阮兩个啊。</text:p>
        <text:p text:style-name="P1">Huînn-ti̍t lí tō kè hōo gún nn̄g ê --ah.</text:p>
        <text:p text:style-name="P1"/>
        <text:p text:style-name="P1">我同意。</text:p>
        <text:p text:style-name="P1">Guá tông-ì.</text:p>
        <text:p text:style-name="P1"/>
        <text:p text:style-name="P1">啥物？救人喔，</text:p>
        <text:p text:style-name="P1">Siánn-mih? Kiù-lâng --ooh, </text:p>
        <text:p text:style-name="P1"/>
        <text:p text:style-name="P1">我欲昏去啊。</text:p>
        <text:p text:style-name="P1">guá beh hun--khì --ah.</text:p>
        <text:p text:style-name="P1"/>
        <text:p text:style-name="P1">啊？昏去矣，啊這馬欲按怎？</text:p>
        <text:p text:style-name="P1">Ah? Hun--khì --ah, ah tsit-má beh án-tsuánn?</text:p>
        <text:p text:style-name="P1"/>
        <text:p text:style-name="P1">先共伊𤆬轉來啊。</text:p>
        <text:p text:style-name="P1">Sing kā i tshuā --tńg-lâi --ah.</text:p>
        <text:p text:style-name="P1"/>
        <text:p text:style-name="P1">喔。</text:p>
        <text:p text:style-name="P1">Ooh.</text:p>
        <text:p text:style-name="P1"/>
        <text:p text:style-name="P1">啊？</text:p>
        <text:p text:style-name="P1">Ah?</text:p>
        <text:p text:style-name="P1"/>
        <text:p text:style-name="P1"><text:soft-page-break/>何方妖孽？</text:p>
        <text:p text:style-name="P1">Hô-hong iau-gia̍t?</text:p>
        <text:p text:style-name="P1"/>
        <text:p text:style-name="P1">啊！伊的元神閣佇咧。</text:p>
        <text:p text:style-name="P1">Ah! I ê guân-sîn koh tī --leh.</text:p>
        <text:p text:style-name="P1"/>
        <text:p text:style-name="P1">原來是恁這兩个金水妖精，</text:p>
        <text:p text:style-name="P1">Guân-lâi sī lín tsit nn̄g ê kim-tsuí iau-tsiann, </text:p>
        <text:p text:style-name="P1"/>
        <text:p text:style-name="P1">竟然佇咧遮聳鬚。</text:p>
        <text:p text:style-name="P1">kìng-jiân tī-leh tsia tshàng-tshiu.</text:p>
        <text:p text:style-name="P1"/>
        <text:p text:style-name="P1">嘿嘿嘿，小寶貝，喔！</text:p>
        <text:p text:style-name="P1">Heh heh heh, sió pó-puè, ooh! </text:p>
        <text:p text:style-name="P1"/>
        <text:p text:style-name="P1">無無無，仙女姊姊，</text:p>
        <text:p text:style-name="P1">Bô bô bô, sian-lí tse--tseh, </text:p>
        <text:p text:style-name="P1"/>
        <text:p text:style-name="P1">這、一切攏是誤會啦。</text:p>
        <text:p text:style-name="P1">tse, it-tshè lóng sī gōo-huē --lah.</text:p>
        <text:p text:style-name="P1"/>
        <text:p text:style-name="P1">誤會？</text:p>
        <text:p text:style-name="P1">Gōo-huē?</text:p>
        <text:p text:style-name="P1"/>
        <text:p text:style-name="P1">就是啊。</text:p>
        <text:p text:style-name="P1">Tiō sī --ah.</text:p>
        <text:p text:style-name="P1"/>
        <text:p text:style-name="P1">阮就是聽人咧烏白講的啦，</text:p>
        <text:p text:style-name="P1">Gún tiō sī thiann lâng leh oo-pe̍h kóng--ê --lah, </text:p>
        <text:p text:style-name="P1"/>
        <text:p text:style-name="P1">掠準仙女姊姊你已經無佇咧遐矣。</text:p>
        <text:p text:style-name="P1">lia̍h-tsún sian-lí tse--tseh lí í-king bô tī-leh hia --ah.</text:p>
        <text:p text:style-name="P1"/>
        <text:p text:style-name="P1">哎、哎，這一切攏是誤會啦。</text:p>
        <text:p text:style-name="P1">Aih, aih, tse it-tshè lóng sī gōo-huē --lah.</text:p>
        <text:p text:style-name="P1"/>
        <text:p text:style-name="P1">哼！</text:p>
        <text:p text:style-name="P1">Hngh!</text:p>
        <text:p text:style-name="P1"/>
        <text:p text:style-name="P1">大的，啊你毋是想欲娶某，</text:p>
        <text:p text:style-name="P1">Tuā--ê, ah lí m̄ sī siūnn-beh tshuā bóo, </text:p>
        <text:p text:style-name="P1"/>
        <text:p text:style-name="P1">無先讓你好矣。</text:p>
        <text:p text:style-name="P1">bô sing niū --lí hó --ah.</text:p>
        <text:p text:style-name="P1"/>
        <text:p text:style-name="P1">你、你才是老大的咧，</text:p>
        <text:p text:style-name="P1">Lí, lí tsiah sī láu-tuā--ê --leh, </text:p>
        <text:p text:style-name="P1"/>
        <text:p text:style-name="P1">哼，我才無欲佮你搶你的小寶貝。</text:p>
        <text:p text:style-name="P1">hngh, guá tsiah bô beh kah lí tshiúnn lí ê sió pó-puè.</text:p>
        <text:p text:style-name="P1"/>
        <text:p text:style-name="P1">哇！某娶無著，煞害著家己，</text:p>
        <text:p text:style-name="P1">Uah! Bóo tshuā bô tio̍h, suah hāi--tio̍h ka-kī, </text:p>
        <text:p text:style-name="P1"/>
        <text:p text:style-name="P1">這馬煞變成按呢啦。</text:p>
        <text:p text:style-name="P1">tsit-má suah piàn-sîng án-ne --lah.</text:p>
        <text:p text:style-name="P1"/>
        <text:p text:style-name="P1">啊謼，默娘，我來也，</text:p>
        <text:p text:style-name="P1">ah --hooh, Bua̍t-niû, guá lâi iā, </text:p>
        <text:p text:style-name="P1"/>
        <text:p text:style-name="P1">嘻哈哈，姿勢媠喔，啊！我的腰啊。</text:p>
        <text:p text:style-name="P1">hi ha ha, tsu-sè suí --ooh, ah! Guá ê io --ah.</text:p>
        <text:p text:style-name="P1"><text:soft-page-break/></text:p>
        <text:p text:style-name="P1">喂，你看，彼是啥物#東東#啊？</text:p>
        <text:p text:style-name="P1">Ueh, lí khuànn, he sī siánn-mih #東東# --ah?</text:p>
        <text:p text:style-name="P1"/>
        <text:p text:style-name="P1">我哪知影。</text:p>
        <text:p text:style-name="P1">Guá ná tsai-iánn.</text:p>
        <text:p text:style-name="P1"/>
        <text:p text:style-name="P1">嘿嘿，是福毋是禍，</text:p>
        <text:p text:style-name="P1">Heh heh, sī hok m̄ sī hō, </text:p>
        <text:p text:style-name="P1"/>
        <text:p text:style-name="P1">這正是恁修成正果的好機緣啊。</text:p>
        <text:p text:style-name="P1">tse tsiànn sī lín siu sîng tsìng-kó ê hó ki-iân --ah.</text:p>
        <text:p text:style-name="P1"/>
        <text:p text:style-name="P1">修、修、修理你嘛較差不多。</text:p>
        <text:p text:style-name="P1">Siu, siu, siu-lí lí mā khah tsha-put-to.</text:p>
        <text:p text:style-name="P1"/>
        <text:p text:style-name="P1">哎唷，哎唷，疼疼疼，哎喲喂啊。</text:p>
        <text:p text:style-name="P1">Aih-ioh, aih-ioh, thiànn thiànn thiànn, ai-iō-uê --ah.</text:p>
        <text:p text:style-name="P1"/>
        <text:p text:style-name="P1">師父，救命啊，師父。嗯？</text:p>
        <text:p text:style-name="P1">Su-hū, kiù-miā --ah, su-hū. Mh?</text:p>
        <text:p text:style-name="P1"/>
        <text:p text:style-name="P1">正爿，正爿較重咧，</text:p>
        <text:p text:style-name="P1">Tsiànn-pîng, tsiànn-pîng khah tāng --leh, </text:p>
        <text:p text:style-name="P1"/>
        <text:p text:style-name="P1">閣較懸一屑仔。</text:p>
        <text:p text:style-name="P1">koh-khah kuân tsi̍t-sut-á.</text:p>
        <text:p text:style-name="P1"/>
        <text:p text:style-name="P1">師父，救命喔，</text:p>
        <text:p text:style-name="P1">Su-hū, kiù-miā --ooh, </text:p>
        <text:p text:style-name="P1"/>
        <text:p text:style-name="P1">拄才有兩个大妖怪欲欺負我。</text:p>
        <text:p text:style-name="P1">tú-tsiah ū nn̄g ê tuā iau-kuài beh khi-hū guá.</text:p>
        <text:p text:style-name="P1"/>
        <text:p text:style-name="P1">喂，in是啥人？足古錐的。</text:p>
        <text:p text:style-name="P1">Ueh, in sī siánn-lâng? Tsiok kóo-tsui--ê.</text:p>
        <text:p text:style-name="P1"/>
        <text:p text:style-name="P1">順風、千里拜見仙姑，</text:p>
        <text:p text:style-name="P1">Sūn-hong, Tshian-lí pài-kiàn sian-koo, </text:p>
        <text:p text:style-name="P1"/>
        <text:p text:style-name="P1">阮願意綴你，為你鞍前馬後、</text:p>
        <text:p text:style-name="P1">gún guān-ì tuè lí, uī lí an-tsîng má-āu, </text:p>
        <text:p text:style-name="P1"/>
        <text:p text:style-name="P1">赴湯蹈火、萬死不辭。</text:p>
        <text:p text:style-name="P1">hù-thng-tō-hué, bān-sú-put-sî.</text:p>
        <text:p text:style-name="P1"/>
        <text:p text:style-name="P1">恁兩个足面熟的呢。</text:p>
        <text:p text:style-name="P1">Lín nn̄g ê tsiok bīn-si̍k--ê --neh.</text:p>
        <text:p text:style-name="P1"/>
        <text:p text:style-name="P1">嘿嘿嘿，你食肉，</text:p>
        <text:p text:style-name="P1">Heh heh heh, lí tsia̍h bah, </text:p>
        <text:p text:style-name="P1"/>
        <text:p text:style-name="P1">阮啉湯，無無無，</text:p>
        <text:p text:style-name="P1">guán lim thng, bô bô bô, </text:p>
        <text:p text:style-name="P1"/>
        <text:p text:style-name="P1">阮這馬改食、食菜矣。</text:p>
        <text:p text:style-name="P1">guán tsit-má kái tsia̍h, tsia̍h tshài --ah.</text:p>
        <text:p text:style-name="P1"/>
        <text:p text:style-name="P1">啊！是恁兩个，師父，</text:p>
        <text:p text:style-name="P1">Ah! Sī lín nn̄g ê, su-hū, </text:p>
        <text:p text:style-name="P1"/>
        <text:p text:style-name="P1">in去予你收服矣喔？</text:p>
        <text:p text:style-name="P1">in khì hōo lí siu-ho̍k --ah --ooh? </text:p>
        <text:p text:style-name="P1"/>
        <text:p text:style-name="P1">你足𠢕的呢，</text:p>
        <text:p text:style-name="P1"><text:soft-page-break/>Lí tsiok gâu--ê --neh, </text:p>
        <text:p text:style-name="P1"/>
        <text:p text:style-name="P1">一下仔就將in兩个收服矣，</text:p>
        <text:p text:style-name="P1">tsi̍t-ē-á tō tsiong in nn̄g ê siu-ho̍k --ah, </text:p>
        <text:p text:style-name="P1"/>
        <text:p text:style-name="P1">師父，這招我欲學，你緊共我教。</text:p>
        <text:p text:style-name="P1">su-hū, tsit tsiau guá beh o̍h, lí kín kā guá kà.</text:p>
        <text:p text:style-name="P1"/>
        <text:p text:style-name="P1">啊哈哈哈。</text:p>
        <text:p text:style-name="P1">Ah ha ha ha.</text:p>
        <text:p text:style-name="P1"/>
        <text:p text:style-name="P1">師父、師父，我一定欲學，</text:p>
        <text:p text:style-name="P1">Su-hū, su-hū, guá it-tīng beh o̍h, </text:p>
        <text:p text:style-name="P1"/>
        <text:p text:style-name="P1">這招是愛學偌久啊？</text:p>
        <text:p text:style-name="P1">tsit tsiau sī ài o̍h guā kú --ah?</text:p>
        <text:p text:style-name="P1"/>
        <text:p text:style-name="P1">哈哈哈哈，</text:p>
        <text:p text:style-name="P1">Ha ha ha ha, </text:p>
        <text:p text:style-name="P1"/>
        <text:p text:style-name="P1">只要肯學，</text:p>
        <text:p text:style-name="P1">tsí-iàu khíng o̍h, </text:p>
        <text:p text:style-name="P1"/>
        <text:p text:style-name="P1">三五十冬，</text:p>
        <text:p text:style-name="P1">sann gōo-tsa̍p tang, </text:p>
        <text:p text:style-name="P1"/>
        <text:p text:style-name="P1">嘛會當有小小的成就。</text:p>
        <text:p text:style-name="P1">mā ē-tàng ū sió-sió ê sîng-tsiū.</text:p>
        <text:p text:style-name="P1"/>
        <text:p text:style-name="P1">愛遮久喔，唉。</text:p>
        <text:p text:style-name="P1">Ài tsiah kú --ooh, haih. </text:p>
        <text:p text:style-name="P1"/>
        <text:p text:style-name="P1">喂？恁叫啥物名？</text:p>
        <text:p text:style-name="P1">Ueh, lín kiò siánn-mih miâ?</text:p>
        <text:p text:style-name="P1"/>
        <text:p text:style-name="P1">我叫做千里眼，</text:p>
        <text:p text:style-name="P1">Guá kiò-tsò Tshian-lí-gán, </text:p>
        <text:p text:style-name="P1"/>
        <text:p text:style-name="P1">有一對大目睭，</text:p>
        <text:p text:style-name="P1">ū tsi̍t tuì tuā ba̍k-tsiu, </text:p>
        <text:p text:style-name="P1"/>
        <text:p text:style-name="P1">會當看著千里以外的事物喔！</text:p>
        <text:p text:style-name="P1">ē-tàng khuànn-tio̍h tshian-lí í-guā ê sū-bu̍t --ooh!</text:p>
        <text:p text:style-name="P1"/>
        <text:p text:style-name="P1">我有一對大耳仔，</text:p>
        <text:p text:style-name="P1">Guá ū tsi̍t tuì tuā hīnn-á, </text:p>
        <text:p text:style-name="P1"/>
        <text:p text:style-name="P1">叫順風耳，</text:p>
        <text:p text:style-name="P1">kiò Sūn-hong-ní, </text:p>
        <text:p text:style-name="P1"/>
        <text:p text:style-name="P1">千里以外的聲攏聽會著喔！</text:p>
        <text:p text:style-name="P1">tshian-lí í-guā ê siann lóng thiann-ē-tio̍h --ooh!</text:p>
        <text:p text:style-name="P1"/>
        <text:p text:style-name="P1">傷寒，著無？</text:p>
        <text:p text:style-name="P1">Siong-hân, tio̍h --bô?</text:p>
        <text:p text:style-name="P1"/>
        <text:p text:style-name="P1">嗯！道經有云，上善若水，</text:p>
        <text:p text:style-name="P1">Mh! Tō-king iú hûn, siōng siān lio̍k tsuí, </text:p>
        <text:p text:style-name="P1"/>
        <text:p text:style-name="P1">水善利萬物而不爭，水乃天地之精。</text:p>
        <text:p text:style-name="P1">tsuí siān lī bān-bu̍t lî put tsing, tsuí nái thinn-tē tsi tsing.</text:p>
        <text:p text:style-name="P1"/>
        <text:p text:style-name="P1">經云，天一生水居北，</text:p>
        <text:p text:style-name="P1">King hûn, thian it sing tsuí ki pak, </text:p>
        <text:p text:style-name="P1"/>
        <text:p text:style-name="P1">地以六成之，使其流潤，</text:p>
        <text:p text:style-name="P1">tē í lio̍k sîng tsi, sú kî liû lūn, </text:p>
        <text:p text:style-name="P1"><text:soft-page-break/></text:p>
        <text:p text:style-name="P1">天下莫柔弱予水而攻堅。</text:p>
        <text:p text:style-name="P1">thian-hā bo̍k liû-lio̍k î tsuí lî kong-kian.</text:p>
        <text:p text:style-name="P1"/>
        <text:p text:style-name="P1">強者莫之能勝，故柔之勝剛，</text:p>
        <text:p text:style-name="P1">Kiông--tsiá bo̍k tsi lîng sìng, kòo liû tsi sìng kong, </text:p>
        <text:p text:style-name="P1"/>
        <text:p text:style-name="P1">弱之勝強，因其無有，</text:p>
        <text:p text:style-name="P1">lio̍k tsi sìng kiông, in kî bû iú, </text:p>
        <text:p text:style-name="P1"/>
        <text:p text:style-name="P1">故能入於無間。</text:p>
        <text:p text:style-name="P1">kòo lîng li̍p î bû kan.</text:p>
        <text:p text:style-name="P1"/>
        <text:p text:style-name="P1">默娘是女子之體，</text:p>
        <text:p text:style-name="P1">Bua̍t-niû sī lú-tsú tsi thé, </text:p>
        <text:p text:style-name="P1"/>
        <text:p text:style-name="P1">較適合修練陰柔的水，</text:p>
        <text:p text:style-name="P1">khah sik-ha̍p siu-liān im-jiû ê tsuí, </text:p>
        <text:p text:style-name="P1"/>
        <text:p text:style-name="P1">只要心神合一，</text:p>
        <text:p text:style-name="P1">tsí-iàu sim sîn ha̍p it, </text:p>
        <text:p text:style-name="P1"/>
        <text:p text:style-name="P1">久久運轉自然。</text:p>
        <text:p text:style-name="P1">kiú-kiú ūn-tsuán tsū-liân.</text:p>
        <text:p text:style-name="P1"/>
        <text:p text:style-name="P1">氣化為神，神化為虛，而成道矣。</text:p>
        <text:p text:style-name="P1">Khì huà uî sîn, sîn huà uî hi, lî sîng tō í.</text:p>
        <text:p text:style-name="P1"/>
        <text:p text:style-name="P1">總算有淡薄仔成就。</text:p>
        <text:p text:style-name="P1">Tsóng sǹg ū tām-po̍h-á sîng-tsiū.</text:p>
        <text:p text:style-name="P1"/>
        <text:p text:style-name="P1">我看閣早咧。</text:p>
        <text:p text:style-name="P1">Guá khuànn koh tsá --leh.</text:p>
        <text:p text:style-name="P1"/>
        <text:p text:style-name="P1">嗯？有人咧喝救命。</text:p>
        <text:p text:style-name="P1">Mh? Ū lâng leh huah kiù-miā.</text:p>
        <text:p text:style-name="P1"/>
        <text:p text:style-name="P1">佇佗位？</text:p>
        <text:p text:style-name="P1">Tī tó-uī?</text:p>
        <text:p text:style-name="P1"/>
        <text:p text:style-name="P1">佇咧南方五十里。</text:p>
        <text:p text:style-name="P1">Tī-leh lâm-hong gōo-tsa̍p lí.</text:p>
        <text:p text:style-name="P1"/>
        <text:p text:style-name="P1">師父佇咧歇睏，</text:p>
        <text:p text:style-name="P1">Su-hū tī-leh hioh-khùn, </text:p>
        <text:p text:style-name="P1"/>
        <text:p text:style-name="P1">哈哈，這是我表現的好機會。</text:p>
        <text:p text:style-name="P1">ha ha, tse sī guá piáu-hiān ê hó ki-huē.</text:p>
        <text:p text:style-name="P1"/>
        <text:p text:style-name="P1">菩薩保庇、菩薩保庇、菩薩保庇。</text:p>
        <text:p text:style-name="P1">Phôo-sat pó-pì, Phôo-sat pó-pì, Phôo-sat pó-pì.</text:p>
        <text:p text:style-name="P1"/>
        <text:p text:style-name="P1">救人喔！啊！啊！</text:p>
        <text:p text:style-name="P1">Kiù-lâng --ooh! Ah! Ah!</text:p>
        <text:p text:style-name="P1"/>
        <text:p text:style-name="P1">妖怪不准放肆，唉！</text:p>
        <text:p text:style-name="P1">Iau-kuài put-tsún hòng-sù, haih! </text:p>
        <text:p text:style-name="P1"/>
        <text:p text:style-name="P1">哼，看袂起我，嘿！啊！</text:p>
        <text:p text:style-name="P1">Hngh, khuànn-bē-khí guá, heh! Ah!</text:p>
        <text:p text:style-name="P1"/>
        <text:p text:style-name="P1">嘿嘿嘿，這款角色就拍袂贏。</text:p>
        <text:p text:style-name="P1">Heh heh heh, tsit khuán kak-sik tō phah bē iânn. </text:p>
        <text:p text:style-name="P1"/>
        <text:p text:style-name="P1">嘿嘿嘿！</text:p>
        <text:p text:style-name="P1"><text:soft-page-break/>Heh heh heh!</text:p>
        <text:p text:style-name="P1"/>
        <text:p text:style-name="P1">這兩个。</text:p>
        <text:p text:style-name="P1">Tsit nn̄g ê.</text:p>
        <text:p text:style-name="P1"/>
        <text:p text:style-name="P1">你哪會共我踢？</text:p>
        <text:p text:style-name="P1">Lí ná ē kā guá that? </text:p>
        <text:p text:style-name="P1"/>
        <text:p text:style-name="P1">你可惡！就是你啦，閣講無。</text:p>
        <text:p text:style-name="P1">Lí khó-ònn! Tiō sī lí --lah, koh kóng bô.</text:p>
        <text:p text:style-name="P1"/>
        <text:p text:style-name="P1">我哪有，我哪有。無啦，我哪有啦！</text:p>
        <text:p text:style-name="P1">Guá ná ū, guá ná ū. Bô --lah, guá ná ū --lah!</text:p>
        <text:p text:style-name="P1"/>
        <text:p text:style-name="P1">莫閣冤矣啦，看我的厲害。</text:p>
        <text:p text:style-name="P1">Mài koh uan --ah --lah, khuànn guá ê lī-hāi. </text:p>
        <text:p text:style-name="P1"/>
        <text:p text:style-name="P1">師父，你愛保重。</text:p>
        <text:p text:style-name="P1">Su-hū, lí ài pó-tiōng. </text:p>
        <text:p text:style-name="P1"/>
        <text:p text:style-name="P1">恁兩个愛乖乖仔顧厝喔！</text:p>
        <text:p text:style-name="P1">Lín nn̄g ê ài kuai-kuai-á kòo-tshù --ooh!</text:p>
        <text:p text:style-name="P1"/>
        <text:p text:style-name="P1">哇！哇。</text:p>
        <text:p text:style-name="P1">Uah! Uah.</text:p>
        <text:p text:style-name="P1"/>
        <text:p text:style-name="P1">默娘才轉去幾工仔，</text:p>
        <text:p text:style-name="P1">Bua̍t-niû tsiah tńg-khì kuí-kang-á, </text:p>
        <text:p text:style-name="P1"/>
        <text:p text:style-name="P1">就會轉來矣！</text:p>
        <text:p text:style-name="P1">tiō ē tńg--lâi --ah! </text:p>
        <text:p text:style-name="P1"/>
        <text:p text:style-name="P1">恁莫閣哭矣！</text:p>
        <text:p text:style-name="P1">Lín mài koh khàu --ah!</text:p>
        <text:p text:style-name="P1"/>
        <text:p text:style-name="P1">師祖！</text:p>
        <text:p text:style-name="P1">Su-tsóo!</text:p>
        <text:p text:style-name="P1"/>
        <text:p text:style-name="P1">哎啊！唉！好矣！好矣！</text:p>
        <text:p text:style-name="P1">Aih ah! Haih! Hó --ah! Hó --ah! </text:p>
        <text:p text:style-name="P1"/>
        <text:p text:style-name="P1">算我驚恁啦！</text:p>
        <text:p text:style-name="P1">Sǹg guá kiann --lín --lah! </text:p>
        <text:p text:style-name="P1"/>
        <text:p text:style-name="P1">恁就綴默娘鬥陣轉去！喂？ </text:p>
        <text:p text:style-name="P1">Lín tō tuè Bua̍t-niû tàu-tīn tńg--khì! Ueh?</text:p>
        <text:p text:style-name="P1"/>
        <text:p text:style-name="P1">師父啊，等我啦！</text:p>
        <text:p text:style-name="P1">Su-hū --ah, tán guá --lah!</text:p>
        <text:p text:style-name="P1"/>
        <text:p text:style-name="P1">阿娘！阿娘！阿娘！</text:p>
        <text:p text:style-name="P1">A-niâ! A-niâ! A-niâ!</text:p>
        <text:p text:style-name="P1"/>
        <text:p text:style-name="P1">默娘！</text:p>
        <text:p text:style-name="P1">Bua̍t-niû!</text:p>
        <text:p text:style-name="P1"/>
        <text:p text:style-name="P1">阿娘！我轉來矣！</text:p>
        <text:p text:style-name="P1">A-niâ! Guá tńg--lâi --ah!</text:p>
        <text:p text:style-name="P1"/>
        <text:p text:style-name="P1">阿娘看覓咧！喔！</text:p>
        <text:p text:style-name="P1">A-niâ khuànn-māi --leh! Ooh! </text:p>
        <text:p text:style-name="P1"/>
        <text:p text:style-name="P1">你較大漢啦！嘛曝甲較烏！</text:p>
        <text:p text:style-name="P1">Lí khah tuā-hàn --lah! Mā pha̍k kah khah oo! </text:p>
        <text:p text:style-name="P1"/>
        <text:p text:style-name="P1">阿娘足想你的！</text:p>
        <text:p text:style-name="P1">A-niâ tsiok siūnn --lí--ê!</text:p>
        <text:p text:style-name="P1"/>
        <text:p text:style-name="P1">阿娘，我嘛是逐工攏足想你的呢！</text:p>
        <text:p text:style-name="P1">A-niâ, guá mā sī ta̍k kang lóng tsiok siūnn --lí--ê <text:soft-page-break/>--neh!</text:p>
        <text:p text:style-name="P1"/>
        <text:p text:style-name="P1">妖怪！啊！妖怪！</text:p>
        <text:p text:style-name="P1">Iau-kuài! Ah! Iau-kuài! </text:p>
        <text:p text:style-name="P1"/>
        <text:p text:style-name="P1">緊出去啦！妖怪緊出去喔！</text:p>
        <text:p text:style-name="P1">Kín tshut-khì --lah! Iau-kuài kín tshut-khì --ooh! </text:p>
        <text:p text:style-name="P1"/>
        <text:p text:style-name="P1">緊出去啦！緊出去！</text:p>
        <text:p text:style-name="P1">Kín tshut-khì --lah! Kín tshut-khì! </text:p>
        <text:p text:style-name="P1"/>
        <text:p text:style-name="P1">出去！緊出去啦！</text:p>
        <text:p text:style-name="P1">Tshut-khì! Kín tshut-khì --lah!</text:p>
        <text:p text:style-name="P1"/>
        <text:p text:style-name="P1">師父啊！</text:p>
        <text:p text:style-name="P1">Su-hū --ah!</text:p>
        <text:p text:style-name="P1"/>
        <text:p text:style-name="P1">默娘！默娘你創啥？</text:p>
        <text:p text:style-name="P1">Bua̍t-niû! Bua̍t-niû lí tshòng siánn?</text:p>
        <text:p text:style-name="P1"/>
        <text:p text:style-name="P1">恁兩个哪會來？</text:p>
        <text:p text:style-name="P1">Lín nn̄g ê ná ē lâi?</text:p>
        <text:p text:style-name="P1"/>
        <text:p text:style-name="P1">師父！師父啊，</text:p>
        <text:p text:style-name="P1">Su-hū! Su-hū --ah, </text:p>
        <text:p text:style-name="P1"/>
        <text:p text:style-name="P1">阮兩个揣你揣足久的！</text:p>
        <text:p text:style-name="P1">gún nn̄g ê tshuē lí tshuē tsiok kú--ê!</text:p>
        <text:p text:style-name="P1"/>
        <text:p text:style-name="P1">唉啊，原來是默娘收的徒弟喔！</text:p>
        <text:p text:style-name="P1">Haih ah, guân-lâi sī Bua̍t-niû siu ê tôo-tē --ooh! </text:p>
        <text:p text:style-name="P1"/>
        <text:p text:style-name="P1">就是啊！喂！</text:p>
        <text:p text:style-name="P1">Tiō sī --ah! Ueh! </text:p>
        <text:p text:style-name="P1"/>
        <text:p text:style-name="P1">伊是對佗位來的？</text:p>
        <text:p text:style-name="P1">I sī uì tó-uī lâi--ê? </text:p>
        <text:p text:style-name="P1"/>
        <text:p text:style-name="P1">哪會生甲遮特別！</text:p>
        <text:p text:style-name="P1">Ná ē senn kah tsiah ti̍k-pia̍t! </text:p>
        <text:p text:style-name="P1"/>
        <text:p text:style-name="P1">這耳仔足奇怪的呢！</text:p>
        <text:p text:style-name="P1">Tse hīnn-á tsiok kî-kuài--ê --neh! </text:p>
        <text:p text:style-name="P1"/>
        <text:p text:style-name="P1">若共in𤆬出去共人驚，</text:p>
        <text:p text:style-name="P1">Nā kā in tshuā tshut-khì kā lâng kiann, </text:p>
        <text:p text:style-name="P1"/>
        <text:p text:style-name="P1">一定真好耍！</text:p>
        <text:p text:style-name="P1">it-tīng tsin hó-sńg!</text:p>
        <text:p text:style-name="P1"/>
        <text:p text:style-name="P1">哈哈！你莫看in無起，</text:p>
        <text:p text:style-name="P1">Ha ha! Lí mài khuànn in bô khí, </text:p>
        <text:p text:style-name="P1"/>
        <text:p text:style-name="P1">in兩个的本事真大呢！</text:p>
        <text:p text:style-name="P1">in nn̄g ê ê pún-sū tsin tuā --neh!</text:p>
        <text:p text:style-name="P1"/>
        <text:p text:style-name="P1">來來來！</text:p>
        <text:p text:style-name="P1">Lâi lâi lâi! </text:p>
        <text:p text:style-name="P1"/>
        <text:p text:style-name="P1">這是送予恁的見面禮！</text:p>
        <text:p text:style-name="P1">Tse sī sàng hōo lín ê kìnn-bīn-lé! </text:p>
        <text:p text:style-name="P1"/>
        <text:p text:style-name="P1">毋免客氣！</text:p>
        <text:p text:style-name="P1">M̄-bián kheh-khì!</text:p>
        <text:p text:style-name="P1"/>
        <text:p text:style-name="P1">救人喔！</text:p>
        <text:p text:style-name="P1">Kiù-lâng --ooh! </text:p>
        <text:p text:style-name="P1"/>
        <text:p text:style-name="P1"><text:soft-page-break/>看起來一點仔殺氣都無！</text:p>
        <text:p text:style-name="P1">Khuànn--khí-lâi tsi̍t-tiám-á sat-khuì to bô! </text:p>
        <text:p text:style-name="P1"/>
        <text:p text:style-name="P1">按呢我哪會敢出門？</text:p>
        <text:p text:style-name="P1">Án-ne guá ná ē kánn tshut-mn̂g? </text:p>
        <text:p text:style-name="P1"/>
        <text:p text:style-name="P1">實在是有夠倯的！</text:p>
        <text:p text:style-name="P1">Si̍t-tsāi sī ū-kàu sông--ê!</text:p>
        <text:p text:style-name="P1"/>
        <text:p text:style-name="P1">喂！恁兩个戴帽仔，</text:p>
        <text:p text:style-name="P1">Ueh! Lín nn̄g ê tì bō-á, </text:p>
        <text:p text:style-name="P1"/>
        <text:p text:style-name="P1">足古錐的！</text:p>
        <text:p text:style-name="P1">tsiok kóo-tsui--ê!</text:p>
        <text:p text:style-name="P1"/>
        <text:p text:style-name="P1">誠實的喔？</text:p>
        <text:p text:style-name="P1">Tsiânn-si̍t--ê --ooh? </text:p>
        <text:p text:style-name="P1"/>
        <text:p text:style-name="P1">我嘛感覺袂歹看呢！</text:p>
        <text:p text:style-name="P1">Guá mā kám-kak bē pháinn-khuànn --neh! </text:p>
        <text:p text:style-name="P1"/>
        <text:p text:style-name="P1">多謝老夫人！哈哈哈！多謝！</text:p>
        <text:p text:style-name="P1">To-siā lāu hu-lîn! Ha ha ha! To-siā!</text:p>
        <text:p text:style-name="P1"/>
        <text:p text:style-name="P1">菩薩娘娘，</text:p>
        <text:p text:style-name="P1">Phôo-sat niû-niû, </text:p>
        <text:p text:style-name="P1"/>
        <text:p text:style-name="P1">請你保庇逐家平安健康，</text:p>
        <text:p text:style-name="P1">tshiánn lí pó-pì ta̍k-ke pîng-an kiān-khong, </text:p>
        <text:p text:style-name="P1"/>
        <text:p text:style-name="P1">一切順序！</text:p>
        <text:p text:style-name="P1">it-tshè sūn-sī! </text:p>
        <text:p text:style-name="P1"/>
        <text:p text:style-name="P1">奇怪！弘毅哪會猶未轉來咧？</text:p>
        <text:p text:style-name="P1">Kî-kuài! Hông-ik ná ē ah-bē tńg-lâi --leh? </text:p>
        <text:p text:style-name="P1"/>
        <text:p text:style-name="P1">啊！</text:p>
        <text:p text:style-name="P1">Ah!</text:p>
        <text:p text:style-name="P1"/>
        <text:p text:style-name="P1">啊！害矣！千里眼！順風耳！</text:p>
        <text:p text:style-name="P1">Ah! Hāi --ah! Tshian-lí-gán! Sūn-hong-ní!</text:p>
        <text:p text:style-name="P1"/>
        <text:p text:style-name="P1">來囉！</text:p>
        <text:p text:style-name="P1">Lâi --looh!</text:p>
        <text:p text:style-name="P1"/>
        <text:p text:style-name="P1">聽你的吩咐！</text:p>
        <text:p text:style-name="P1">Thiann lí ê huan-hù!</text:p>
        <text:p text:style-name="P1"/>
        <text:p text:style-name="P1">我有一个不祥的預感！</text:p>
        <text:p text:style-name="P1">Guá ū tsi̍t ê put-siông ê <text:s/>ī-kám! </text:p>
        <text:p text:style-name="P1"/>
        <text:p text:style-name="P1">千里眼，</text:p>
        <text:p text:style-name="P1">Tshian-lí-gán, </text:p>
        <text:p text:style-name="P1"/>
        <text:p text:style-name="P1">你幫我看附近發生啥物代誌？</text:p>
        <text:p text:style-name="P1">lí pang guá khuànn hù-kīn huat-sing siánn-mih tāi-tsì?</text:p>
        <text:p text:style-name="P1"/>
        <text:p text:style-name="P1">是按怎愛看？</text:p>
        <text:p text:style-name="P1">Sī án-tsuánn ài khuànn? </text:p>
        <text:p text:style-name="P1"/>
        <text:p text:style-name="P1">我會當替你聽啊！</text:p>
        <text:p text:style-name="P1">Guá ē-tàng thè lí thiann --ah!</text:p>
        <text:p text:style-name="P1"/>
        <text:p text:style-name="P1">無囉！</text:p>
        <text:p text:style-name="P1">Bô --looh! </text:p>
        <text:p text:style-name="P1"/>
        <text:p text:style-name="P1">我用看的比你聽的閣較清楚啦！</text:p>
        <text:p text:style-name="P1">Guá iōng khuànn--ê pí lí thiann--ê koh-khah tshing-<text:soft-page-break/>tshó --lah!</text:p>
        <text:p text:style-name="P1"/>
        <text:p text:style-name="P1">烏白講！</text:p>
        <text:p text:style-name="P1">Oo-pe̍h kóng!</text:p>
        <text:p text:style-name="P1"/>
        <text:p text:style-name="P1">好矣啦！好矣啦！</text:p>
        <text:p text:style-name="P1">Hó --ah --lah! Hó --ah --lah! </text:p>
        <text:p text:style-name="P1"/>
        <text:p text:style-name="P1">恁兩个做伙聽佮看啦！</text:p>
        <text:p text:style-name="P1">Lín nn̄g ê tsò-hué thiann kah khuànn --lah!</text:p>
        <text:p text:style-name="P1"/>
        <text:p text:style-name="P1">無問題！包在我的身上！</text:p>
        <text:p text:style-name="P1">Bô būn-tê! Pau tsāi guá ê sin-siōng!</text:p>
        <text:p text:style-name="P1"/>
        <text:p text:style-name="P1">喂，有人無？救命喔！</text:p>
        <text:p text:style-name="P1">Ueh, ū lâng --bô? Kiù-miā --ooh!</text:p>
        <text:p text:style-name="P1"/>
        <text:p text:style-name="P1">啊！弘毅佇咧樹林仔內底受傷矣！</text:p>
        <text:p text:style-name="P1">Ah! Hông-ik tī-leh tshiū-nâ-á lāi-té siū-siong --ah!</text:p>
        <text:p text:style-name="P1"/>
        <text:p text:style-name="P1">唉！遐爾晏矣，</text:p>
        <text:p text:style-name="P1">Haih! Hiah-nī uànn --ah, </text:p>
        <text:p text:style-name="P1"/>
        <text:p text:style-name="P1">袂有人來樹林仔矣！</text:p>
        <text:p text:style-name="P1">bē ū lâng lâi tshiū-nâ-á --ah!</text:p>
        <text:p text:style-name="P1"/>
        <text:p text:style-name="P1">弘毅，我來矣！弘毅！</text:p>
        <text:p text:style-name="P1">Hông-ik, guá lâi --ah! Hông-ik! </text:p>
        <text:p text:style-name="P1"/>
        <text:p text:style-name="P1">遮，咱敢若行過兩遍矣呢！</text:p>
        <text:p text:style-name="P1">Tsia, lán kán-ná kiânn-kuè nn̄g piàn --ah --neh!</text:p>
        <text:p text:style-name="P1"/>
        <text:p text:style-name="P1">天色已經暗矣，</text:p>
        <text:p text:style-name="P1">Thinn-sik í-king àm --ah, </text:p>
        <text:p text:style-name="P1"/>
        <text:p text:style-name="P1">看攏袂清楚矣！</text:p>
        <text:p text:style-name="P1">khuànn lóng bē tshing-tshó --ah!</text:p>
        <text:p text:style-name="P1"/>
        <text:p text:style-name="P1">莫來這套，</text:p>
        <text:p text:style-name="P1">Mài lâi tsit thò, </text:p>
        <text:p text:style-name="P1"/>
        <text:p text:style-name="P1">逐擺攏揣借口！</text:p>
        <text:p text:style-name="P1">ta̍k pái lóng tshuē tsioh-kháu!</text:p>
        <text:p text:style-name="P1"/>
        <text:p text:style-name="P1">喂，你講我揣借口，</text:p>
        <text:p text:style-name="P1">Ueh, lí kóng guá tshuē tsioh-kháu, </text:p>
        <text:p text:style-name="P1"/>
        <text:p text:style-name="P1">無你的理由是啥物啊？</text:p>
        <text:p text:style-name="P1">bô lí ê lí-iû sī siánn-mih --ah?</text:p>
        <text:p text:style-name="P1"/>
        <text:p text:style-name="P1">這樹林仔內底聲遮爾濟，</text:p>
        <text:p text:style-name="P1">Tse tshiū-nâ-á lāi-té siann tsiah-nī tsē, </text:p>
        <text:p text:style-name="P1"/>
        <text:p text:style-name="P1">連鞭風的聲，連鞭蟲咧叫，</text:p>
        <text:p text:style-name="P1">liâm-mi hong ê siann, liâm-mi thâng leh kiò, </text:p>
        <text:p text:style-name="P1"/>
        <text:p text:style-name="P1">聽袂清楚。</text:p>
        <text:p text:style-name="P1">thiann bē tshing-tshó.</text:p>
        <text:p text:style-name="P1"/>
        <text:p text:style-name="P1">哼！借口！</text:p>
        <text:p text:style-name="P1">Hngh! Tsioh-kháu!</text:p>
        <text:p text:style-name="P1"/>
        <text:p text:style-name="P1">袂用得，我行袂振動矣！</text:p>
        <text:p text:style-name="P1">Bē-īng-eh, guá kiânn bē tín-tāng --ah!</text:p>
        <text:p text:style-name="P1"><text:soft-page-break/></text:p>
        <text:p text:style-name="P1">默娘，多謝你！</text:p>
        <text:p text:style-name="P1">Bua̍t-niû, to-siā lí! </text:p>
        <text:p text:style-name="P1"/>
        <text:p text:style-name="P1">多謝你來揣我！</text:p>
        <text:p text:style-name="P1">To-siā lí lâi tshuē guá! </text:p>
        <text:p text:style-name="P1"/>
        <text:p text:style-name="P1">若是知影會行毋知路，</text:p>
        <text:p text:style-name="P1">Nā-sī tsai-iánn ē kiânn m̄ tsai lōo, </text:p>
        <text:p text:style-name="P1"/>
        <text:p text:style-name="P1">我甘願你莫來救我！</text:p>
        <text:p text:style-name="P1">guá kam-guān lí mài lâi kiù guá!</text:p>
        <text:p text:style-name="P1"/>
        <text:p text:style-name="P1">無要緊！咱會揣著方向的！</text:p>
        <text:p text:style-name="P1">Bô-iàu-kín! Lán ē tshuē-tio̍h hong-hiòng--ê!</text:p>
        <text:p text:style-name="P1"/>
        <text:p text:style-name="P1">默娘！弘毅！</text:p>
        <text:p text:style-name="P1">Bua̍t-niû! Hông-ik! </text:p>
        <text:p text:style-name="P1"/>
        <text:p text:style-name="P1">恁咧佗位啊？默娘！弘毅！</text:p>
        <text:p text:style-name="P1">Lín leh tó-uī --ah? Bua̍t-niû! Hông-ik!</text:p>
        <text:p text:style-name="P1"/>
        <text:p text:style-name="P1">免煩惱啦！In兩个攏足巧的！安啦！安啦！</text:p>
        <text:p text:style-name="P1">Bián huân-ló --lah! In nn̄g ê lóng tsiok khiáu--ê! An --lah! An --lah! </text:p>
        <text:p text:style-name="P1"/>
        <text:p text:style-name="P1">唉！In兩个這馬一定足驚的！</text:p>
        <text:p text:style-name="P1">Haih! In nn̄g ê tsit-má it-tīng tsiok kiann--ê!</text:p>
        <text:p text:style-name="P1"/>
        <text:p text:style-name="P1">咱絕對會揣著in啦！</text:p>
        <text:p text:style-name="P1">Lán tsua̍t-tuì ē tshuē-tio̍h in --lah!</text:p>
        <text:p text:style-name="P1"/>
        <text:p text:style-name="P1">默娘！弘毅！恁咧佗位啊？默娘！弘毅！</text:p>
        <text:p text:style-name="P1">Bua̍t-niû! Hông-ik! Lín leh tó-uī --ah? Bua̍t-niû! Hông-ik!</text:p>
        <text:p text:style-name="P1"/>
        <text:p text:style-name="P1">喔！我有聽著人咧叫！</text:p>
        <text:p text:style-name="P1">Ooh! Guá ū thiann-tio̍h lâng leh kiò!</text:p>
        <text:p text:style-name="P1"/>
        <text:p text:style-name="P1">喂！我有看著火光喔！</text:p>
        <text:p text:style-name="P1">Ueh! Guá ū khuànn-tio̍h hué-kng --ooh!</text:p>
        <text:p text:style-name="P1"/>
        <text:p text:style-name="P1">阮佇咧遮！阮佇咧遮！</text:p>
        <text:p text:style-name="P1">Gún tī-leh tsia! Gún tī-leh tsia!</text:p>
        <text:p text:style-name="P1"/>
        <text:p text:style-name="P1">聲音敢若是對彼爿傳過來的喔！</text:p>
        <text:p text:style-name="P1">Siann-im kán-ná sī tuì hit pîng thuân--kuè-lâi--ê --ooh! </text:p>
        <text:p text:style-name="P1"/>
        <text:p text:style-name="P1">默娘！</text:p>
        <text:p text:style-name="P1">Bua̍t-niû!</text:p>
        <text:p text:style-name="P1"/>
        <text:p text:style-name="P1">遮遮遮遮遮。</text:p>
        <text:p text:style-name="P1">Tsia tsia tsia tsia tsia.</text:p>
        <text:p text:style-name="P1"/>
        <text:p text:style-name="P1">阿爹！</text:p>
        <text:p text:style-name="P1">A-tia!</text:p>
        <text:p text:style-name="P1"/>
        <text:p text:style-name="P1">阿爹總算揣著恁兩个矣！</text:p>
        <text:p text:style-name="P1">A-tia tsóng sǹg tshē-tio̍h lín nn̄g ê --ah!</text:p>
        <text:p text:style-name="P1"/>
        <text:p text:style-name="P1">予你煩惱矣！阿爹。</text:p>
        <text:p text:style-name="P1">Hōo lí huân-ló --ah! A-tia.</text:p>
        <text:p text:style-name="P1"/>
        <text:p text:style-name="P1"><text:soft-page-break/>較緊咧！較緊咧啊！</text:p>
        <text:p text:style-name="P1">Khah kín --leh! Khah kín --leh --ah!</text:p>
        <text:p text:style-name="P1"/>
        <text:p text:style-name="P1">默娘，你袂用得去！</text:p>
        <text:p text:style-name="P1">Bua̍t-niû, lí bē-īng-eh khì! </text:p>
        <text:p text:style-name="P1"/>
        <text:p text:style-name="P1">阮只是去省城治我的跤。</text:p>
        <text:p text:style-name="P1">Gún tsí-sī khì síng-siânn tī guá ê kha.</text:p>
        <text:p text:style-name="P1"/>
        <text:p text:style-name="P1">我想欲陪你去，</text:p>
        <text:p text:style-name="P1">Guá siūnn-beh puê lí khì, </text:p>
        <text:p text:style-name="P1"/>
        <text:p text:style-name="P1">順紲會當照顧你啊！</text:p>
        <text:p text:style-name="P1">sūn-suà ē-tàng tsiàu-kòo --lí --ah!</text:p>
        <text:p text:style-name="P1"/>
        <text:p text:style-name="P1">免啦！阮只是離開一站仔，</text:p>
        <text:p text:style-name="P1">Bián --lah! Gún tsí-sī lī-khuì tsi̍t-tsām-á, </text:p>
        <text:p text:style-name="P1"/>
        <text:p text:style-name="P1">真緊就轉來矣！閣再講，</text:p>
        <text:p text:style-name="P1">tsin kín tō tńg--lâi --ah! Koh-tsài kóng, </text:p>
        <text:p text:style-name="P1"/>
        <text:p text:style-name="P1">我的跤啊無按怎啊！</text:p>
        <text:p text:style-name="P1">guá ê kha ah bô án-tsuánn --ah! </text:p>
        <text:p text:style-name="P1"/>
        <text:p text:style-name="P1">我轉來的時陣會紮一支捋仔送你！</text:p>
        <text:p text:style-name="P1">Guá tńg--lâi ê sî-tsūn ē tsah tsi̍t ki lua̍h-á sàng --lí!</text:p>
        <text:p text:style-name="P1"/>
        <text:p text:style-name="P1">誠實的？</text:p>
        <text:p text:style-name="P1">Tsiânn-si̍t--ê? </text:p>
        <text:p text:style-name="P1"/>
        <text:p text:style-name="P1">我等你轉來，</text:p>
        <text:p text:style-name="P1">Guá tán lí tńg-lâi, </text:p>
        <text:p text:style-name="P1"/>
        <text:p text:style-name="P1">你一定愛送我喔！</text:p>
        <text:p text:style-name="P1">lí it-tīng ài sàng guá --ooh!</text:p>
        <text:p text:style-name="P1"/>
        <text:p text:style-name="P1">我啥物時陣捌共你騙？</text:p>
        <text:p text:style-name="P1">Guá siánn-mih sî-tsūn bat kā lí phiàn?</text:p>
        <text:p text:style-name="P1"/>
        <text:p text:style-name="P1">你看！這兩个兄妹仔感情足好的！</text:p>
        <text:p text:style-name="P1">Lí khuànn! Tsit nn̄g ê hiann-muē-á kám-tsîng tsiok hó--ê!</text:p>
        <text:p text:style-name="P1"/>
        <text:p text:style-name="P1">就是講啊！</text:p>
        <text:p text:style-name="P1">Tō sī kóng --ah!</text:p>
        <text:p text:style-name="P1"/>
        <text:p text:style-name="P1">弘毅，家己保重！</text:p>
        <text:p text:style-name="P1">Hông-ik, ka-kī pó-tiōng! </text:p>
        <text:p text:style-name="P1"/>
        <text:p text:style-name="P1">你愛較早轉來的喔！</text:p>
        <text:p text:style-name="P1">Lí ài khah-tsá tńg-lâi--ê --ooh!</text:p>
        <text:p text:style-name="P1"/>
        <text:p text:style-name="P1">若是一世人攏會當綴佇咧師父的身軀邊，</text:p>
        <text:p text:style-name="P1">Nā-sī tsi̍t-sì-lâng lóng ē-tàng tuè tī-leh su-hū ê sin-khu-pinn, </text:p>
        <text:p text:style-name="P1"/>
        <text:p text:style-name="P1">毋知偌幸福咧！</text:p>
        <text:p text:style-name="P1">m̄ tsai guā hīng-hok --leh!</text:p>
        <text:p text:style-name="P1"/>
        <text:p text:style-name="P1">是啊！</text:p>
        <text:p text:style-name="P1">Sī --ah!</text:p>
        <text:p text:style-name="P1"/>
        <text:p text:style-name="P1">喂，恁兩个咧想啥？ </text:p>
        <text:p text:style-name="P1">Ueh, lín nn̄g ê leh siūnn siánn?</text:p>
        <text:p text:style-name="P1"><text:soft-page-break/></text:p>
        <text:p text:style-name="P1">無！我欲轉來去做功課矣！</text:p>
        <text:p text:style-name="P1">Bô! Guá beh tńg-lâi-khì tsò kong-khò --ah!</text:p>
        <text:p text:style-name="P1"/>
        <text:p text:style-name="P1">這兩个乎。</text:p>
        <text:p text:style-name="P1">Tsit nn̄g ê --hoonh.</text:p>
        <text:p text:style-name="P1"/>
        <text:p text:style-name="P1">師父啊，你佇咧看天頂，</text:p>
        <text:p text:style-name="P1">Su-hū --ah, lí tī-leh khuànn thinn-tíng, </text:p>
        <text:p text:style-name="P1"/>
        <text:p text:style-name="P1">是咧看啥啊？</text:p>
        <text:p text:style-name="P1">sī leh khuànn siánn --ah?</text:p>
        <text:p text:style-name="P1"/>
        <text:p text:style-name="P1">一定是咧看今仔日看敢會霆雷公無？</text:p>
        <text:p text:style-name="P1">It-tīng sī leh khuànn kin-á-ji̍t khuànn kám ē tân-luî-kong --bô?</text:p>
        <text:p text:style-name="P1"/>
        <text:p text:style-name="P1">哪著用看的？</text:p>
        <text:p text:style-name="P1">Ná-tio̍h iōng khuànn--ê? </text:p>
        <text:p text:style-name="P1"/>
        <text:p text:style-name="P1">十五分鐘內一定會霆雷公兼落雨！</text:p>
        <text:p text:style-name="P1">Tsa̍p-gōo hun-tsing lāi it-tīng ē tân-luî-kong kiam lo̍h-hōo!</text:p>
        <text:p text:style-name="P1"/>
        <text:p text:style-name="P1">這雨已經落幾若工矣！</text:p>
        <text:p text:style-name="P1">Tse hōo í-king lo̍h kuí-nā kang --ah! </text:p>
        <text:p text:style-name="P1"/>
        <text:p text:style-name="P1">我聽阿爹講，</text:p>
        <text:p text:style-name="P1">Guá thiann a-tia kóng, </text:p>
        <text:p text:style-name="P1"/>
        <text:p text:style-name="P1">落雨天海面攏袂平靜，</text:p>
        <text:p text:style-name="P1">lo̍h-hōo-thinn hái-bīn lóng bē pîng-tsīng, </text:p>
        <text:p text:style-name="P1"/>
        <text:p text:style-name="P1">真濟出海的漁船攏會反佇海底！</text:p>
        <text:p text:style-name="P1">tsin tsē tshut-hái ê hî-tsûn lóng ē píng tī hái-té! </text:p>
        <text:p text:style-name="P1"/>
        <text:p text:style-name="P1">足濟村民就因為按呢就袂當轉來矣！</text:p>
        <text:p text:style-name="P1">Tsiok tsē tshuan-bîn tiō in-uī án-ne tō bē-tàng tńg--lâi --ah! </text:p>
        <text:p text:style-name="P1"/>
        <text:p text:style-name="P1">假使會當事先知影天氣的變化，</text:p>
        <text:p text:style-name="P1">Ká-sú ē-tàng sū-sian tsai-iánn thinn-khì ê piàn-huà, </text:p>
        <text:p text:style-name="P1"/>
        <text:p text:style-name="P1">叫遠行的船隊莫出海，</text:p>
        <text:p text:style-name="P1">kiò uán-hîng ê tsûn-tuī mài tshut-hái, </text:p>
        <text:p text:style-name="P1"/>
        <text:p text:style-name="P1">若按呢就會當減少人佮船的犧牲矣！</text:p>
        <text:p text:style-name="P1">nā án-ne tō ē-tàng kiám-tsió lâng kah tsûn ê hi-sing --ah!</text:p>
        <text:p text:style-name="P1"/>
        <text:p text:style-name="P1">這毋才簡單！</text:p>
        <text:p text:style-name="P1">Tse m̄-tsiah kán-tan! </text:p>
        <text:p text:style-name="P1"/>
        <text:p text:style-name="P1">好天就出海，</text:p>
        <text:p text:style-name="P1">Hó-thinn tiō tshut-hái, </text:p>
        <text:p text:style-name="P1"/>
        <text:p text:style-name="P1">落雨就歇睏！哈哈哈。</text:p>
        <text:p text:style-name="P1">lo̍h-hōo tiō hioh-khùn! Ha ha ha.</text:p>
        <text:p text:style-name="P1"/>
        <text:p text:style-name="P1">恁這兩个，</text:p>
        <text:p text:style-name="P1">Lín tsit nn̄g ê, </text:p>
        <text:p text:style-name="P1"/>
        <text:p text:style-name="P1">干焦會曉講廢話！</text:p>
        <text:p text:style-name="P1">kan-na ē-hiáu kóng huì-uē! </text:p>
        <text:p text:style-name="P1"/>
        <text:p text:style-name="P1">霆雷公矣！</text:p>
        <text:p text:style-name="P1">Tân-luî-kong --ah! </text:p>
        <text:p text:style-name="P1"><text:soft-page-break/></text:p>
        <text:p text:style-name="P1">你是按怎知影的？</text:p>
        <text:p text:style-name="P1">Lí sī án-nuá tsai-iánn--ê?</text:p>
        <text:p text:style-name="P1"/>
        <text:p text:style-name="P1">靠我的耳仔啊！</text:p>
        <text:p text:style-name="P1">Khò guá ê hīnn-á --ah!</text:p>
        <text:p text:style-name="P1"/>
        <text:p text:style-name="P1">喂，你是按怎聽著的？</text:p>
        <text:p text:style-name="P1">Ueh, lí sī án-nuá thiann-tio̍h--ê?</text:p>
        <text:p text:style-name="P1"/>
        <text:p text:style-name="P1">我的耳空傷過厲害矣！</text:p>
        <text:p text:style-name="P1">Guá ê hīnn-khang siunn kuè lī-hāi --ah! </text:p>
        <text:p text:style-name="P1"/>
        <text:p text:style-name="P1">閣較遠的聲嘛會</text:p>
        <text:p text:style-name="P1">Koh-khah hn̄g ê siann mā ē </text:p>
        <text:p text:style-name="P1"/>
        <text:p text:style-name="P1">吵甲我頭眩耳空疼！</text:p>
        <text:p text:style-name="P1">tshá kah guá thâu hîn hīnn-khang thiànn! </text:p>
        <text:p text:style-name="P1"/>
        <text:p text:style-name="P1">我足痛苦的！</text:p>
        <text:p text:style-name="P1">Guá tsiok thòng-khóo--ê!</text:p>
        <text:p text:style-name="P1"/>
        <text:p text:style-name="P1">所以，你知影會落雨？</text:p>
        <text:p text:style-name="P1">Sóo-í, lí tsai-iánn ē lo̍h-hōo?</text:p>
        <text:p text:style-name="P1"/>
        <text:p text:style-name="P1">哈哈哈，彼當然的啊！</text:p>
        <text:p text:style-name="P1">Ha ha ha, he tong-liân ê --ah! </text:p>
        <text:p text:style-name="P1"/>
        <text:p text:style-name="P1">猶毋過，話講倒轉來，</text:p>
        <text:p text:style-name="P1">iáu-m̄-koh, uē kóng tò-tńg--lâi, </text:p>
        <text:p text:style-name="P1"/>
        <text:p text:style-name="P1">我毋知影雲對佗位去。</text:p>
        <text:p text:style-name="P1">guá m̄ tsai-iánn hûn tuì tó-uī khì.</text:p>
        <text:p text:style-name="P1"/>
        <text:p text:style-name="P1">千里眼，你咧？</text:p>
        <text:p text:style-name="P1">Tshian-lí-gán, lí --leh?</text:p>
        <text:p text:style-name="P1"/>
        <text:p text:style-name="P1">我喔，我當然會當看著雲</text:p>
        <text:p text:style-name="P1">Guá --ooh, guá tong-liân ē-tàng khuànn-tio̍h hûn </text:p>
        <text:p text:style-name="P1"/>
        <text:p text:style-name="P1">咧走的方向啊！</text:p>
        <text:p text:style-name="P1">leh tsáu ê hong-hiòng --ah!</text:p>
        <text:p text:style-name="P1"/>
        <text:p text:style-name="P1">哇！足好的！</text:p>
        <text:p text:style-name="P1">Uah! Tsiok hó--ê! </text:p>
        <text:p text:style-name="P1"/>
        <text:p text:style-name="P1">順風耳會當聽著真遠的霆雷公聲，</text:p>
        <text:p text:style-name="P1">Sūn-hong-ní ē-tàng thiann-tio̍h tsin hn̄g ê tân-luî-kong-siann, </text:p>
        <text:p text:style-name="P1"/>
        <text:p text:style-name="P1">千里眼會當看著雲走的方向！</text:p>
        <text:p text:style-name="P1">Tshian-lí-gán ē-tàng khuànn-tio̍h hûn tsáu ê hong-hiòng! </text:p>
        <text:p text:style-name="P1"/>
        <text:p text:style-name="P1">我就來分析距離佮風雨的大細，</text:p>
        <text:p text:style-name="P1">Guá tiō lâi hun-sik kū-lî kah hong-hōo ê tuā-sè, </text:p>
        <text:p text:style-name="P1"/>
        <text:p text:style-name="P1">同時走去提醒逐家愛小心，</text:p>
        <text:p text:style-name="P1">tông-sî tsáu khì thê-tshénn ta̍k-ke ài sió-sim, </text:p>
        <text:p text:style-name="P1"/>
        <text:p text:style-name="P1">暴風雨欲來矣！</text:p>
        <text:p text:style-name="P1">pō-hong-hōo beh lâi --ah! </text:p>
        <text:p text:style-name="P1"/>
        <text:p text:style-name="P1">恁講按呢是毋是足讚的？</text:p>
        <text:p text:style-name="P1">Lín kóng án-ne sī m̄ sī tsiok tsán --ê? </text:p>
        <text:p text:style-name="P1"/>
        <text:p text:style-name="P1"><text:soft-page-break/>好！咱來好好研究一下！</text:p>
        <text:p text:style-name="P1">Hó! Lán lâi hó-hó gián-kiù --tsi̍t-ē! </text:p>
        <text:p text:style-name="P1"/>
        <text:p text:style-name="P1">發揮每一个人的才能，</text:p>
        <text:p text:style-name="P1">Huat-hui muí tsi̍t ê lâng ê tsâi-lîng, </text:p>
        <text:p text:style-name="P1"/>
        <text:p text:style-name="P1">就會當救閣較濟村民，</text:p>
        <text:p text:style-name="P1">tō ē-tàng kiù koh-khah tsē tshun-bîn, </text:p>
        <text:p text:style-name="P1"/>
        <text:p text:style-name="P1">恁講好無？</text:p>
        <text:p text:style-name="P1">lín kóng hó --bô?</text:p>
        <text:p text:style-name="P1"/>
        <text:p text:style-name="P1">我喔？彼號。</text:p>
        <text:p text:style-name="P1">Guá --ooh? Hit-lō.</text:p>
        <text:p text:style-name="P1"/>
        <text:p text:style-name="P1">好矣！好矣！</text:p>
        <text:p text:style-name="P1">Hó --ah! <text:s/>Hó --ah! </text:p>
        <text:p text:style-name="P1"/>
        <text:p text:style-name="P1">恁一个仔一个仔講！</text:p>
        <text:p text:style-name="P1">Lín tsi̍t-ê-á tsi̍t-ê-á kóng!</text:p>
        <text:p text:style-name="P1"/>
        <text:p text:style-name="P1">是！師父！</text:p>
        <text:p text:style-name="P1">Sī! Su-hū!</text:p>
        <text:p text:style-name="P1"/>
        <text:p text:style-name="P1">這个所在看起來足奇怪的！</text:p>
        <text:p text:style-name="P1">Tsit ê sóo-tsāi khuànn--khí-lâi tsiok kî-kuài--ê! </text:p>
        <text:p text:style-name="P1"/>
        <text:p text:style-name="P1">弘毅，你佇咧佗位？弘毅！啊？</text:p>
        <text:p text:style-name="P1">Hông-ik, lí tī-leh tó-uī? Hông-ik! Ah?</text:p>
        <text:p text:style-name="P1"/>
        <text:p text:style-name="P1">救人喔、緊救我、緊救我的囡仔！</text:p>
        <text:p text:style-name="P1">Kiù-lâng --ooh, kín kiù guá, kín kiù guá ê gín-á!</text:p>
        <text:p text:style-name="P1"/>
        <text:p text:style-name="P1">將囡仔予我！綴我來！</text:p>
        <text:p text:style-name="P1">Tsiong gín-á hōo guá! Tè guá lâi! </text:p>
        <text:p text:style-name="P1"/>
        <text:p text:style-name="P1">你有要緊無？較忍耐的喔！</text:p>
        <text:p text:style-name="P1">Lí ū iàu-kín --bô? Khah lím-nāi--ê --ooh!</text:p>
        <text:p text:style-name="P1"/>
        <text:p text:style-name="P1">船袂擋矣！細膩啊！救人喔！救我！</text:p>
        <text:p text:style-name="P1">Tsûn bē tòng --ah! Sè-jī --ah! Kiù-lâng --ooh! Kiù guá!</text:p>
        <text:p text:style-name="P1"/>
        <text:p text:style-name="P1">啊！師父，你咧創啥貨？啊！救人喔！</text:p>
        <text:p text:style-name="P1">Ah! Su-hū, lí leh tshòng siánn-huè? Ah! Kiù-lâng --ooh!</text:p>
        <text:p text:style-name="P1"/>
        <text:p text:style-name="P1">啊！</text:p>
        <text:p text:style-name="P1">Ah!</text:p>
        <text:p text:style-name="P1"/>
        <text:p text:style-name="P1">師父是按怎啦？</text:p>
        <text:p text:style-name="P1">Su-hū sī án-nuá --lah?</text:p>
        <text:p text:style-name="P1"/>
        <text:p text:style-name="P1">我哪會知影啦？</text:p>
        <text:p text:style-name="P1">Guá ná ē tsai-iánn --lah?</text:p>
        <text:p text:style-name="P1"/>
        <text:p text:style-name="P1">默娘，你是按怎啦？</text:p>
        <text:p text:style-name="P1">Bua̍t-niû, lí sī án-nuá --lah? </text:p>
        <text:p text:style-name="P1"/>
        <text:p text:style-name="P1">是啥人共你欺負？</text:p>
        <text:p text:style-name="P1">Sī siánn-lâng kā lí khi-hū?</text:p>
        <text:p text:style-name="P1"/>
        <text:p text:style-name="P1">無啦！是我夢著船反過！</text:p>
        <text:p text:style-name="P1">Bô --lah! Sī guá bāng-tio̍h tsûn píng--kuè! </text:p>
        <text:p text:style-name="P1"/>
        <text:p text:style-name="P1"><text:soft-page-break/>而且有足濟人攏摔落去海底，</text:p>
        <text:p text:style-name="P1">Lî-tshiánn ū tsiok tsē lâng lóng siak lo̍h-khì hái-té, </text:p>
        <text:p text:style-name="P1"/>
        <text:p text:style-name="P1">猶閣有紅嬰仔！</text:p>
        <text:p text:style-name="P1">iáu-koh ū âng-inn-á!</text:p>
        <text:p text:style-name="P1"/>
        <text:p text:style-name="P1">乖乖乖！免著急，</text:p>
        <text:p text:style-name="P1">Kuai kuai kuai! Bián tio̍h-kip, </text:p>
        <text:p text:style-name="P1"/>
        <text:p text:style-name="P1">慢慢仔講謼！</text:p>
        <text:p text:style-name="P1">bān-bān-á kóng --hoonh! </text:p>
        <text:p text:style-name="P1"/>
        <text:p text:style-name="P1">到底是按怎？</text:p>
        <text:p text:style-name="P1">Tàu-té sī án-nuá?</text:p>
        <text:p text:style-name="P1"/>
        <text:p text:style-name="P1">我看著，in的船必開矣！</text:p>
        <text:p text:style-name="P1">Guá khuànn-tio̍h, in ê tsûn pit--khui --ah! </text:p>
        <text:p text:style-name="P1"/>
        <text:p text:style-name="P1">彼个時陣風湧足大的，</text:p>
        <text:p text:style-name="P1">Hit ê sî-tsūn hong-íng tsiok tuā--ê, </text:p>
        <text:p text:style-name="P1"/>
        <text:p text:style-name="P1">我想欲救in，in就攏無去矣！</text:p>
        <text:p text:style-name="P1">guá siūnn-beh kiù in, in tō lóng bô--khì --ah! </text:p>
        <text:p text:style-name="P1"/>
        <text:p text:style-name="P1">我想in一定攏已經。</text:p>
        <text:p text:style-name="P1">Guá siūnn in it-tīng lóng í-king.</text:p>
        <text:p text:style-name="P1"/>
        <text:p text:style-name="P1">戇囡仔！你家己嘛講是咧做眠夢，</text:p>
        <text:p text:style-name="P1">Gōng gín-á! Lí ka-kī mā kóng sī leh tsò bîn-bāng, </text:p>
        <text:p text:style-name="P1"/>
        <text:p text:style-name="P1">莫哭矣！你就是傷善良矣，</text:p>
        <text:p text:style-name="P1">mài khàu --ah! Lí tō sī siunn siān-liông --ah, </text:p>
        <text:p text:style-name="P1"/>
        <text:p text:style-name="P1">總是替別人設想。</text:p>
        <text:p text:style-name="P1">tsóng-sī thè pa̍t-lâng siat-sióng. </text:p>
        <text:p text:style-name="P1"/>
        <text:p text:style-name="P1">好矣，乖！莫哭矣！</text:p>
        <text:p text:style-name="P1">Hó --ah, kuai! Mài khàu --ah! </text:p>
        <text:p text:style-name="P1"/>
        <text:p text:style-name="P1">莫閣再哭矣啦！</text:p>
        <text:p text:style-name="P1">Mài koh-tsài khàu --ah --lah!</text:p>
        <text:p text:style-name="P1"/>
        <text:p text:style-name="P1">按呢閣哭落去就無媠矣喔！</text:p>
        <text:p text:style-name="P1"><text:s/>Án-ne koh khàu--lo̍h-khì tō bô suí --ah --ooh! </text:p>
        <text:p text:style-name="P1"/>
        <text:p text:style-name="P1">緊去洗面！</text:p>
        <text:p text:style-name="P1">Kín khì sé-bīn!</text:p>
        <text:p text:style-name="P1"/>
        <text:p text:style-name="P1">阿娘騙我！我猶是足媠的！</text:p>
        <text:p text:style-name="P1">A-niâ phiàn guá! Guá iáu sī tsiok suí--ê! </text:p>
        <text:p text:style-name="P1"/>
        <text:p text:style-name="P1">阿娘！你哪會按呢？</text:p>
        <text:p text:style-name="P1">A-niâ! Lí ná ē án-ne? </text:p>
        <text:p text:style-name="P1"/>
        <text:p text:style-name="P1">著啦！阿爹佮弘毅出海猶未轉來，</text:p>
        <text:p text:style-name="P1">Tio̍h --lah! A-tia kah Hông-ik tshut-hái ah-bē tńg-lâi, </text:p>
        <text:p text:style-name="P1"/>
        <text:p text:style-name="P1">我愛去碼頭看覓矣！</text:p>
        <text:p text:style-name="P1">guá ài khì bé-thâu khuànn-māi --ah!</text:p>
        <text:p text:style-name="P1"/>
        <text:p text:style-name="P1">喂！默娘啊！</text:p>
        <text:p text:style-name="P1">Ueh! Bua̍t-niû --ah! </text:p>
        <text:p text:style-name="P1"/>
        <text:p text:style-name="P1"><text:soft-page-break/>天咧欲暗矣，</text:p>
        <text:p text:style-name="P1">Thinn tih-beh àm --ah, </text:p>
        <text:p text:style-name="P1"/>
        <text:p text:style-name="P1">你愛較細膩的喔！</text:p>
        <text:p text:style-name="P1">lí ài khah sè-jī--ê --ooh!</text:p>
        <text:p text:style-name="P1"/>
        <text:p text:style-name="P1">我知影！</text:p>
        <text:p text:style-name="P1">Guá tsai-iánn!</text:p>
        <text:p text:style-name="P1"/>
        <text:p text:style-name="P1">師父！等我啦！</text:p>
        <text:p text:style-name="P1">Su-hū! Tán guá --lah!</text:p>
        <text:p text:style-name="P1"/>
        <text:p text:style-name="P1">天足暗的，可能欲起風矣！</text:p>
        <text:p text:style-name="P1">Thinn tsiok àm--ê, khó-lîng beh khí-hong --ah!</text:p>
        <text:p text:style-name="P1"/>
        <text:p text:style-name="P1">頭前雺霧足厚的喔！</text:p>
        <text:p text:style-name="P1">Thâu-tsîng bông-bū tsiok kāu--ê --ooh! </text:p>
        <text:p text:style-name="P1"/>
        <text:p text:style-name="P1">喔！範圍足闊的喔！</text:p>
        <text:p text:style-name="P1">Ooh! Huān-uî tsiok khuah--ê --ooh!</text:p>
        <text:p text:style-name="P1"/>
        <text:p text:style-name="P1">我聽著海上的風湧足大的喔！</text:p>
        <text:p text:style-name="P1">Guá thiann-tio̍h hái-siōng ê hong-íng tsiok tuā--ê --ooh!</text:p>
        <text:p text:style-name="P1"/>
        <text:p text:style-name="P1">遮暗矣，</text:p>
        <text:p text:style-name="P1">Tsiah àm --ah, </text:p>
        <text:p text:style-name="P1"/>
        <text:p text:style-name="P1">阿爹in是按怎猶未轉來？</text:p>
        <text:p text:style-name="P1">a-tia in sī án-nuá ah-buē tńg--lâi? </text:p>
        <text:p text:style-name="P1"/>
        <text:p text:style-name="P1">敢會是拄著啥物危險？</text:p>
        <text:p text:style-name="P1">Kám ē sī tú-tio̍h siánn-mih huî-hiám? </text:p>
        <text:p text:style-name="P1"/>
        <text:p text:style-name="P1">阿爹！你哪會猶毋較緊轉來？</text:p>
        <text:p text:style-name="P1">A-tia! Lí ná ē iáu m̄ khah kín tńg--lâi?</text:p>
        <text:p text:style-name="P1"/>
        <text:p text:style-name="P1">來矣！來矣！</text:p>
        <text:p text:style-name="P1">Lâi --ah! Lâi --ah! </text:p>
        <text:p text:style-name="P1"/>
        <text:p text:style-name="P1">喂，你的目睭！</text:p>
        <text:p text:style-name="P1">Ueh, lí ê ba̍k-tsiu!</text:p>
        <text:p text:style-name="P1"/>
        <text:p text:style-name="P1">默娘！弘毅！恁咧佗位啊？</text:p>
        <text:p text:style-name="P1">Bua̍t-niû! Hông-ik! Lín leh tó-uī --ah? </text:p>
        <text:p text:style-name="P1"/>
        <text:p text:style-name="P1">默娘！弘毅！</text:p>
        <text:p text:style-name="P1">Bua̍t-niû! Hông-ik!</text:p>
        <text:p text:style-name="P1"/>
        <text:p text:style-name="P1">討厭！你按呢共人看，</text:p>
        <text:p text:style-name="P1">Thó-ià! Lí án-ne kā lâng khuànn, </text:p>
        <text:p text:style-name="P1"/>
        <text:p text:style-name="P1">人會歹勢呢！啊！</text:p>
        <text:p text:style-name="P1">lâng ē pháinn-sè --neh! Ah!</text:p>
        <text:p text:style-name="P1"/>
        <text:p text:style-name="P1">啊！我想著矣！就用這！</text:p>
        <text:p text:style-name="P1">Ah! Guá siūnn--tio̍h --ah! Tō iōng tse!</text:p>
        <text:p text:style-name="P1"/>
        <text:p text:style-name="P1">是鼓仔燈呢！</text:p>
        <text:p text:style-name="P1">Sī kóo-á-ting --neh!</text:p>
        <text:p text:style-name="P1"/>
        <text:p text:style-name="P1">有這个燈火，</text:p>
        <text:p text:style-name="P1">Ū tsit ê ting-hué, </text:p>
        <text:p text:style-name="P1"/>
        <text:p text:style-name="P1">閣較暗嘛袂失去方向！</text:p>
        <text:p text:style-name="P1">koh-khah àm mā bē sit-khì hong-hiòng!</text:p>
        <text:p text:style-name="P1"/>
        <text:p text:style-name="P1">按怎？我真巧乎？著火矣！</text:p>
        <text:p text:style-name="P1"><text:soft-page-break/>Án-tsuánn? Guá tsin khiáu --hoonh? To̍h-hué --ah!</text:p>
        <text:p text:style-name="P1"/>
        <text:p text:style-name="P1">喔，行好行好喔！啊！</text:p>
        <text:p text:style-name="P1">Ooh, Kiânn hó kiânn hó --ooh! Ah! </text:p>
        <text:p text:style-name="P1"/>
        <text:p text:style-name="P1">敢若有船來矣喔！</text:p>
        <text:p text:style-name="P1">Kán-ná ū tsûn lâi --ah --ooh! </text:p>
        <text:p text:style-name="P1"/>
        <text:p text:style-name="P1">啊！害矣！害矣！</text:p>
        <text:p text:style-name="P1">Ah! Hāi --ah! Hāi --ah! </text:p>
        <text:p text:style-name="P1"/>
        <text:p text:style-name="P1">頭前路靠石，船有危險矣！</text:p>
        <text:p text:style-name="P1">Thâu-tsîng lōo khò tsio̍h, tsûn ū huî-hiám --ah!</text:p>
        <text:p text:style-name="P1"/>
        <text:p text:style-name="P1">用這！</text:p>
        <text:p text:style-name="P1">Iōng tse!</text:p>
        <text:p text:style-name="P1"/>
        <text:p text:style-name="P1">雺霧實在足厚的，</text:p>
        <text:p text:style-name="P1">Bông-bū si̍t-tsāi tsiok kāu--ê, </text:p>
        <text:p text:style-name="P1"/>
        <text:p text:style-name="P1">方向看袂清啦！ </text:p>
        <text:p text:style-name="P1">hong-hiòng khuànn bē tshing --lah! </text:p>
        <text:p text:style-name="P1"/>
        <text:p text:style-name="P1">遮啦！遮啦！</text:p>
        <text:p text:style-name="P1">Tsia --lah! Tsia --lah! </text:p>
        <text:p text:style-name="P1"/>
        <text:p text:style-name="P1">你看！彼爿有火光呢！</text:p>
        <text:p text:style-name="P1">Lí khuànn! Hit pîng ū hué-kng --neh! </text:p>
        <text:p text:style-name="P1"/>
        <text:p text:style-name="P1">搝帆！我來鬥相共啦！</text:p>
        <text:p text:style-name="P1">Khiú phâng! Guá lâi tàu-sann-kāng --lah! </text:p>
        <text:p text:style-name="P1"/>
        <text:p text:style-name="P1">多謝恁喔！多謝喔！</text:p>
        <text:p text:style-name="P1">To-siā --lín --ooh! To-siā --ooh!</text:p>
        <text:p text:style-name="P1"/>
        <text:p text:style-name="P1">喂，我敢若聽著老爺的船轉來矣喔！</text:p>
        <text:p text:style-name="P1">Ueh, guá kán-ná thiann-tio̍h lāu-iâ ê tsûn tńg--lâi --ah --ooh!</text:p>
        <text:p text:style-name="P1"/>
        <text:p text:style-name="P1">我嘛看著矣喔！</text:p>
        <text:p text:style-name="P1">Guá mā khuànn--tio̍h --ah --ooh!</text:p>
        <text:p text:style-name="P1"/>
        <text:p text:style-name="P1">喔！原來是默娘喔！</text:p>
        <text:p text:style-name="P1">Ooh! Guân-lâi sī Bua̍t-niû --ooh! </text:p>
        <text:p text:style-name="P1"/>
        <text:p text:style-name="P1">默娘，佳哉有你喔！</text:p>
        <text:p text:style-name="P1">Bua̍t-niû, ka-tsài ū lí --ooh! </text:p>
        <text:p text:style-name="P1"/>
        <text:p text:style-name="P1">實在是足多謝你的！</text:p>
        <text:p text:style-name="P1">Si̍t-tsāi sī tsiok to-siā --lí--ê!</text:p>
        <text:p text:style-name="P1"/>
        <text:p text:style-name="P1">就是啊！多謝你啦！</text:p>
        <text:p text:style-name="P1">Tō sī --ah! To-siā --lí --lah! </text:p>
        <text:p text:style-name="P1"/>
        <text:p text:style-name="P1">默娘，佳哉有你啦！</text:p>
        <text:p text:style-name="P1">Bua̍t-niû, ka-tsài ū lí --lah! </text:p>
        <text:p text:style-name="P1"/>
        <text:p text:style-name="P1">啊若無喔，後果不堪設想呢！</text:p>
        <text:p text:style-name="P1">Ah nā-bô --ooh, hiō-kó put-kham siat-sióng --neh! </text:p>
        <text:p text:style-name="P1"/>
        <text:p text:style-name="P1">多謝！多謝啦！</text:p>
        <text:p text:style-name="P1">To-siā! To-siā --lah!</text:p>
        <text:p text:style-name="P1"/>
        <text:p text:style-name="P1"><text:soft-page-break/>阿爹！阿爹！阿爹！</text:p>
        <text:p text:style-name="P1">A-tia! A-tia! A-tia!</text:p>
        <text:p text:style-name="P1"/>
        <text:p text:style-name="P1">默娘，好佳哉有這葩鼓仔燈！</text:p>
        <text:p text:style-name="P1">Bua̍t-niû, hó-ka-tsài ū tsit pha kóo-á-ting!</text:p>
        <text:p text:style-name="P1"/>
        <text:p text:style-name="P1">歡迎老爺你轉來！</text:p>
        <text:p text:style-name="P1">Huan-gîng lāu-iâ lí tńg--lâi!</text:p>
        <text:p text:style-name="P1"/>
        <text:p text:style-name="P1">著啦！這遍in幫忙袂少喔！</text:p>
        <text:p text:style-name="P1">Tio̍h --lah! Tsit piàn in pang-bâng bē tsió --ooh!</text:p>
        <text:p text:style-name="P1"/>
        <text:p text:style-name="P1">攏是我的功勞啊！</text:p>
        <text:p text:style-name="P1">Lóng sī guá ê kong-lô --ah!</text:p>
        <text:p text:style-name="P1"/>
        <text:p text:style-name="P1">哪有，攏是我的主意！</text:p>
        <text:p text:style-name="P1">Ná ū, lóng sī guá ê tsú-ì!</text:p>
        <text:p text:style-name="P1"/>
        <text:p text:style-name="P1">攏是你予我的靈感！</text:p>
        <text:p text:style-name="P1">Lóng sī lí hōo guá ê lîng-kám!</text:p>
        <text:p text:style-name="P1"/>
        <text:p text:style-name="P1">你講啥？我？</text:p>
        <text:p text:style-name="P1">Lí kóng sánn? Guá?</text:p>
        <text:p text:style-name="P1"/>
        <text:p text:style-name="P1">著啊！這是我的祕密喔！</text:p>
        <text:p text:style-name="P1">Tio̍h --ah! Tse sī guá ê pì-bi̍t --ooh!</text:p>
        <text:p text:style-name="P1"/>
        <text:p text:style-name="P1">默娘！</text:p>
        <text:p text:style-name="P1">Bua̍t-niû!</text:p>
        <text:p text:style-name="P1"/>
        <text:p text:style-name="P1">阿爹，你哪會猶毋睏？</text:p>
        <text:p text:style-name="P1">A-tia, lí ná ē iáu m̄ khùn?</text:p>
        <text:p text:style-name="P1"/>
        <text:p text:style-name="P1">按怎？默娘，你也睏袂去喔？</text:p>
        <text:p text:style-name="P1">Án-tsuánn? Bua̍t-niû, lí iā khùn-bē-khì --ooh?</text:p>
        <text:p text:style-name="P1"/>
        <text:p text:style-name="P1">噷！</text:p>
        <text:p text:style-name="P1">Hm̍h!</text:p>
        <text:p text:style-name="P1"/>
        <text:p text:style-name="P1">今仔日你做了真好！</text:p>
        <text:p text:style-name="P1">Kin-á-ji̍t lí tsò-liáu tsin hó! </text:p>
        <text:p text:style-name="P1"/>
        <text:p text:style-name="P1">你敢知影，</text:p>
        <text:p text:style-name="P1">Lí kám tsai-iánn, </text:p>
        <text:p text:style-name="P1"/>
        <text:p text:style-name="P1">村民逐家攏足感謝你的！</text:p>
        <text:p text:style-name="P1">tshun-bîn ta̍k-ke lóng tsiok kám-siā --lí--ê.</text:p>
        <text:p text:style-name="P1"/>
        <text:p text:style-name="P1">阿爹，</text:p>
        <text:p text:style-name="P1">A-tia, </text:p>
        <text:p text:style-name="P1"/>
        <text:p text:style-name="P1">是按怎出海遮爾仔危險，</text:p>
        <text:p text:style-name="P1">sī án-tsuánn tshut-hái tsiah-nī-á huî-hiám, </text:p>
        <text:p text:style-name="P1"/>
        <text:p text:style-name="P1">逐家猶是欲去咧？</text:p>
        <text:p text:style-name="P1">ta̍k-ke iáu sī beh khì --leh?</text:p>
        <text:p text:style-name="P1"/>
        <text:p text:style-name="P1">唉！這攏是為著生活！</text:p>
        <text:p text:style-name="P1">Haih! Tse lóng sī uī-tio̍h sing-ua̍h! </text:p>
        <text:p text:style-name="P1"/>
        <text:p text:style-name="P1">人生無常啊！</text:p>
        <text:p text:style-name="P1">Lîn-sing bû-siông --ah!</text:p>
        <text:p text:style-name="P1"/>
        <text:p text:style-name="P1">一葩小小的燈仔火就會當救遐爾濟人喔？</text:p>
        <text:p text:style-name="P1">Tsi̍t pha sió-sió ê ting-á-hué tō ē-tàng kiù hiah-nī tsē lâng --ooh?</text:p>
        <text:p text:style-name="P1"><text:soft-page-break/></text:p>
        <text:p text:style-name="P1">假使會當親像北斗七星遐爾仔光，</text:p>
        <text:p text:style-name="P1">Ká-sú ē-tàng tshin-tshiūnn pak-táu-tshit-tshinn hiah-nī-á kng, </text:p>
        <text:p text:style-name="P1"/>
        <text:p text:style-name="P1">毋就會當幫助閣較濟的人？</text:p>
        <text:p text:style-name="P1">m̄ tiō ē-tàng pang-tsōo koh-khah tsē ê lâng? </text:p>
        <text:p text:style-name="P1"/>
        <text:p text:style-name="P1">風平浪靜，出海掠魚喔！</text:p>
        <text:p text:style-name="P1">Hong pîng lōng tsīng, tshut-hái lia̍h hî --ooh!</text:p>
        <text:p text:style-name="P1"/>
        <text:p text:style-name="P1">哇！</text:p>
        <text:p text:style-name="P1">Uah!</text:p>
        <text:p text:style-name="P1"/>
        <text:p text:style-name="P1">默娘！默娘！哎、哎唷！ </text:p>
        <text:p text:style-name="P1">Bua̍t-niû! Bua̍t-niû! Aih, aih-ioh!</text:p>
        <text:p text:style-name="P1"/>
        <text:p text:style-name="P1">默娘啊，替阮看覓咧，</text:p>
        <text:p text:style-name="P1">Bua̍t-niû --ah, thè guán khuànn-māi --leh, </text:p>
        <text:p text:style-name="P1"/>
        <text:p text:style-name="P1">明仔載敢有適合出海唅？</text:p>
        <text:p text:style-name="P1">bîn-á-tsài kám ū sik-ha̍p tshut-hái --hannh?</text:p>
        <text:p text:style-name="P1"/>
        <text:p text:style-name="P1">是啊是啊！</text:p>
        <text:p text:style-name="P1">Sī --ah sī --ah!</text:p>
        <text:p text:style-name="P1"/>
        <text:p text:style-name="P1">閣過七工就是清明矣，</text:p>
        <text:p text:style-name="P1">Koh kuè tshit kang tō sī Tshing-bîng --ah, </text:p>
        <text:p text:style-name="P1"/>
        <text:p text:style-name="P1">天氣下降，氣流於地，</text:p>
        <text:p text:style-name="P1">thinn-khì hā-kàng, khì-liû î tē, </text:p>
        <text:p text:style-name="P1"/>
        <text:p text:style-name="P1">氣衝去天頂。</text:p>
        <text:p text:style-name="P1">khì tshiong khì thinn-tíng. </text:p>
        <text:p text:style-name="P1"/>
        <text:p text:style-name="P1">明仔載是出海掠魚的好天氣。</text:p>
        <text:p text:style-name="P1">Bîn-á-tsài sī tshut-hái lia̍h hî ê hó thinn-khì.</text:p>
        <text:p text:style-name="P1"/>
        <text:p text:style-name="P1">讚啦！讚啦！</text:p>
        <text:p text:style-name="P1">Tsán --lah! Tsán --lah!</text:p>
        <text:p text:style-name="P1"/>
        <text:p text:style-name="P1">師父愈來愈厲害矣！</text:p>
        <text:p text:style-name="P1">Su-hū lú lâi lú lī-hāi --ah! </text:p>
        <text:p text:style-name="P1"/>
        <text:p text:style-name="P1">推測天氣攏毋免咱鬥相共矣！</text:p>
        <text:p text:style-name="P1">Thui-tshik thinn-khì lóng m̄-bián lán tàu-sann-kāng --ah!</text:p>
        <text:p text:style-name="P1"/>
        <text:p text:style-name="P1">阿勇仔，</text:p>
        <text:p text:style-name="P1">A-ióng--á, </text:p>
        <text:p text:style-name="P1"/>
        <text:p text:style-name="P1">啊你彼漁網仔有紮無啊？</text:p>
        <text:p text:style-name="P1">ah lí he hî-bāng-á ū tsah --bô --ah? </text:p>
        <text:p text:style-name="P1"/>
        <text:p text:style-name="P1">有啦！這擺好天愛掠較濟的！</text:p>
        <text:p text:style-name="P1">Ū --lah! Tsit pái hó-thinn ài lia̍h khah tsē--ê! </text:p>
        <text:p text:style-name="P1"/>
        <text:p text:style-name="P1">你看！你看！天氣袂䆀呢！</text:p>
        <text:p text:style-name="P1">Lí khuànn! Lí khuànn! Thinn-khì bē-bái --neh! </text:p>
        <text:p text:style-name="P1"/>
        <text:p text:style-name="P1">一定會掠足濟魚啦！放心啦！</text:p>
        <text:p text:style-name="P1">It-tīng ē lia̍h tsiok tsē hî --lah! Hòng-sim --lah!</text:p>
        <text:p text:style-name="P1"/>
        <text:p text:style-name="P1">真緊就欲落雨矣，叫逐家緊轉去。</text:p>
        <text:p text:style-name="P1"><text:soft-page-break/>Tsin kín tō beh lo̍h-hōo --ah, kiò ta̍k-ke kín tńg--khì.</text:p>
        <text:p text:style-name="P1"/>
        <text:p text:style-name="P1">默娘講欲落雨矣，逐家緊轉來喔！</text:p>
        <text:p text:style-name="P1">Bua̍t-niû kóng beh lo̍h-hōo --ah, ta̍k-ke kín tńg--lâi --ooh!</text:p>
        <text:p text:style-name="P1"/>
        <text:p text:style-name="P1">緊轉來喔，緊轉來啦。</text:p>
        <text:p text:style-name="P1">Kín tńg--lâi --ooh, kín tńg--lâi --lah.</text:p>
        <text:p text:style-name="P1"/>
        <text:p text:style-name="P1">默娘、默娘！默娘！</text:p>
        <text:p text:style-name="P1">Bua̍t-niû, Bua̍t-niû! Bua̍t-niû! </text:p>
        <text:p text:style-name="P1"/>
        <text:p text:style-name="P1">你佇咧遮喔，我強欲喘死矣。</text:p>
        <text:p text:style-name="P1">Lí tī-leh tsia --ooh, guá kiōng-beh tshuán--sí --ah.</text:p>
        <text:p text:style-name="P1"/>
        <text:p text:style-name="P1">唅？啥物代誌？</text:p>
        <text:p text:style-name="P1">Hannh? Siánn-mih tāi-tsì?</text:p>
        <text:p text:style-name="P1"/>
        <text:p text:style-name="P1">默娘，是喜事，天大的喜事啦。</text:p>
        <text:p text:style-name="P1">Bua̍t-niû, sī hí-sū, thinn tuā ê hí-sū --lah.</text:p>
        <text:p text:style-name="P1"/>
        <text:p text:style-name="P1">縣老爺來咱厝內，</text:p>
        <text:p text:style-name="P1">Kuān-ló-iâ lâi lán tshù-lāi, </text:p>
        <text:p text:style-name="P1"/>
        <text:p text:style-name="P1">送匾欲共你祝福呢。</text:p>
        <text:p text:style-name="P1">sàng pián beh kā lí tsiok-hok --neh.</text:p>
        <text:p text:style-name="P1"/>
        <text:p text:style-name="P1">師父你去啦，</text:p>
        <text:p text:style-name="P1">Su-hū lí khì --lah, </text:p>
        <text:p text:style-name="P1"/>
        <text:p text:style-name="P1">順紲去共人說多謝。</text:p>
        <text:p text:style-name="P1">sīn-suà khì kā lâng seh to-siā.</text:p>
        <text:p text:style-name="P1"/>
        <text:p text:style-name="P1">默娘，較緊咧啊。</text:p>
        <text:p text:style-name="P1">Bua̍t-niû, khah kín --leh --ah.</text:p>
        <text:p text:style-name="P1"/>
        <text:p text:style-name="P1">啊！攏是拍遐的小角色，有夠無聊的。</text:p>
        <text:p text:style-name="P1">Ah! Lóng sī phah hia-ê sió kak-sik, ū-kàu bô-liâu--ê.</text:p>
        <text:p text:style-name="P1"/>
        <text:p text:style-name="P1">嘿啊。</text:p>
        <text:p text:style-name="P1">Heh --ah.</text:p>
        <text:p text:style-name="P1"/>
        <text:p text:style-name="P1">抑毋來一寡大尾的予咱練一下，</text:p>
        <text:p text:style-name="P1">A̍h m̄ lâi tsi̍t-kuá tuā-bué--ê hōo lán liān --tsi̍t-ē, </text:p>
        <text:p text:style-name="P1"/>
        <text:p text:style-name="P1">喔，有夠害的。</text:p>
        <text:p text:style-name="P1">ooh, ū-kàu hāi --ê.</text:p>
        <text:p text:style-name="P1"/>
        <text:p text:style-name="P1">就是咩。</text:p>
        <text:p text:style-name="P1">Tiō sī --meh.</text:p>
        <text:p text:style-name="P1"/>
        <text:p text:style-name="P1">默娘足了不起的呢。</text:p>
        <text:p text:style-name="P1">Bua̍t-niû tsiok liáu-put-khí--ê --neh.</text:p>
        <text:p text:style-name="P1"/>
        <text:p text:style-name="P1">是啊。</text:p>
        <text:p text:style-name="P1">Sī --ah.</text:p>
        <text:p text:style-name="P1"/>
        <text:p text:style-name="P1">這位就是我的查某囝，默娘。</text:p>
        <text:p text:style-name="P1">Tsit uī tiō sī guá ê tsa-bóo-kiánn, Bua̍t-niû.</text:p>
        <text:p text:style-name="P1"/>
        <text:p text:style-name="P1">多謝各位大人光臨寒舍。</text:p>
        <text:p text:style-name="P1">To-siā kok-uī tāi-jîn kong-lîm hân-sià.</text:p>
        <text:p text:style-name="P1"><text:soft-page-break/></text:p>
        <text:p text:style-name="P1">嗯，默娘，</text:p>
        <text:p text:style-name="P1">mh, Bua̍t-niû, </text:p>
        <text:p text:style-name="P1"/>
        <text:p text:style-name="P1">你小小的年紀就有這款本領，</text:p>
        <text:p text:style-name="P1">lí sió-sió ê nî-kí tō ū tsit khuán pún-líng, </text:p>
        <text:p text:style-name="P1"/>
        <text:p text:style-name="P1">造福鄉里，救遮的百姓，</text:p>
        <text:p text:style-name="P1">tsō-hok hiong-lí, kiù tsia-ê peh-sìnn, </text:p>
        <text:p text:style-name="P1"/>
        <text:p text:style-name="P1">實在是無簡單，</text:p>
        <text:p text:style-name="P1">si̍t-tsāi sī bô kán-tan, </text:p>
        <text:p text:style-name="P1"/>
        <text:p text:style-name="P1">今仔日特別送你一塊金匾仔，</text:p>
        <text:p text:style-name="P1">kin-á-ji̍t ti̍k-pia̍t sàng lí tsi̍t tè kim pián-á, </text:p>
        <text:p text:style-name="P1"/>
        <text:p text:style-name="P1">這是本官代表全縣的鄉親欲賜予你的。</text:p>
        <text:p text:style-name="P1">tse sī pún kuann tāi-piáu tsuân kuān ê hiong-tshin beh sù hōo --lí --ê.</text:p>
        <text:p text:style-name="P1"/>
        <text:p text:style-name="P1">多謝大人誇獎，</text:p>
        <text:p text:style-name="P1">To-siā tāi-jîn khua-tsióng, </text:p>
        <text:p text:style-name="P1"/>
        <text:p text:style-name="P1">默娘實在不敢當。</text:p>
        <text:p text:style-name="P1">Bua̍t-niû si̍t-tsāi put-kám-tong.</text:p>
        <text:p text:style-name="P1"/>
        <text:p text:style-name="P1">多謝大人。</text:p>
        <text:p text:style-name="P1">To-siā tāi-jîn.</text:p>
        <text:p text:style-name="P1"/>
        <text:p text:style-name="P1">各位大人，辛苦矣，請上座。</text:p>
        <text:p text:style-name="P1">Kok-uī tāi-jîn, sin-khóo --ah, tshiánn siōng tsō. </text:p>
        <text:p text:style-name="P1"/>
        <text:p text:style-name="P1">免客氣，請坐，請坐啊。查某囝，上茶。</text:p>
        <text:p text:style-name="P1">Bián kheh-khì, tshiánn tsē, tshiánn tsē --ah. Tsa-bóo-kiánn, siōng tê.</text:p>
        <text:p text:style-name="P1"/>
        <text:p text:style-name="P1">哎啊，喜事，喜事。真正是咱這个所在少有的喜事啊，</text:p>
        <text:p text:style-name="P1">Aih-ah, hí-sū, hí-sū. Tsin-tsiànn sī lán tsit ê sóo-tsāi tsió ū ê hí-sū --ah, </text:p>
        <text:p text:style-name="P1"/>
        <text:p text:style-name="P1">縣老爺大駕光臨喔！</text:p>
        <text:p text:style-name="P1">kuān-ló-iâ tāi-kà-kong-lîm --ooh!</text:p>
        <text:p text:style-name="P1"/>
        <text:p text:style-name="P1">阿娘！</text:p>
        <text:p text:style-name="P1">A-niâ!</text:p>
        <text:p text:style-name="P1"/>
        <text:p text:style-name="P1">默娘啊，你實在是足辛苦的。</text:p>
        <text:p text:style-name="P1">Bua̍t-niû --ah, lí si̍t-tsāi sī tsiok sin-khóo--ê.</text:p>
        <text:p text:style-name="P1"/>
        <text:p text:style-name="P1">莫按呢講，這攏是我應該做的啊。</text:p>
        <text:p text:style-name="P1">Mài án-ne kóng, tse lóng sī guá ing-kai tsò --ê --ah. </text:p>
        <text:p text:style-name="P1"/>
        <text:p text:style-name="P1">喂？這是？</text:p>
        <text:p text:style-name="P1">Ueh? Tse sī?</text:p>
        <text:p text:style-name="P1"/>
        <text:p text:style-name="P1">這是恁阿爹佮弘毅明仔載欲去縣城的包袱仔。</text:p>
        <text:p text:style-name="P1">Tse sī lín a-tia kah Hông-ik bîn-á-tsài beh khì kuān-siânn ê pau-ho̍k-á.</text:p>
        <text:p text:style-name="P1"/>
        <text:p text:style-name="P1">這，</text:p>
        <text:p text:style-name="P1">Tse,</text:p>
        <text:p text:style-name="P1"><text:soft-page-break/></text:p>
        <text:p text:style-name="P1">是按怎，默娘？</text:p>
        <text:p text:style-name="P1">Sī án-nuá, Bua̍t-niû?</text:p>
        <text:p text:style-name="P1"/>
        <text:p text:style-name="P1">無代誌啦。</text:p>
        <text:p text:style-name="P1">Bô-tāi-tsì --lah.</text:p>
        <text:p text:style-name="P1"/>
        <text:p text:style-name="P1">阿娘，你敢會用得予阿爹佮弘毅慢兩三工出海？</text:p>
        <text:p text:style-name="P1">A-niâ, lí kám ē-īng-eh hōo a-tia kah Hông-ik bān nn̄g sann kang tshut-hái?</text:p>
        <text:p text:style-name="P1"/>
        <text:p text:style-name="P1">袂用得，</text:p>
        <text:p text:style-name="P1">Bē-īng-eh, </text:p>
        <text:p text:style-name="P1"/>
        <text:p text:style-name="P1">恁阿爹欲佮縣老爺做伙去。</text:p>
        <text:p text:style-name="P1">lín a-tia beh kah kuān-ló-iâ tsò-hué khì. </text:p>
        <text:p text:style-name="P1"/>
        <text:p text:style-name="P1">啊，默娘，</text:p>
        <text:p text:style-name="P1">Ah, Bua̍t-niû, </text:p>
        <text:p text:style-name="P1"/>
        <text:p text:style-name="P1">你是毋是這兩工傷過操勞矣？</text:p>
        <text:p text:style-name="P1">lí sī m̄ sī tsit nn̄g kang siunn kuè tshau-lô --ah?</text:p>
        <text:p text:style-name="P1"/>
        <text:p text:style-name="P1">可能是我想傷濟矣。</text:p>
        <text:p text:style-name="P1">Khó-lîng sī guá siūnn siunn tsē --ah.</text:p>
        <text:p text:style-name="P1"/>
        <text:p text:style-name="P1">默娘。</text:p>
        <text:p text:style-name="P1">Bua̍t-niû.</text:p>
        <text:p text:style-name="P1"/>
        <text:p text:style-name="P1">喂？</text:p>
        <text:p text:style-name="P1">Ueh? </text:p>
        <text:p text:style-name="P1"/>
        <text:p text:style-name="P1">啥物時陣咱這个所在來遮濟隻漁船？</text:p>
        <text:p text:style-name="P1">Siánn-mih sî-tsūn lán tsit ê sóo-tsāi lâi tsiah tsē tsiah hî-tsûn?</text:p>
        <text:p text:style-name="P1"/>
        <text:p text:style-name="P1">哎啊，佳哉有默娘，</text:p>
        <text:p text:style-name="P1">Aih-ah, ka-tsài ū Bua̍t-niû, </text:p>
        <text:p text:style-name="P1"/>
        <text:p text:style-name="P1">暗時仔佇遮替阮點燈照方向，</text:p>
        <text:p text:style-name="P1">àm-sî-á tī tsia thè gún tiám ting tsiò hong-hiòng, </text:p>
        <text:p text:style-name="P1"/>
        <text:p text:style-name="P1">予阮安全倒轉來，</text:p>
        <text:p text:style-name="P1">hōo gún an-tsuân tò-tńg--lâi, </text:p>
        <text:p text:style-name="P1"/>
        <text:p text:style-name="P1">這馬遮已經變成上蓋安全的海域囉！</text:p>
        <text:p text:style-name="P1">tsit-má tsia í-king piàn-sîng siōng-kài an-tsuân ê hái-i̍k --looh!</text:p>
        <text:p text:style-name="P1"/>
        <text:p text:style-name="P1">是啊，林老爺，</text:p>
        <text:p text:style-name="P1">Sī --ah, Lîm lāu-iâ, </text:p>
        <text:p text:style-name="P1"/>
        <text:p text:style-name="P1">你生一个好的查某囝，</text:p>
        <text:p text:style-name="P1">lí senn tsi̍t ê hó ê tsa-bóo-kiánn, </text:p>
        <text:p text:style-name="P1"/>
        <text:p text:style-name="P1">造福鄉里啊！</text:p>
        <text:p text:style-name="P1">tsō-hok hiong-lí --ah!</text:p>
        <text:p text:style-name="P1"/>
        <text:p text:style-name="P1">哈哈，無影無影，</text:p>
        <text:p text:style-name="P1">Ha ha, bô iánn bô iánn, </text:p>
        <text:p text:style-name="P1"/>
        <text:p text:style-name="P1">應該的啦，應該的啦！</text:p>
        <text:p text:style-name="P1">ing-kai --ê --lah, ing-kai --ê --lah!</text:p>
        <text:p text:style-name="P1"/>
        <text:p text:style-name="P1">阿爹，阿爹，今仔日出發傷緊啦，</text:p>
        <text:p text:style-name="P1">A-tia, a-tia, kin-á-ji̍t tshut-huat siunn kín --lah, </text:p>
        <text:p text:style-name="P1"><text:soft-page-break/></text:p>
        <text:p text:style-name="P1">恁敢會用得閣慢兩工才走啊。</text:p>
        <text:p text:style-name="P1">lín kám ē-īng-eh koh bān nn̄g kang tsiah tsáu --ah.</text:p>
        <text:p text:style-name="P1"/>
        <text:p text:style-name="P1">袂用得啦，今仔日是佮縣老爺鬥陣去，</text:p>
        <text:p text:style-name="P1">Bē-īng-tit --lah, kin-á-ji̍t sī kah kuān-ló-iâ tàu-tīn khì, </text:p>
        <text:p text:style-name="P1"/>
        <text:p text:style-name="P1">袂用得慢啦。</text:p>
        <text:p text:style-name="P1">bē-īng-tit bān --lah.</text:p>
        <text:p text:style-name="P1"/>
        <text:p text:style-name="P1">猶毋過，猶毋過我一直感覺，</text:p>
        <text:p text:style-name="P1">iáu-m̄-koh, iáu-m̄-koh guá it-ti̍t kám-kak, </text:p>
        <text:p text:style-name="P1"/>
        <text:p text:style-name="P1">恁這一逝出門，我。</text:p>
        <text:p text:style-name="P1">lín tsit tsi̍t tsuā tshut-mn̂g, guá.</text:p>
        <text:p text:style-name="P1"/>
        <text:p text:style-name="P1">放心。只要將恁姊姊的嫁妝辦好，</text:p>
        <text:p text:style-name="P1">Hòng-sim. Tsí-iàu tsiong lín tse--tseh ê kè-tsng pān hó, </text:p>
        <text:p text:style-name="P1"/>
        <text:p text:style-name="P1">後日的暗仔我就會轉來矣。</text:p>
        <text:p text:style-name="P1">āu--ji̍t ê àm-á guá tō ē tńg--lâi --ah.</text:p>
        <text:p text:style-name="P1"/>
        <text:p text:style-name="P1">出門在外家己愛較細膩的喔。</text:p>
        <text:p text:style-name="P1">Tshut-mn̂g tsāi guā ka-kī ài khah sè-jī --ê --ooh.</text:p>
        <text:p text:style-name="P1"/>
        <text:p text:style-name="P1">喔！</text:p>
        <text:p text:style-name="P1">Ooh!</text:p>
        <text:p text:style-name="P1"/>
        <text:p text:style-name="P1">阿爹，暗暝愛轉來喔。</text:p>
        <text:p text:style-name="P1">A-tia, àm-mî ài tńg--lâi --ooh.</text:p>
        <text:p text:style-name="P1"/>
        <text:p text:style-name="P1">愛較細膩的喔。</text:p>
        <text:p text:style-name="P1">Ài khah sè-jī --ê --ooh.</text:p>
        <text:p text:style-name="P1"/>
        <text:p text:style-name="P1">好啦，恁緊轉去啦。</text:p>
        <text:p text:style-name="P1">Hó --lah, lín kín tńg--khì --lah.</text:p>
        <text:p text:style-name="P1"/>
        <text:p text:style-name="P1">愛較早轉來的喔，阿爹。</text:p>
        <text:p text:style-name="P1">Ài khah-tsá tńg--lâi --ê --ooh, a-tia.</text:p>
        <text:p text:style-name="P1"/>
        <text:p text:style-name="P1">師父，你是感覺有啥物問題唅？</text:p>
        <text:p text:style-name="P1">Su-hū, lí sī kám-kak ū siánn-mih būn-tê --hannh? </text:p>
        <text:p text:style-name="P1"/>
        <text:p text:style-name="P1">我看規半工，</text:p>
        <text:p text:style-name="P1">Guá khuànn kui puànn kang, </text:p>
        <text:p text:style-name="P1"/>
        <text:p text:style-name="P1">頭前並無啥物烏雲罩霧，</text:p>
        <text:p text:style-name="P1">thâu-tsîng pīng bô siánn-mih oo-hûn tà bū, </text:p>
        <text:p text:style-name="P1"/>
        <text:p text:style-name="P1">這幾工天氣真好啊。</text:p>
        <text:p text:style-name="P1">tsit kuí kang thinn-khì tsin hó --ah. </text:p>
        <text:p text:style-name="P1"/>
        <text:p text:style-name="P1">我胸坎實實，目睭皮一直跳，</text:p>
        <text:p text:style-name="P1">Guá hing-khám tsa̍t-tsa̍t, ba̍k-tsiu-phuê it-ti̍t thiàu, </text:p>
        <text:p text:style-name="P1"/>
        <text:p text:style-name="P1">好親像有啥物代誌欲發生。</text:p>
        <text:p text:style-name="P1">hó-tshin-tshiūnn ū siánn-mih tāi-tsì beh huat-sing.</text:p>
        <text:p text:style-name="P1"/>
        <text:p text:style-name="P1">哈哈哈哈，嘿！</text:p>
        <text:p text:style-name="P1">Ha ha ha ha, heh! </text:p>
        <text:p text:style-name="P1"/>
        <text:p text:style-name="P1"><text:soft-page-break/>師父你放心啦，</text:p>
        <text:p text:style-name="P1">Su-hū lí hòng-sim --lah, </text:p>
        <text:p text:style-name="P1"/>
        <text:p text:style-name="P1">in一定會佇咧後日下暗進前平安倒轉來啦。</text:p>
        <text:p text:style-name="P1">in it-tīng ē tī-leh āu--ji̍t e-àm tsìn-tsîng pîng-an tò-tńg--lâi --lah.</text:p>
        <text:p text:style-name="P1"/>
        <text:p text:style-name="P1">莫吵啦！</text:p>
        <text:p text:style-name="P1">Mài tshá --lah!</text:p>
        <text:p text:style-name="P1"/>
        <text:p text:style-name="P1">希望是按呢。</text:p>
        <text:p text:style-name="P1">Hi-bāng sī án-ne.</text:p>
        <text:p text:style-name="P1"/>
        <text:p text:style-name="P1">啊！是有看著無？</text:p>
        <text:p text:style-name="P1">Ah! Sī ū khuànn--tio̍h --bô?</text:p>
        <text:p text:style-name="P1"/>
        <text:p text:style-name="P1">看著啥物啊？</text:p>
        <text:p text:style-name="P1">Khuànn-tio̍h siánn-mih --ah?</text:p>
        <text:p text:style-name="P1"/>
        <text:p text:style-name="P1">啊，莫吵啦，猶未啦。</text:p>
        <text:p text:style-name="P1">Ah, mài tshá --lah, ah-buē --lah.</text:p>
        <text:p text:style-name="P1"/>
        <text:p text:style-name="P1">哎唷，你看著啥矣，你緊共我講啊！</text:p>
        <text:p text:style-name="P1">Aih-ioh, lí khuànn-tio̍h sánn --ah, lí kín kā guá kóng --ah!</text:p>
        <text:p text:style-name="P1"/>
        <text:p text:style-name="P1">哎唷，小等一下，莫急啦！</text:p>
        <text:p text:style-name="P1">Aih-ioh, sió-tán --tsi̍t-ē, mài kip --lah!</text:p>
        <text:p text:style-name="P1"/>
        <text:p text:style-name="P1">哪會猶未轉來？</text:p>
        <text:p text:style-name="P1">Ná ē iáu-buē tńg--lâi?</text:p>
        <text:p text:style-name="P1"/>
        <text:p text:style-name="P1">有矣有矣。</text:p>
        <text:p text:style-name="P1">Ū --ah ū --ah.</text:p>
        <text:p text:style-name="P1"/>
        <text:p text:style-name="P1">是毋是誠實出代誌矣？</text:p>
        <text:p text:style-name="P1">Sī m̄ sī tsiânn-si̍t tshut tāi-tsì --ah?</text:p>
        <text:p text:style-name="P1"/>
        <text:p text:style-name="P1">你有看清楚無啦？</text:p>
        <text:p text:style-name="P1">Lí ū khuànn tshing-tshó --bô --lah?</text:p>
        <text:p text:style-name="P1"/>
        <text:p text:style-name="P1">閣差一點點仔啦。</text:p>
        <text:p text:style-name="P1">Koh tsha tsi̍t-tiám-tiám-á --lah.</text:p>
        <text:p text:style-name="P1"/>
        <text:p text:style-name="P1">閣差一點點仔？這兩个喔。</text:p>
        <text:p text:style-name="P1">Koh tsha tsi̍t-tiám-tiám-á? Tsit nn̄g ê --ooh.</text:p>
        <text:p text:style-name="P1"/>
        <text:p text:style-name="P1">哎唷！哎喲喂啊！</text:p>
        <text:p text:style-name="P1">Aih-ioh! Ai-iō-uê --ah!</text:p>
        <text:p text:style-name="P1"/>
        <text:p text:style-name="P1">恁到底是咧看佗位啦？</text:p>
        <text:p text:style-name="P1">Lín tàu-té sī teh khuànn tó-uī --lah? </text:p>
        <text:p text:style-name="P1"/>
        <text:p text:style-name="P1">我是叫恁看阮阿爹的船轉來未？</text:p>
        <text:p text:style-name="P1">Guá sī kiò lín khuànn gún a-tia ê tsûn tńg--lâi --bē?</text:p>
        <text:p text:style-name="P1"/>
        <text:p text:style-name="P1">我、我已經看一百空八遍矣啦。</text:p>
        <text:p text:style-name="P1">Guá, guá í-king khuànn tsi̍t-pah-khòng-peh piàn --ah --lah.</text:p>
        <text:p text:style-name="P1"/>
        <text:p text:style-name="P1">就是啊，我嘛聽一百空八遍矣。</text:p>
        <text:p text:style-name="P1">Tiō sī --ah, guá mā thiann tsi̍t-pah-khòng-peh piàn --ah.</text:p>
        <text:p text:style-name="P1"/>
        <text:p text:style-name="P1"><text:soft-page-break/>有看著無？</text:p>
        <text:p text:style-name="P1">Ū khuànn--tio̍h --bô?</text:p>
        <text:p text:style-name="P1"/>
        <text:p text:style-name="P1">師父啊，免煩惱啦，</text:p>
        <text:p text:style-name="P1">Su-hū --ah, bián huân-ló --lah, </text:p>
        <text:p text:style-name="P1"/>
        <text:p text:style-name="P1">老爺in一定會平安倒轉來的。</text:p>
        <text:p text:style-name="P1">lāu-iâ in it-tīng ē pîng-an tò-tńg--lâi --ê.</text:p>
        <text:p text:style-name="P1"/>
        <text:p text:style-name="P1">這馬是，一百空九遍矣啦。</text:p>
        <text:p text:style-name="P1">Tsit-má sī, tsi̍t-pah-khòng-káu piàn --ah --lah.</text:p>
        <text:p text:style-name="P1"/>
        <text:p text:style-name="P1">今仔日天哪會暗甲遮緊？</text:p>
        <text:p text:style-name="P1">Kin-á-ji̍t thinn ná ē àm kah tsiah kín?</text:p>
        <text:p text:style-name="P1"/>
        <text:p text:style-name="P1">發生啥物代誌矣？</text:p>
        <text:p text:style-name="P1">Huat-sing siánn-mih tāi-tsì --ah?</text:p>
        <text:p text:style-name="P1"/>
        <text:p text:style-name="P1">趁天暗進前閣會當</text:p>
        <text:p text:style-name="P1">Thàn thinn àm tsìn-tsîng koh ē-tàng </text:p>
        <text:p text:style-name="P1"/>
        <text:p text:style-name="P1">看清楚方向，</text:p>
        <text:p text:style-name="P1">khuànn tshing-tshó hong-hiòng, </text:p>
        <text:p text:style-name="P1"/>
        <text:p text:style-name="P1">緊收網搝帆囉。</text:p>
        <text:p text:style-name="P1">kín siu bāng giú phâng --looh.</text:p>
        <text:p text:style-name="P1"/>
        <text:p text:style-name="P1">今仔日海流無蓋正常。</text:p>
        <text:p text:style-name="P1">Kin-á-ji̍t hái-liû bô kài tsìng-siông.</text:p>
        <text:p text:style-name="P1"/>
        <text:p text:style-name="P1">哪會按呢？海湧竟然倒流。</text:p>
        <text:p text:style-name="P1">Ná ē án-ne? Hái-íng kìng-jiân tò-liû.</text:p>
        <text:p text:style-name="P1"/>
        <text:p text:style-name="P1">已經九百九十遍矣。</text:p>
        <text:p text:style-name="P1">Í-king káu-pah káu-tsa̍p piàn --ah.</text:p>
        <text:p text:style-name="P1"/>
        <text:p text:style-name="P1">船控制予好喔。</text:p>
        <text:p text:style-name="P1">Tsûn khòng-tsè hōo hó --ooh.</text:p>
        <text:p text:style-name="P1"/>
        <text:p text:style-name="P1">害矣，控制袂牢矣啦。</text:p>
        <text:p text:style-name="P1">Hāi --ah, khòng-tsè bē tiâu --ah --lah.</text:p>
        <text:p text:style-name="P1"/>
        <text:p text:style-name="P1">馬叔！馬叔！馬叔！</text:p>
        <text:p text:style-name="P1">Má-tsik! Má-tsik! Má-tsik!</text:p>
        <text:p text:style-name="P1"/>
        <text:p text:style-name="P1">細膩！弘毅，幫忙控制！</text:p>
        <text:p text:style-name="P1">Sè-jī! Hông-ik, pang-bâng khòng-tsè!</text:p>
        <text:p text:style-name="P1"/>
        <text:p text:style-name="P1">好，我來。</text:p>
        <text:p text:style-name="P1">Hó, guá lâi.</text:p>
        <text:p text:style-name="P1"/>
        <text:p text:style-name="P1">弘毅，恁馬叔仔咧？</text:p>
        <text:p text:style-name="P1">Hông-ik, lín Bé-tsik--á --leh?</text:p>
        <text:p text:style-name="P1"/>
        <text:p text:style-name="P1">揣無，海湧傷大矣。</text:p>
        <text:p text:style-name="P1">Tshuē bô, hái-íng siunn tuā --ah.</text:p>
        <text:p text:style-name="P1"/>
        <text:p text:style-name="P1">啊，救人喔！</text:p>
        <text:p text:style-name="P1">Ah, kiù-lâng --ooh!</text:p>
        <text:p text:style-name="P1"/>
        <text:p text:style-name="P1">袂用得、袂用得。</text:p>
        <text:p text:style-name="P1">Buē-īng-eh, buē-īng-eh.</text:p>
        <text:p text:style-name="P1"/>
        <text:p text:style-name="P1">默娘，你是咧做啥，</text:p>
        <text:p text:style-name="P1"><text:soft-page-break/>Bua̍t-niû, lí sī teh tsò siánn, </text:p>
        <text:p text:style-name="P1"/>
        <text:p text:style-name="P1">默娘，你是按怎啦，默娘？</text:p>
        <text:p text:style-name="P1">Bua̍t-niû, lí sī án-nuá --lah, Bua̍t-niû?</text:p>
        <text:p text:style-name="P1"/>
        <text:p text:style-name="P1">默娘，你哪會按呢啦，</text:p>
        <text:p text:style-name="P1">Bua̍t-niû, lí ná ē án-ne --lah, </text:p>
        <text:p text:style-name="P1"/>
        <text:p text:style-name="P1">緊呢放手啦，默娘！</text:p>
        <text:p text:style-name="P1">kín --neh pàng-tshiú --lah, Bua̍t-niû!</text:p>
        <text:p text:style-name="P1"/>
        <text:p text:style-name="P1">你到底是按怎啦。</text:p>
        <text:p text:style-name="P1">Lí tàu-té sī án-tsuánn --lah.</text:p>
        <text:p text:style-name="P1"/>
        <text:p text:style-name="P1">袂用得、袂用得、袂用得，阿娘！</text:p>
        <text:p text:style-name="P1">Buē-īng-eh, buē-īng-eh, buē-īng-eh, A-niâ!</text:p>
        <text:p text:style-name="P1"/>
        <text:p text:style-name="P1">默娘。</text:p>
        <text:p text:style-name="P1">Bua̍t-niû.</text:p>
        <text:p text:style-name="P1"/>
        <text:p text:style-name="P1">袂用得！袂用得！</text:p>
        <text:p text:style-name="P1">Buē-īng-eh! Buē-īng-eh!</text:p>
        <text:p text:style-name="P1"/>
        <text:p text:style-name="P1">默娘，你是按怎矣，</text:p>
        <text:p text:style-name="P1">Bua̍t-niû, lí sī án-nuá --ah, </text:p>
        <text:p text:style-name="P1"/>
        <text:p text:style-name="P1">無要緊乎？乖，緊共阿娘講，</text:p>
        <text:p text:style-name="P1">bô iàu-kín --honnh? Kuai, kín kā a-niâ kóng, </text:p>
        <text:p text:style-name="P1"/>
        <text:p text:style-name="P1">到底發生啥物代誌矣？唅？</text:p>
        <text:p text:style-name="P1">tàu-té huat-sing siánn-mih tāi-tsì --ah? Hannh?</text:p>
        <text:p text:style-name="P1"/>
        <text:p text:style-name="P1">阿娘，外口這馬是毋是起風矣？</text:p>
        <text:p text:style-name="P1">A-niâ, guā-kháu tsit-má sī m̄ sī khí-hong --ah?</text:p>
        <text:p text:style-name="P1"/>
        <text:p text:style-name="P1">是啊，阮攏足煩惱恁阿爹猶閣有恁阿兄。</text:p>
        <text:p text:style-name="P1">Sī --ah, gún lóng tsiok huân-ló lín a-tia Ah-koh ū lín a-hiann.</text:p>
        <text:p text:style-name="P1"/>
        <text:p text:style-name="P1">默娘，到底是按怎矣？</text:p>
        <text:p text:style-name="P1">Bua̍t-niû, tàu-té sī án-nuá --ah?</text:p>
        <text:p text:style-name="P1"/>
        <text:p text:style-name="P1">阿兄伊、伊、伊摔落去海底矣。</text:p>
        <text:p text:style-name="P1">A-hiann i, i, i siak lo̍h-khì hái-té --ah.</text:p>
        <text:p text:style-name="P1"/>
        <text:p text:style-name="P1">阿娘！阿娘！</text:p>
        <text:p text:style-name="P1">A-niâ! A-niâ!</text:p>
        <text:p text:style-name="P1"/>
        <text:p text:style-name="P1">默娘，到底是發生啥物代誌？</text:p>
        <text:p text:style-name="P1">Bua̍t-niû, tàu-té sī huat-sing siánn-mih tāi-tsì?</text:p>
        <text:p text:style-name="P1"/>
        <text:p text:style-name="P1">阿兄摔落去海底矣。</text:p>
        <text:p text:style-name="P1">A-hiann siak--lo̍h-khì hái-té --ah.</text:p>
        <text:p text:style-name="P1"/>
        <text:p text:style-name="P1">我欲去看覓啊。</text:p>
        <text:p text:style-name="P1">Guá beh khì khuànn-māi --ah.</text:p>
        <text:p text:style-name="P1"/>
        <text:p text:style-name="P1">恁兩个緊去看覓，</text:p>
        <text:p text:style-name="P1">Lín nn̄g ê kín khì khuànn-māi, </text:p>
        <text:p text:style-name="P1"/>
        <text:p text:style-name="P1">阮阿爹佮村民佇啥物位置，</text:p>
        <text:p text:style-name="P1">gún a-tia kah tshuan-bîn <text:soft-page-break/>tī siánn-mih uī-tì, </text:p>
        <text:p text:style-name="P1"/>
        <text:p text:style-name="P1">離遮有偌遠。</text:p>
        <text:p text:style-name="P1">lī tsia ū guā hn̄g.</text:p>
        <text:p text:style-name="P1"/>
        <text:p text:style-name="P1">頭前三百外里有一片烏雲，</text:p>
        <text:p text:style-name="P1">Thâu-tsîng sann-pah guā lí ū tsi̍t phiàn oo-hûn, </text:p>
        <text:p text:style-name="P1"/>
        <text:p text:style-name="P1">看袂清楚in佇啥物位置。</text:p>
        <text:p text:style-name="P1">khuànn bē tshing-tshó in tī siánn-mih uī-tì.</text:p>
        <text:p text:style-name="P1"/>
        <text:p text:style-name="P1">In聽起來佇彼个方向，</text:p>
        <text:p text:style-name="P1">In thiann khí-lâi tī hit ê hong-hiòng, </text:p>
        <text:p text:style-name="P1"/>
        <text:p text:style-name="P1">猶毋過真遠。</text:p>
        <text:p text:style-name="P1">iáu-m̄-koh tsin hn̄g.</text:p>
        <text:p text:style-name="P1"/>
        <text:p text:style-name="P1">這片烏雲無正常，</text:p>
        <text:p text:style-name="P1">Tsit phiàn oo-hûn bô tsìng-siông, </text:p>
        <text:p text:style-name="P1"/>
        <text:p text:style-name="P1">燈火火源迵袂過。</text:p>
        <text:p text:style-name="P1">ting-hué hué-guân thàng bē kuè.</text:p>
        <text:p text:style-name="P1"/>
        <text:p text:style-name="P1">按呢欲按怎？啊，有矣。</text:p>
        <text:p text:style-name="P1">Án-ne beh án-nuá? Ah, ū --ah.</text:p>
        <text:p text:style-name="P1"/>
        <text:p text:style-name="P1">恁將船隻的方向認予清楚。</text:p>
        <text:p text:style-name="P1">Lín tsiong tsûn-tsiah ê hong-hiòng līn hōo tshing-tshó.</text:p>
        <text:p text:style-name="P1"/>
        <text:p text:style-name="P1">無問題啦。</text:p>
        <text:p text:style-name="P1">Bô būn-tê --lah.</text:p>
        <text:p text:style-name="P1"/>
        <text:p text:style-name="P1">天都暗矣是欲叫我按怎看？</text:p>
        <text:p text:style-name="P1">Thinn to àm --ah sī beh kiò guá án-nuá khuànn?</text:p>
        <text:p text:style-name="P1"/>
        <text:p text:style-name="P1">啊毋就只有靠我囉。</text:p>
        <text:p text:style-name="P1">Ah m̄ tō tsí-ū khò guá --looh.</text:p>
        <text:p text:style-name="P1"/>
        <text:p text:style-name="P1">海上的漁民需要火光。</text:p>
        <text:p text:style-name="P1">Hái-siōng ê hî-bîn su-iàu hué-kng. </text:p>
        <text:p text:style-name="P1"/>
        <text:p text:style-name="P1">好矣，好矣。希望in看會著。</text:p>
        <text:p text:style-name="P1">Hó --ah, hó --ah. Hi-bāng in khuànn ē tio̍h.</text:p>
        <text:p text:style-name="P1"/>
        <text:p text:style-name="P1">喂？我無聽著in講看著火的光啊。</text:p>
        <text:p text:style-name="P1">Ueh? Guá bô thiann-tio̍h in kóng khuànn-tio̍h hué ê kng --ah.</text:p>
        <text:p text:style-name="P1"/>
        <text:p text:style-name="P1">你是毋是聽無詳細？</text:p>
        <text:p text:style-name="P1">Lí sī m̄ sī thiann bô siông-sè?</text:p>
        <text:p text:style-name="P1"/>
        <text:p text:style-name="P1">我有聽詳細，</text:p>
        <text:p text:style-name="P1">Guá ū thiann siông-sè, </text:p>
        <text:p text:style-name="P1"/>
        <text:p text:style-name="P1">應該是佇咧庚時的方向，</text:p>
        <text:p text:style-name="P1">ing-kai sī tī-leh kinn-sî ê hong-hiòng,</text:p>
        <text:p text:style-name="P1"/>
        <text:p text:style-name="P1">傳來一屑屑仔喝救人的聲。</text:p>
        <text:p text:style-name="P1">thuân-lâi tsi̍t-sut-sut-á huah kiù-lâng ê siann.</text:p>
        <text:p text:style-name="P1"/>
        <text:p text:style-name="P1">無可能啊，in是按怎會看袂著？</text:p>
        <text:p text:style-name="P1">Bô khó-lîng --ah, in sī án-tsuánn ē khuànn bē tio̍h?</text:p>
        <text:p text:style-name="P1"><text:soft-page-break/></text:p>
        <text:p text:style-name="P1">庚時的方向，啥物都無啊。</text:p>
        <text:p text:style-name="P1">Kinn-sî ê hong-hiòng, siánn-mih to bô --ah. </text:p>
        <text:p text:style-name="P1"/>
        <text:p text:style-name="P1">喂？有一大片的烏雲一直結做堆啊。</text:p>
        <text:p text:style-name="P1">Ueh? Ū tsi̍t tuā phiàn ê oo-hûn it-ti̍t kiat tsuè tui --ah. </text:p>
        <text:p text:style-name="P1"/>
        <text:p text:style-name="P1">小等咧，無雲的下跤有動靜。</text:p>
        <text:p text:style-name="P1">Sió-tán --leh, bô hûn ê ē-kha ū tōng-tsīng.</text:p>
        <text:p text:style-name="P1"/>
        <text:p text:style-name="P1">啊，捲螺仔風！</text:p>
        <text:p text:style-name="P1">Ah, kńg-lê-á-hong!</text:p>
        <text:p text:style-name="P1"/>
        <text:p text:style-name="P1">海面上有三道妖氣。</text:p>
        <text:p text:style-name="P1">Hái-bīn-siōng ū sann tō iau-khì.</text:p>
        <text:p text:style-name="P1"/>
        <text:p text:style-name="P1">原來是海怪佈下結界，</text:p>
        <text:p text:style-name="P1">Guân-lâi sī hái-kuài pòo hā kiat-kài, </text:p>
        <text:p text:style-name="P1"/>
        <text:p text:style-name="P1">莫怪漁船仔看袂著火光。</text:p>
        <text:p text:style-name="P1">bo̍k-kuài hî-tsûn-á khuànn bē tio̍h hué-kng.</text:p>
        <text:p text:style-name="P1"/>
        <text:p text:style-name="P1">恁兩个一定愛將妖氣拍散，</text:p>
        <text:p text:style-name="P1">Lín nn̄g ê it-tīng ài tsiong iau-khì phah-suànn, </text:p>
        <text:p text:style-name="P1"/>
        <text:p text:style-name="P1">予漁民會當看著轉來的方向。唉！</text:p>
        <text:p text:style-name="P1">hōo hî-bîn ē-tàng khuànn-tio̍h tńg--lâi ê hong-hiòng. Haih!</text:p>
        <text:p text:style-name="P1"/>
        <text:p text:style-name="P1">行！</text:p>
        <text:p text:style-name="P1">Kiânn!</text:p>
        <text:p text:style-name="P1"/>
        <text:p text:style-name="P1">足久無出跤手矣，</text:p>
        <text:p text:style-name="P1">Tsiok kú bô tshut kha-tshiú --ah, </text:p>
        <text:p text:style-name="P1"/>
        <text:p text:style-name="P1">彼海怪足厲害的喔。</text:p>
        <text:p text:style-name="P1">he hái-kuài tsiok lī-hāi --ê --ooh.</text:p>
        <text:p text:style-name="P1"/>
        <text:p text:style-name="P1">這馬按怎？</text:p>
        <text:p text:style-name="P1">Tsit-má án-tsuánn? </text:p>
        <text:p text:style-name="P1"/>
        <text:p text:style-name="P1">阮阿爹佮遐的村民敢有安全？</text:p>
        <text:p text:style-name="P1">Guán a-tia kah hia-ê tshuan-bîn kám ū an-tsuân?</text:p>
        <text:p text:style-name="P1"/>
        <text:p text:style-name="P1">猶未看清楚，就去予拍轉來矣。</text:p>
        <text:p text:style-name="P1">Iáu-buē khuànn tshing-tshó, tō khì hōo phah--tńg-lâi --ah.</text:p>
        <text:p text:style-name="P1"/>
        <text:p text:style-name="P1">這个海怪乃深海妖氣幻化而成，</text:p>
        <text:p text:style-name="P1">Tsit ê hái-kuài nái tshim-hái iau-khì huàn-huà lî sîng, </text:p>
        <text:p text:style-name="P1"/>
        <text:p text:style-name="P1">一般的法術是無法度通破解的。</text:p>
        <text:p text:style-name="P1">it-puann ê huat-su̍t sī bô-huat-tōo thang phò-kái --ê.</text:p>
        <text:p text:style-name="P1"/>
        <text:p text:style-name="P1">唅？若按呢阮阿爹毋就。</text:p>
        <text:p text:style-name="P1">Hannh? Nā án-ne guán a-tia m̄ tiō.</text:p>
        <text:p text:style-name="P1"/>
        <text:p text:style-name="P1">師父，猶閣有阮呢。</text:p>
        <text:p text:style-name="P1">Su-hū, ah-koh ū guán --neh.</text:p>
        <text:p text:style-name="P1"/>
        <text:p text:style-name="P1">不過呢，想欲破解，</text:p>
        <text:p text:style-name="P1"><text:soft-page-break/>Put-kò --neh, siūnn-beh phò-kái, </text:p>
        <text:p text:style-name="P1"/>
        <text:p text:style-name="P1">嘛毋是無方法。</text:p>
        <text:p text:style-name="P1">mā m̄ sī bô hong-huat. </text:p>
        <text:p text:style-name="P1"/>
        <text:p text:style-name="P1">這呢。</text:p>
        <text:p text:style-name="P1">Tse --neh.</text:p>
        <text:p text:style-name="P1"/>
        <text:p text:style-name="P1">哎啊，攏啥物時陣矣，</text:p>
        <text:p text:style-name="P1">Aih-ah, lóng siánn-mih sî-tsūn --ah, </text:p>
        <text:p text:style-name="P1"/>
        <text:p text:style-name="P1">閣講甲慢吞吞啊。喔！</text:p>
        <text:p text:style-name="P1">koh kóng kah bān-thun-thun --ah. Ooh!</text:p>
        <text:p text:style-name="P1"/>
        <text:p text:style-name="P1">緊咧，緊講啦，是欲按怎破解啦，</text:p>
        <text:p text:style-name="P1">Kín --leh, kín kóng --lah, sī beh án-nuá phò-kái --lah, </text:p>
        <text:p text:style-name="P1"/>
        <text:p text:style-name="P1">緊呢啦！緊講啦，緊講啦！</text:p>
        <text:p text:style-name="P1">kín --neh --lah! Kín kóng --lah, kín kóng --lah!</text:p>
        <text:p text:style-name="P1"/>
        <text:p text:style-name="P1">我講我講，</text:p>
        <text:p text:style-name="P1">Guá kóng guá kóng, </text:p>
        <text:p text:style-name="P1"/>
        <text:p text:style-name="P1">好啦好啦，</text:p>
        <text:p text:style-name="P1">hó --lah hó --lah, </text:p>
        <text:p text:style-name="P1"/>
        <text:p text:style-name="P1">講講講。</text:p>
        <text:p text:style-name="P1">kóng kóng kóng. </text:p>
        <text:p text:style-name="P1"/>
        <text:p text:style-name="P1">默娘你一定愛佮玉珮結合，</text:p>
        <text:p text:style-name="P1">Bua̍t-niû lí it-tīng ài kah gio̍k-puè kiat-ha̍p, </text:p>
        <text:p text:style-name="P1"/>
        <text:p text:style-name="P1">變做三原之火，</text:p>
        <text:p text:style-name="P1">piàn-tsò sam guân tsi hué, </text:p>
        <text:p text:style-name="P1"/>
        <text:p text:style-name="P1">才會當激發自身的潛能出海迎敵。</text:p>
        <text:p text:style-name="P1">tsiah ē-tàng kik-huat tsū-sin ê tsiâm-lîng tshut-hái gîng ti̍k.</text:p>
        <text:p text:style-name="P1"/>
        <text:p text:style-name="P1">哇，喔，師父真正足厲害的呢！</text:p>
        <text:p text:style-name="P1">Uah, ooh, su-hū tsin-tsiànn tsiok lī-hāi--ê --neh!</text:p>
        <text:p text:style-name="P1"/>
        <text:p text:style-name="P1">救人喔！</text:p>
        <text:p text:style-name="P1">Kiù-lâng --ooh!</text:p>
        <text:p text:style-name="P1"/>
        <text:p text:style-name="P1">林大人佇咧遐！</text:p>
        <text:p text:style-name="P1">Lîm tāi-lîn tī-leh hia!</text:p>
        <text:p text:style-name="P1"/>
        <text:p text:style-name="P1">我共船扞予牢，</text:p>
        <text:p text:style-name="P1">Guá kā tsûn huānn hōo tiâu, </text:p>
        <text:p text:style-name="P1"/>
        <text:p text:style-name="P1">緊擲索仔救人啦！</text:p>
        <text:p text:style-name="P1">kín tàn soh-á kiù-lâng --lah!</text:p>
        <text:p text:style-name="P1"/>
        <text:p text:style-name="P1">我來提索仔！</text:p>
        <text:p text:style-name="P1">Guá lâi the̍h soh-á!</text:p>
        <text:p text:style-name="P1"/>
        <text:p text:style-name="P1">林大人，共索仔掠予絚啊！</text:p>
        <text:p text:style-name="P1">Lîm tāi-lîn, kā soh-á lia̍h hōo ân --ah!</text:p>
        <text:p text:style-name="P1"/>
        <text:p text:style-name="P1">害矣，林大人閣沉落去矣啦！</text:p>
        <text:p text:style-name="P1">Hāi --ah, Lîm tāi-lîn koh tîm--lo̍h-khì --ah --lah! </text:p>
        <text:p text:style-name="P1"/>
        <text:p text:style-name="P1">阮佇遮，共索仔擲過來！</text:p>
        <text:p text:style-name="P1">Gún tī tsia, kā soh-á tàn--kuè-lâi!</text:p>
        <text:p text:style-name="P1"><text:soft-page-break/></text:p>
        <text:p text:style-name="P1">緊來救阮。</text:p>
        <text:p text:style-name="P1">Kín lâi kiù --gún.</text:p>
        <text:p text:style-name="P1"/>
        <text:p text:style-name="P1">啊！哇！</text:p>
        <text:p text:style-name="P1">Ah! Uah!</text:p>
        <text:p text:style-name="P1"/>
        <text:p text:style-name="P1">林大人，你有要緊無？林大人！啊？</text:p>
        <text:p text:style-name="P1">Lîm tāi-lîn, lí ū iàu-kín --bô? Lîm tāi-lîn! Ah?</text:p>
        <text:p text:style-name="P1"/>
        <text:p text:style-name="P1">啊？</text:p>
        <text:p text:style-name="P1">Ah?</text:p>
        <text:p text:style-name="P1"/>
        <text:p text:style-name="P1">菩薩保庇，菩薩保庇喔。</text:p>
        <text:p text:style-name="P1">Phôo-sat pó-pì, Phôo-sat pó-pì --ooh.</text:p>
        <text:p text:style-name="P1"/>
        <text:p text:style-name="P1">啊。</text:p>
        <text:p text:style-name="P1">Ah.</text:p>
        <text:p text:style-name="P1"/>
        <text:p text:style-name="P1">默娘，我來。</text:p>
        <text:p text:style-name="P1">Bua̍t-niû, guá lâi.</text:p>
        <text:p text:style-name="P1"/>
        <text:p text:style-name="P1">哈哈哈！是我拍敗的，哇哈哈！</text:p>
        <text:p text:style-name="P1">Ha ha ha! Sī guá phah-pāi --ê, uah ha ha!</text:p>
        <text:p text:style-name="P1"/>
        <text:p text:style-name="P1">是我拍敗的！</text:p>
        <text:p text:style-name="P1">Sī guá phah-pāi --ê!</text:p>
        <text:p text:style-name="P1"/>
        <text:p text:style-name="P1">是我！是我！是我！</text:p>
        <text:p text:style-name="P1">Sī guá! Sī guá! Sī guá!</text:p>
        <text:p text:style-name="P1"/>
        <text:p text:style-name="P1">啊？</text:p>
        <text:p text:style-name="P1">Ah?</text:p>
        <text:p text:style-name="P1"/>
        <text:p text:style-name="P1">無愛佮你講矣啦，硬欲諍。</text:p>
        <text:p text:style-name="P1">Bô ài kah lí kóng --ah --lah, ngē beh tsìnn.</text:p>
        <text:p text:style-name="P1"/>
        <text:p text:style-name="P1">耶耶耶，伊認輸矣啦。哇哈哈哈。</text:p>
        <text:p text:style-name="P1">Iâ iâ iâ, i līn-su --ah --lah. Uah ha ha ha.</text:p>
        <text:p text:style-name="P1"/>
        <text:p text:style-name="P1">細膩！</text:p>
        <text:p text:style-name="P1">Sè-jī!</text:p>
        <text:p text:style-name="P1"/>
        <text:p text:style-name="P1">啊啊啊！</text:p>
        <text:p text:style-name="P1">Ah ah ah!</text:p>
        <text:p text:style-name="P1"/>
        <text:p text:style-name="P1">啊─，啊！</text:p>
        <text:p text:style-name="P1">ah─, ah!</text:p>
        <text:p text:style-name="P1"/>
        <text:p text:style-name="P1">害矣啦！</text:p>
        <text:p text:style-name="P1">Hāi --ah --lah!</text:p>
        <text:p text:style-name="P1"/>
        <text:p text:style-name="P1">哎唷！</text:p>
        <text:p text:style-name="P1">Aih-ioh!</text:p>
        <text:p text:style-name="P1"/>
        <text:p text:style-name="P1">此妖是水之至剛之性，</text:p>
        <text:p text:style-name="P1">Tshú iau sī tsuí tsi tsì kong tsi sìng, </text:p>
        <text:p text:style-name="P1"/>
        <text:p text:style-name="P1">若無用履霜陰凝，</text:p>
        <text:p text:style-name="P1">nā bô iōng lú song im gîng, </text:p>
        <text:p text:style-name="P1"/>
        <text:p text:style-name="P1">是無法度將伊收服的。</text:p>
        <text:p text:style-name="P1">sī bô-huat-tōo tsiong i siu-ho̍k--ê. </text:p>
        <text:p text:style-name="P1"/>
        <text:p text:style-name="P1">如今為師以身試法。</text:p>
        <text:p text:style-name="P1">Lû-kim uî-su í sin tshì huat.</text:p>
        <text:p text:style-name="P1"/>
        <text:p text:style-name="P1">師父！</text:p>
        <text:p text:style-name="P1">Su-hū!</text:p>
        <text:p text:style-name="P1"/>
        <text:p text:style-name="P1">當我使用此法將伊控制牢咧，</text:p>
        <text:p text:style-name="P1"><text:soft-page-break/>Tong guá sú-iōng tshú huat tsiong i khòng-tsè tiâu --leh, </text:p>
        <text:p text:style-name="P1"/>
        <text:p text:style-name="P1">你才配合用純陽之原，</text:p>
        <text:p text:style-name="P1">lí tsiah phuè-ha̍p iōng sûn-iông tsi guân, </text:p>
        <text:p text:style-name="P1"/>
        <text:p text:style-name="P1">將伊淨化。Huih！</text:p>
        <text:p text:style-name="P1">tsiong i tsīng-huà. Huih!</text:p>
        <text:p text:style-name="P1"/>
        <text:p text:style-name="P1">師父！</text:p>
        <text:p text:style-name="P1">Su-hū!</text:p>
        <text:p text:style-name="P1"/>
        <text:p text:style-name="P1">默娘，你自細漢驚火，</text:p>
        <text:p text:style-name="P1">Bua̍t-niû, lí tsū sè-hàn kiann hué, </text:p>
        <text:p text:style-name="P1"/>
        <text:p text:style-name="P1">是無了解水火相生相剋的道理，</text:p>
        <text:p text:style-name="P1">sī bô liáu-kái tsuí hué siong-sing siong-khik ê tō-lí, </text:p>
        <text:p text:style-name="P1"/>
        <text:p text:style-name="P1">有火無水不知寒，</text:p>
        <text:p text:style-name="P1">ū hué bô tsuí put ti hân, </text:p>
        <text:p text:style-name="P1"/>
        <text:p text:style-name="P1">有水無火不知暑，</text:p>
        <text:p text:style-name="P1">ū tsuí bô hué put ti sú, </text:p>
        <text:p text:style-name="P1"/>
        <text:p text:style-name="P1">日不落就無暗暝，</text:p>
        <text:p text:style-name="P1">li̍t put lo̍h tō bô àm-mî, </text:p>
        <text:p text:style-name="P1"/>
        <text:p text:style-name="P1">月不落就無天明。</text:p>
        <text:p text:style-name="P1">ge̍h put lo̍h tō bô thian-bîng.</text:p>
        <text:p text:style-name="P1"/>
        <text:p text:style-name="P1">師父，我明白矣。</text:p>
        <text:p text:style-name="P1">Su-hū, guá bîng-pi̍k --ah.</text:p>
        <text:p text:style-name="P1"/>
        <text:p text:style-name="P1">哎唷，</text:p>
        <text:p text:style-name="P1">Aih-ioh, </text:p>
        <text:p text:style-name="P1"/>
        <text:p text:style-name="P1">哪會袂輸敢若做一个佮人相拍的惡夢，</text:p>
        <text:p text:style-name="P1">ná ē bē-su kánn-ná tsò tsi̍t ê kah lâng sio-phah ê ok-bāng, </text:p>
        <text:p text:style-name="P1"/>
        <text:p text:style-name="P1">規身軀腰痠背疼啊！</text:p>
        <text:p text:style-name="P1">kui-sin-khu io sng puē thiànn --ah!</text:p>
        <text:p text:style-name="P1"/>
        <text:p text:style-name="P1">就是啊，佳哉咱閣活咧。</text:p>
        <text:p text:style-name="P1">Tiō sī --ah, ka-tsài lán koh ua̍h --leh.</text:p>
        <text:p text:style-name="P1"/>
        <text:p text:style-name="P1">是啊，是啊，</text:p>
        <text:p text:style-name="P1">Sī --ah, sī --ah, </text:p>
        <text:p text:style-name="P1"/>
        <text:p text:style-name="P1">這到底是發生啥物代誌矣？</text:p>
        <text:p text:style-name="P1">tse tàu-té sī huat-sing siánn-mih tāi-tsì --ah?</text:p>
        <text:p text:style-name="P1"/>
        <text:p text:style-name="P1">三大龍王聽旨，</text:p>
        <text:p text:style-name="P1">Sam tāi lîng-ông thiann tsí, </text:p>
        <text:p text:style-name="P1"/>
        <text:p text:style-name="P1">奉觀世音菩薩法旨，</text:p>
        <text:p text:style-name="P1">hōng Kuan-sè-im Phôo-sat huat-tsí, </text:p>
        <text:p text:style-name="P1"/>
        <text:p text:style-name="P1">爾等盡速歸位，消滅妖孽，</text:p>
        <text:p text:style-name="P1">ní tíng tsīn-sok kui uī, siau-bia̍t iau-gia̍t, </text:p>
        <text:p text:style-name="P1"/>
        <text:p text:style-name="P1">維護大海平安。</text:p>
        <text:p text:style-name="P1">uî-hōo tāi-hái pîng-an. </text:p>
        <text:p text:style-name="P1"/>
        <text:p text:style-name="P1">我等謹遵法旨。</text:p>
        <text:p text:style-name="P1">Ngóo-tíng kín tsun huat-<text:soft-page-break/>tsí.</text:p>
        <text:p text:style-name="P1"/>
        <text:p text:style-name="P1">救我啊！搝我的手啊！</text:p>
        <text:p text:style-name="P1">Kiù guá --ah! Giú guá ê tshiú --ah! </text:p>
        <text:p text:style-name="P1"/>
        <text:p text:style-name="P1">救我啊！救人喔！</text:p>
        <text:p text:style-name="P1">Kiù guá --ah! Kiù-lâng --ooh!</text:p>
        <text:p text:style-name="P1"/>
        <text:p text:style-name="P1">啊，千里眼！順風耳！</text:p>
        <text:p text:style-name="P1">Ah, Tshian-lí-gán! Sūn-hong-ní!</text:p>
        <text:p text:style-name="P1"/>
        <text:p text:style-name="P1">船猶未轉來啊！</text:p>
        <text:p text:style-name="P1">Tsûn ah-bē tńg--lâi --ah! </text:p>
        <text:p text:style-name="P1"/>
        <text:p text:style-name="P1">是毋是出代誌矣？就是啊！</text:p>
        <text:p text:style-name="P1">Sī m̄ sī tshut tāi-tsì --ah? Tō sī --ah!</text:p>
        <text:p text:style-name="P1"/>
        <text:p text:style-name="P1">師父啊，阮來矣啦！</text:p>
        <text:p text:style-name="P1">Su-hū --ah, gún lâi --ah --lah! </text:p>
        <text:p text:style-name="P1"/>
        <text:p text:style-name="P1">啊，哎喲喂啊，哎唷！</text:p>
        <text:p text:style-name="P1">Ah, ai-iō-uê --ah, <text:s/>aih-ioh!</text:p>
        <text:p text:style-name="P1"/>
        <text:p text:style-name="P1">恁兩个閣一擺，去救跋落海的漁民，</text:p>
        <text:p text:style-name="P1">Lín nn̄g ê koh tsi̍t pái, khì kiù pua̍h-lo̍h hái ê hî-bîn, </text:p>
        <text:p text:style-name="P1"/>
        <text:p text:style-name="P1">而且，緊去揣弘毅。</text:p>
        <text:p text:style-name="P1">lî-tshiánn, kín khì tshuē Hông-ik.</text:p>
        <text:p text:style-name="P1"/>
        <text:p text:style-name="P1">唅！叫阮兩个閣過去喔？</text:p>
        <text:p text:style-name="P1">Hannh! Kiò gún nn̄g ê koh kuè-khì --ooh?</text:p>
        <text:p text:style-name="P1"/>
        <text:p text:style-name="P1">默娘，默娘，敢有揣著阿爹佮弘毅？</text:p>
        <text:p text:style-name="P1">Bua̍t-niû, Bua̍t-niû, kám ū tshuē-tio̍h a-tia kah Hông-ik?</text:p>
        <text:p text:style-name="P1"/>
        <text:p text:style-name="P1">阿爹佮村民猶佇咧海上漂流，</text:p>
        <text:p text:style-name="P1">A-tia kah tshuan-bîn iáu tī-leh hái-siōng phiau-liû, </text:p>
        <text:p text:style-name="P1"/>
        <text:p text:style-name="P1">弘毅失蹤，猶未揣著。</text:p>
        <text:p text:style-name="P1">Hông-ik sit-tsong, ah-buē tshuē--tio̍h.</text:p>
        <text:p text:style-name="P1"/>
        <text:p text:style-name="P1">默娘，你毋通閣傷心矣，</text:p>
        <text:p text:style-name="P1">Bua̍t-niû, lí m̄-thang koh siong-sim --ah, </text:p>
        <text:p text:style-name="P1"/>
        <text:p text:style-name="P1">救人的代誌，</text:p>
        <text:p text:style-name="P1">kiù-lâng ê tāi-tsì, </text:p>
        <text:p text:style-name="P1"/>
        <text:p text:style-name="P1">就交予千里眼佮順風耳來做。</text:p>
        <text:p text:style-name="P1">tiō kau hōo Tshian-lí-gán kah Sūn-hong-ní lâi tsò.</text:p>
        <text:p text:style-name="P1"/>
        <text:p text:style-name="P1">唅！莫啦，啊娘喂！</text:p>
        <text:p text:style-name="P1">Hannh! Mài --lah, ah-niâ-uê!</text:p>
        <text:p text:style-name="P1"/>
        <text:p text:style-name="P1">師父，莫哭矣啦。</text:p>
        <text:p text:style-name="P1">Su-hū, mài khàu --ah --lah, </text:p>
        <text:p text:style-name="P1"/>
        <text:p text:style-name="P1">阮兩个嘛足想欲去，</text:p>
        <text:p text:style-name="P1">Gún nn̄g ê mā tsiok siūnn-beh khì, </text:p>
        <text:p text:style-name="P1"/>
        <text:p text:style-name="P1">攏是阮無斟酌揣。</text:p>
        <text:p text:style-name="P1"><text:soft-page-break/>lóng sī gún bô tsim-tsiok tshuē. </text:p>
        <text:p text:style-name="P1"/>
        <text:p text:style-name="P1">弘毅一定無代誌，你放心啦！</text:p>
        <text:p text:style-name="P1">Hông-ik it-tīng bô-tāi-tsì, lí hòng-sim --lah.</text:p>
        <text:p text:style-name="P1"/>
        <text:p text:style-name="P1">有我佇遮，兩位阿姊恁先轉去。</text:p>
        <text:p text:style-name="P1">Ū guá tī tsia, nn̄g uī a-tsí lín sing tńg--khì.</text:p>
        <text:p text:style-name="P1"/>
        <text:p text:style-name="P1">喔好！</text:p>
        <text:p text:style-name="P1">Ooh hó!</text:p>
        <text:p text:style-name="P1"/>
        <text:p text:style-name="P1">照顧阿娘要緊。</text:p>
        <text:p text:style-name="P1">Tsiàu-kòo a-niâ iàu-kín. </text:p>
        <text:p text:style-name="P1"/>
        <text:p text:style-name="P1">無的確我應該徛佇咧</text:p>
        <text:p text:style-name="P1">Bô-tik-khak guá ing-kai khiā tī-leh </text:p>
        <text:p text:style-name="P1"/>
        <text:p text:style-name="P1">閣較懸的所在照光，</text:p>
        <text:p text:style-name="P1">koh-khah kuân ê sóo-tsāi tsiò kng, </text:p>
        <text:p text:style-name="P1"/>
        <text:p text:style-name="P1">予村民佮宏毅會當看著</text:p>
        <text:p text:style-name="P1">hōo tshuan-bîn kah Hông-ik ē-tàng khuànn-tio̍h </text:p>
        <text:p text:style-name="P1"/>
        <text:p text:style-name="P1">轉來的方向，</text:p>
        <text:p text:style-name="P1">tńg--lâi ê hong-hiòng, </text:p>
        <text:p text:style-name="P1"/>
        <text:p text:style-name="P1">平安倒轉來。</text:p>
        <text:p text:style-name="P1">pîng-an tò-tńg--lâi.</text:p>
        <text:p text:style-name="P1"/>
        <text:p text:style-name="P1">看彼爿，默娘咧為咱指方向，</text:p>
        <text:p text:style-name="P1">Khuànn hit pîng, Bua̍t-niû leh uī lán tsí hong-hiòng, </text:p>
        <text:p text:style-name="P1"/>
        <text:p text:style-name="P1">緊踅向啊！庄仔頭的方向佇遐啦！</text:p>
        <text:p text:style-name="P1">kín se̍h hiòng --ah! Tsng-á-thâu ê hong-hiòng tī hia --lah! </text:p>
        <text:p text:style-name="P1"/>
        <text:p text:style-name="P1">是默娘佇咧為咱點燈仔火。</text:p>
        <text:p text:style-name="P1">Sī Bua̍t-niû tī-leh uī lán tiám ting-á-hué.</text:p>
        <text:p text:style-name="P1"/>
        <text:p text:style-name="P1">無啊，阮這爿揣規晡，</text:p>
        <text:p text:style-name="P1">Bô --ah, gún tsit pîng tshuē kui poo, </text:p>
        <text:p text:style-name="P1"/>
        <text:p text:style-name="P1">啥物攏無啊！</text:p>
        <text:p text:style-name="P1">siánn-mih lóng bô --ah!</text:p>
        <text:p text:style-name="P1"/>
        <text:p text:style-name="P1">喂，害矣，山頂的燈火按呢爍咧爍咧，</text:p>
        <text:p text:style-name="P1">Ueh, hāi --ah, suann-tíng ê ting-hué án-ne sih --leh sih --leh, </text:p>
        <text:p text:style-name="P1"/>
        <text:p text:style-name="P1">師父仔一定有危險，</text:p>
        <text:p text:style-name="P1">su-hū--á it-tīng ū huî-hiám, </text:p>
        <text:p text:style-name="P1"/>
        <text:p text:style-name="P1">咱緊趕緊來共看覓。</text:p>
        <text:p text:style-name="P1">lán kín kuánn-kín lâi kā khuànn-māi.</text:p>
        <text:p text:style-name="P1"/>
        <text:p text:style-name="P1">唅？</text:p>
        <text:p text:style-name="P1">Hannh?</text:p>
        <text:p text:style-name="P1"/>
        <text:p text:style-name="P1">師父啊！</text:p>
        <text:p text:style-name="P1">Su-hū --ah!</text:p>
        <text:p text:style-name="P1"/>
        <text:p text:style-name="P1">師父啊，你是按怎啦？ </text:p>
        <text:p text:style-name="P1">Su-hū --ah, lí sī án-nuá --lah? </text:p>
        <text:p text:style-name="P1"/>
        <text:p text:style-name="P1">師父啊，你緊醒起來啦！</text:p>
        <text:p text:style-name="P1"><text:soft-page-break/>Su-hū --ah, lí kín tshínn --khí-lâi --lah! </text:p>
        <text:p text:style-name="P1"/>
        <text:p text:style-name="P1">老爺佮村民攏已經平安倒轉來，</text:p>
        <text:p text:style-name="P1">Lāu-iâ kah tshun-bîn lóng í-king pîng-an tò-tńg--lâi, </text:p>
        <text:p text:style-name="P1"/>
        <text:p text:style-name="P1">你緊起來啦！</text:p>
        <text:p text:style-name="P1">lí kín khí--lâi --lah!</text:p>
        <text:p text:style-name="P1"/>
        <text:p text:style-name="P1">菩薩娘娘啊，</text:p>
        <text:p text:style-name="P1">Phôo-sat-niû-niû --ah, </text:p>
        <text:p text:style-name="P1"/>
        <text:p text:style-name="P1">求你保庇阮師父平安無代誌啦！</text:p>
        <text:p text:style-name="P1">kiû lí pó-pì gún su-hū pîng-an bô-tāi-tsì --lah! </text:p>
        <text:p text:style-name="P1"/>
        <text:p text:style-name="P1">師父你著緊起來啦！ </text:p>
        <text:p text:style-name="P1">Su-hū lí tio̍h kín khí--lâi --lah! </text:p>
        <text:p text:style-name="P1"/>
        <text:p text:style-name="P1">師父啊，</text:p>
        <text:p text:style-name="P1">Su-hū --ah, </text:p>
        <text:p text:style-name="P1"/>
        <text:p text:style-name="P1">你緊起來、緊起來啦！</text:p>
        <text:p text:style-name="P1">lí kín khí--lâi, kín khí--lâi --lah! </text:p>
        <text:p text:style-name="P1"/>
        <text:p text:style-name="P1">無你阮是欲按怎救遐的村民啊。</text:p>
        <text:p text:style-name="P1">Bô lí guán sī beh án-nuá kiù hia-ê tshun-bîn --ah. </text:p>
        <text:p text:style-name="P1"/>
        <text:p text:style-name="P1">師父啊。</text:p>
        <text:p text:style-name="P1">Su-hū --ah.</text:p>
        <text:p text:style-name="P1"/>
        <text:p text:style-name="P1">只是、只是阮猶，</text:p>
        <text:p text:style-name="P1">Tsí-sī, tsí-sī gún iáu, </text:p>
        <text:p text:style-name="P1"/>
        <text:p text:style-name="P1">猶未揣著弘毅，失禮啦，師父啊！</text:p>
        <text:p text:style-name="P1">iáu-bē tshuē-tio̍h Hông-ik, sit-lé --lah, su-hū --ah! </text:p>
        <text:p text:style-name="P1"/>
        <text:p text:style-name="P1">你緊起來啦，哇哇哇。</text:p>
        <text:p text:style-name="P1">Lí kín khí--lâi --lah, uah uah uah. </text:p>
        <text:p text:style-name="P1"/>
        <text:p text:style-name="P1">師父啊，你緊起來啦，</text:p>
        <text:p text:style-name="P1">Su-hū --ah, lí kín khí--lâi --lah, </text:p>
        <text:p text:style-name="P1"/>
        <text:p text:style-name="P1">猶閣有真濟人佇咧大海中，</text:p>
        <text:p text:style-name="P1">iáu-koh ū tsin tsē lâng tī-leh tuā-hái tiong, </text:p>
        <text:p text:style-name="P1"/>
        <text:p text:style-name="P1">需要咱去救啦，啊？師父。</text:p>
        <text:p text:style-name="P1">su-iàu lán khì kiù --lah, ah? Su-hū.</text:p>
        <text:p text:style-name="P1"/>
        <text:p text:style-name="P1">千里眼、順風耳，</text:p>
        <text:p text:style-name="P1">Tshian-lí-gán, Sūn-hong-ní, </text:p>
        <text:p text:style-name="P1"/>
        <text:p text:style-name="P1">我的塵緣已了，</text:p>
        <text:p text:style-name="P1">guá ê tîn-iân í liáu, </text:p>
        <text:p text:style-name="P1"/>
        <text:p text:style-name="P1">我欲去我應該去的所在，</text:p>
        <text:p text:style-name="P1">guá beh khì guá ing-kai khì ê sóo-tsāi, </text:p>
        <text:p text:style-name="P1"/>
        <text:p text:style-name="P1">多謝恁一直幫助我、陪伴我，</text:p>
        <text:p text:style-name="P1">to-siā lín it-ti̍t pang-tsōo guá, puê-phuānn guá, </text:p>
        <text:p text:style-name="P1"/>
        <text:p text:style-name="P1">我真歡喜，恁愛繼續留落來，</text:p>
        <text:p text:style-name="P1">guá tsin huann-hí, lín ài kè-sio̍k lâu --lo̍h-lâi, </text:p>
        <text:p text:style-name="P1"/>
        <text:p text:style-name="P1">守護大海、照顧村民。</text:p>
        <text:p text:style-name="P1">siú-hōo tuā-hái, tsiàu-kòo <text:soft-page-break/>tshun-bîn.</text:p>
        <text:p text:style-name="P1"/>
        <text:p text:style-name="P1">師父，求你𤆬阮做伙去，</text:p>
        <text:p text:style-name="P1">Su-hū, kiû lí tshuā guán tsò-hué khì, </text:p>
        <text:p text:style-name="P1"/>
        <text:p text:style-name="P1">阮袂閣惹你受氣矣。</text:p>
        <text:p text:style-name="P1">guán bē koh liá lí siūnn-khì --ah.</text:p>
        <text:p text:style-name="P1"/>
        <text:p text:style-name="P1">彼是無可能的，我去的所在，</text:p>
        <text:p text:style-name="P1">He sī bô khó-lîng--ê, guá khì ê sóo-tsāi, </text:p>
        <text:p text:style-name="P1"/>
        <text:p text:style-name="P1">恁無法度去。乖，毋通哭矣。</text:p>
        <text:p text:style-name="P1">lín bô-huat-tōo khì. Kuai, m̄-thang khàu --ah. </text:p>
        <text:p text:style-name="P1"/>
        <text:p text:style-name="P1">閣有真濟重要的代誌欲拜託恁。</text:p>
        <text:p text:style-name="P1">Koh ū tsin tsē tiōng-iàu ê tāi-tsì beh pài-thok --lín. </text:p>
        <text:p text:style-name="P1"/>
        <text:p text:style-name="P1">你嘛仝款，乖，毋通哭。</text:p>
        <text:p text:style-name="P1">Lí mā kāng-khuán, kuai, m̄-thang khàu. </text:p>
        <text:p text:style-name="P1"/>
        <text:p text:style-name="P1">將來有緣，咱猶會閣再相會。</text:p>
        <text:p text:style-name="P1">Tsiong-lâi ū-iân, lán iáu ē koh-tsài siong-huē.</text:p>
        <text:p text:style-name="P1"/>
        <text:p text:style-name="P1">是，師父。</text:p>
        <text:p text:style-name="P1">Sī, su-hū.</text:p>
        <text:p text:style-name="P1"/>
        <text:p text:style-name="P1">師父啊，哇哇哇啊。</text:p>
        <text:p text:style-name="P1">Su-hū --ah, uah uah uah ah.</text:p>
        <text:p text:style-name="P1"/>
        <text:p text:style-name="P1">莫哭矣啦，</text:p>
        <text:p text:style-name="P1">Mài khàu --ah --lah, </text:p>
        <text:p text:style-name="P1"/>
        <text:p text:style-name="P1">師父仔倒轉去觀世音菩薩身邊，</text:p>
        <text:p text:style-name="P1">su-hū--á tò-tńg-khì Kuan-sè-im Phôo-sat sin-pinn, </text:p>
        <text:p text:style-name="P1"/>
        <text:p text:style-name="P1">是好代誌，你哭啥貨啦！</text:p>
        <text:p text:style-name="P1">sī hó tāi-tsì, lí khàu siánn-huè --lah!</text:p>
        <text:p text:style-name="P1"/>
        <text:p text:style-name="P1">哇，師父伊袂記得共咱的約束拍開，</text:p>
        <text:p text:style-name="P1">Uah, su-hū i bē-kì-tit kā lán ê iok-sok phah--khui, </text:p>
        <text:p text:style-name="P1"/>
        <text:p text:style-name="P1">以後叫咱是欲按怎去做妖怪？</text:p>
        <text:p text:style-name="P1">í-āu kiò lán sī beh án-nuá khì tsò iau-kuài? </text:p>
        <text:p text:style-name="P1"/>
        <text:p text:style-name="P1">有夠落氣的啦。</text:p>
        <text:p text:style-name="P1">Ū-kàu làu-khuì--ê --lah.</text:p>
        <text:p text:style-name="P1"/>
        <text:p text:style-name="P1">按呢講，敢若嘛著呢。</text:p>
        <text:p text:style-name="P1">Án-ne kóng, kán-ná mā tio̍h --neh. </text:p>
        <text:p text:style-name="P1"/>
        <text:p text:style-name="P1">恬恬啦，有新的狀況出現囉。</text:p>
        <text:p text:style-name="P1">Tiām-tiām --lah, ū sin ê tsōng-hóng tshut-hiān --looh.</text:p>
        <text:p text:style-name="P1"/>
        <text:p text:style-name="P1">唅？有啥物新的狀況出現？</text:p>
        <text:p text:style-name="P1">Hannh? Ū siánn-mih sin ê tsōng-hóng tshut-hiān?</text:p>
        <text:p text:style-name="P1"/>
        <text:p text:style-name="P1">啊這馬是啥物情形啦？</text:p>
        <text:p text:style-name="P1">Ah tsit-má sī siánn-mih tsîng-hîng --lah? </text:p>
        <text:p text:style-name="P1"/>
        <text:p text:style-name="P1">遮爾濟是欲按怎拍？</text:p>
        <text:p text:style-name="P1">Tsiah-nī tsē sī beh án-ná phah?</text:p>
        <text:p text:style-name="P1"><text:soft-page-break/></text:p>
        <text:p text:style-name="P1">按呢毋才知影咱的厲害！</text:p>
        <text:p text:style-name="P1">Án-ne m̄-tsiah tsai-iánn lán ê lī-hāi! </text:p>
        <text:p text:style-name="P1"/>
        <text:p text:style-name="P1">啊若無，以後就無人會記得咱兩个矣啦！</text:p>
        <text:p text:style-name="P1">Ah nā-bô, í-āu tō bô lâng ē-kì-tit lán nn̄g ê --ah --lah!</text:p>
        <text:p text:style-name="P1"/>
        <text:p text:style-name="P1">有影有道理，佮伊拚矣！</text:p>
        <text:p text:style-name="P1">Ū-iánn ū tō-lí, kah i piànn --ah!</text:p>
        <text:p text:style-name="P1"/>
        <text:p text:style-name="P1">喂，哪會按呢？保護師父！</text:p>
        <text:p text:style-name="P1">Ueh, ná ē án-ne? Pó-hōo su-hū! </text:p>
        <text:p text:style-name="P1"/>
        <text:p text:style-name="P1">啊！</text:p>
        <text:p text:style-name="P1">Ah!</text:p>
        <text:p text:style-name="P1"/>
        <text:p text:style-name="P1">緊呢走啊！緊走！</text:p>
        <text:p text:style-name="P1">Kín --neh tsáu --ah! Kín tsáu!</text:p>
        <text:p text:style-name="P1"/>
        <text:p text:style-name="P1">海漲來矣，緊走啊！啊！</text:p>
        <text:p text:style-name="P1">Hái-tiòng lâi --ah, kín tsáu --ah! 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dbcf" officeooo:paragraph-rsid="0012db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55-<text:page-number text:select-page="current">5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1:23:00.659868380</dc:date>
    <meta:editing-duration>PT5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1" meta:paragraph-count="2164" meta:word-count="16428" meta:character-count="44127" meta:non-whitespace-character-count="38839"/>
  </office:meta>
</office:document-meta>
</file>